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000000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Normal_fmuq2005_hu_40_1_41_" style:data-style-name="N0">
      <style:table-cell-properties fo:border="2pt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fo:font-weight="bold" style:font-weight-asian="bold" style:font-weight-complex="bold" style:font-family-generic="swiss"/>
    </style:style>
    <style:style style:name="ce7" style:family="table-cell" style:parent-style-name="Default" style:data-style-name="N30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9" style:family="table-cell" style:parent-style-name="Default" style:data-style-name="N36">
      <style:table-cell-properties fo:border-top="none" fo:border-bottom="none" fo:border-left="thin solid #000000" fo:border-right="2pt solid #000000" fo:background-color="#FFFFFF"/>
      <style:text-properties fo:color="#000000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fo:background-color="#FFFFFF"/>
      <style:text-properties fo:color="#00000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color="#000000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fo:background-color="#FFFFFF"/>
      <style:text-properties fo:color="#000000" fo:font-size="8pt" style:font-size-asian="8pt" style:font-size-complex="8pt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5" style:family="table-cell" style:parent-style-name="Normal_fmuq2005_hu_40_1_41_" style:data-style-name="N0">
      <style:table-cell-properties fo:border-top="none" fo:border-bottom="none" fo:border-left="2pt solid #000000" fo:border-right="2pt solid #000000" style:vertical-align="automatic" fo:background-color="#FFFFFF" style:cell-protect="protected" style:repeat-content="false"/>
      <style:paragraph-properties fo:text-align="start" fo:margin-left="1.059cm"/>
      <style:text-properties fo:color="#000000" style:font-name="Calibri" style:font-name-asian="Calibri" style:font-name-complex="Calibri" fo:font-size="8pt" style:font-size-asian="8pt" style:font-size-complex="8pt" fo:font-weight="bold" style:font-weight-asian="bold" style:font-weight-complex="bold" style:font-family-generic="swiss"/>
    </style:style>
    <style:style style:name="ce16" style:family="table-cell" style:parent-style-name="Normal_fmuq2005_hu_40_1_41_" style:data-style-name="N0">
      <style:table-cell-properties fo:border-top="none" fo:border-bottom="none" fo:border-left="2pt solid #000000" fo:border-right="2pt solid #000000" style:vertical-align="automatic" fo:background-color="#FFFFFF" style:cell-protect="protected" style:repeat-content="false"/>
      <style:paragraph-properties fo:text-align="start" fo:margin-left="2.118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17" style:family="table-cell" style:parent-style-name="Normal_fmuq2005_hu_40_1_41_" style:data-style-name="N0">
      <style:table-cell-properties fo:border-top="none" fo:border-bottom="none" fo:border-left="2pt solid #000000" fo:border-right="2pt solid #000000" style:vertical-align="automatic" fo:background-color="#FFFFFF" style:cell-protect="protected" style:repeat-content="false"/>
      <style:paragraph-properties fo:text-align="start" fo:margin-left="3.177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start" fo:margin-left="1.059cm"/>
      <style:text-properties fo:color="#000000" fo:font-size="8pt" style:font-size-asian="8pt" style:font-size-complex="8pt" fo:font-weight="bold" style:font-weight-asian="bold" style:font-weight-complex="bold"/>
    </style:style>
    <style:style style:name="ce19" style:family="table-cell" style:parent-style-name="Normal_fmuq2005_hu_40_1_41_" style:data-style-name="N36">
      <style:table-cell-properties fo:border-top="thin solid #000000" fo:border-bottom="none" fo:border-left="2pt solid #000000" fo:border-right="2pt solid #000000" style:vertical-align="automatic" fo:background-color="#FFFFFF" style:cell-protect="protected" style:repeat-content="false"/>
      <style:paragraph-properties fo:text-align="start" fo:margin-left="1.765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0" style:family="table-cell" style:parent-style-name="Default" style:data-style-name="N36">
      <style:table-cell-properties fo:border-top="thin solid #000000" fo:border-bottom="none" fo:border-left="2pt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1" style:family="table-cell" style:parent-style-name="Normal_fmuq2005_hu_40_1_41_" style:data-style-name="N36">
      <style:table-cell-properties fo:border-top="none" fo:border-bottom="thin solid #000000" fo:border-left="2pt solid #000000" fo:border-right="2pt solid #000000" style:vertical-align="automatic" fo:background-color="#FFFFFF" style:cell-protect="protected" style:repeat-content="false"/>
      <style:paragraph-properties fo:text-align="start" fo:margin-left="2.471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2" style:family="table-cell" style:parent-style-name="Default" style:data-style-name="N36">
      <style:table-cell-properties fo:border-top="none" fo:border-bottom="thin solid #000000" fo:border-left="2pt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3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5" style:family="table-cell" style:parent-style-name="Normal_fmuq2005_hu_40_1_41_" style:data-style-name="N0">
      <style:table-cell-properties fo:border-top="none" fo:border-bottom="none" fo:border-left="2pt solid #000000" fo:border-right="none" style:vertical-align="automatic" fo:background-color="#FFFFFF" style:cell-protect="protected" style:repeat-content="false"/>
      <style:paragraph-properties fo:text-align="start" fo:margin-left="3.177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6" style:family="table-cell" style:parent-style-name="Normal_fmuq2005_hu_40_1_41_" style:data-style-name="N0">
      <style:table-cell-properties fo:border-top="none" fo:border-bottom="none" fo:border-left="2pt solid #000000" fo:border-right="none" style:vertical-align="automatic" fo:background-color="#FFFFFF" style:cell-protect="protected" style:repeat-content="false"/>
      <style:paragraph-properties fo:text-align="start" fo:margin-left="2.118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2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start" fo:margin-left="1.059cm"/>
      <style:text-properties fo:color="#000000" fo:font-size="8pt" style:font-size-asian="8pt" style:font-size-complex="8pt"/>
    </style:style>
    <style:style style:name="ce30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none" fo:border-bottom="2pt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2pt solid #000000" fo:background-color="#FFFFFF"/>
      <style:text-properties fo:color="#000000"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4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start" fo:margin-left="1.059cm"/>
      <style:text-properties fo:color="#000000"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start" fo:margin-left="1.059cm"/>
      <style:text-properties fo:color="#000000" fo:font-size="8pt" style:font-size-asian="8pt" style:font-size-complex="8pt"/>
    </style:style>
    <style:style style:name="ce39" style:family="table-cell" style:parent-style-name="Default" style:data-style-name="N0">
      <style:table-cell-properties fo:border-top="none" fo:border-bottom="none" fo:border-left="2pt solid #000000" fo:border-right="none" fo:background-color="#FFFFFF"/>
      <style:text-properties fo:color="#000000" fo:font-size="8pt" style:font-size-asian="8pt" style:font-size-complex="8pt"/>
    </style:style>
    <style:style style:name="ce4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start" fo:margin-left="1.059cm"/>
      <style:text-properties fo:color="#000000" fo:font-size="8pt" style:font-size-asian="8pt" style:font-size-complex="8pt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4" style:family="table-cell" style:parent-style-name="Default" style:data-style-name="N36">
      <style:table-cell-properties fo:border-top="none" fo:border-bottom="2pt solid #000000" fo:border-left="thin solid #000000" fo:border-right="2pt solid #000000" style:vertical-align="automatic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45" style:family="table-cell" style:parent-style-name="Normal_fmuq2005_hu_40_1_41_" style:data-style-name="N0">
      <style:table-cell-properties style:vertical-align="automatic" fo:background-color="#FFFFFF" style:cell-protect="protected"/>
      <style:text-properties fo:color="#FF0000" style:font-name="Calibri" style:font-name-asian="Calibri" style:font-name-complex="Calibri" fo:font-size="8pt" style:font-size-asian="8pt" style:font-size-complex="8pt" style:font-family-generic="swiss"/>
    </style:style>
    <style:style style:name="ce46" style:family="table-cell" style:parent-style-name="Default" style:data-style-name="N0">
      <style:table-cell-properties fo:background-color="#FFFFFF"/>
      <style:text-properties fo:color="#000000" fo:font-size="8pt" style:font-size-asian="8pt" style:font-size-complex="8pt"/>
    </style:style>
    <style:style style:name="ce47" style:family="table-cell" style:parent-style-name="Default" style:data-style-name="N0">
      <style:table-cell-properties style:vertical-align="automatic" fo:wrap-option="wrap" fo:background-color="#FFFFFF"/>
      <style:text-properties fo:color="#000000" fo:font-size="8pt" style:font-size-asian="8pt" style:font-size-complex="8pt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ce49" style:family="table-cell" style:parent-style-name="Default" style:data-style-name="N36">
      <style:table-cell-properties fo:background-color="#FFFFFF"/>
      <style:text-properties fo:color="#000000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FFFF"/>
      <style:text-properties fo:color="#000000" fo:font-size="8pt" style:font-size-asian="8pt" style:font-size-complex="8pt"/>
    </style:style>
    <style:style style:name="co1" style:family="table-column">
      <style:table-column-properties fo:break-before="auto" style:column-width="13.017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45180555555556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0.5pt" style:use-optimal-row-height="true" fo:break-before="auto"/>
    </style:style>
    <style:style style:name="ro5" style:family="table-row">
      <style:table-row-properties style:row-height="6.75pt" style:use-optimal-row-height="fals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1pt" style:use-optimal-row-height="true" fo:break-before="auto"/>
    </style:style>
    <style:style style:name="ro8" style:family="table-row">
      <style:table-row-properties style:row-height="46.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6"/>
        <table:table-column table:style-name="co2" table:number-columns-repeated="4" table:default-cell-style-name="ce46"/>
        <table:table-column table:style-name="co3" table:number-columns-repeated="16379" table:default-cell-style-name="ce46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Magyarország külfölddel kapcsolatos követelései és tartozásai (SCV vállalatok nélkül)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24" table:style-name="ce4"/>
          <table:table-cell table:number-columns-repeated="16359" table:style-name="ce5"/>
        </table:table-row>
        <table:table-row table:style-name="ro2">
          <table:table-cell office:value-type="string" table:style-name="ce6">
            <text:p>Milliárd forint</text:p>
          </table:table-cell>
          <table:table-cell office:value-type="string" table:style-name="ce7">
            <text:p>2014. I. n.év.</text:p>
          </table:table-cell>
          <table:table-cell office:value-type="string" table:style-name="ce7">
            <text:p>2014. II. n.év.</text:p>
          </table:table-cell>
          <table:table-cell office:value-type="string" table:style-name="ce7">
            <text:p>2014. III. n.év.</text:p>
          </table:table-cell>
          <table:table-cell office:value-type="string" table:style-name="ce7">
            <text:p>2014. IV. n.év.</text:p>
          </table:table-cell>
          <table:table-cell office:value-type="string" table:style-name="ce7">
            <text:p>2015. I. n.év.</text:p>
          </table:table-cell>
          <table:table-cell office:value-type="string" table:style-name="ce7">
            <text:p>2015. II. n.év.</text:p>
          </table:table-cell>
          <table:table-cell office:value-type="string" table:style-name="ce7">
            <text:p>2015. III. n.év.</text:p>
          </table:table-cell>
          <table:table-cell office:value-type="string" table:style-name="ce7">
            <text:p>2015. IV. n.év.</text:p>
          </table:table-cell>
          <table:table-cell office:value-type="string" table:style-name="ce7">
            <text:p>2016. I. n.év.</text:p>
          </table:table-cell>
          <table:table-cell office:value-type="string" table:style-name="ce7">
            <text:p>2016. II. n.év.</text:p>
          </table:table-cell>
          <table:table-cell office:value-type="string" table:style-name="ce7">
            <text:p>2016. III. n.év.</text:p>
          </table:table-cell>
          <table:table-cell office:value-type="string" table:style-name="ce7">
            <text:p>2016. IV. n.év.</text:p>
          </table:table-cell>
          <table:table-cell office:value-type="string" table:style-name="ce7">
            <text:p>2017. I. n.év.</text:p>
          </table:table-cell>
          <table:table-cell office:value-type="string" table:style-name="ce7">
            <text:p>2017. II. n.év.</text:p>
          </table:table-cell>
          <table:table-cell office:value-type="string" table:style-name="ce7">
            <text:p>2017. III. n.év.</text:p>
          </table:table-cell>
          <table:table-cell office:value-type="string" table:style-name="ce7">
            <text:p>2017. IV. n.év.</text:p>
          </table:table-cell>
          <table:table-cell office:value-type="string" table:style-name="ce7">
            <text:p>2018. I. n.év.</text:p>
          </table:table-cell>
          <table:table-cell office:value-type="string" table:style-name="ce7">
            <text:p>2018. II. n.év.</text:p>
          </table:table-cell>
          <table:table-cell office:value-type="string" table:style-name="ce7">
            <text:p>2018. III. n.év.</text:p>
          </table:table-cell>
          <table:table-cell office:value-type="string" table:style-name="ce7">
            <text:p>2018. IV. n.év.</text:p>
          </table:table-cell>
          <table:table-cell office:value-type="string" table:style-name="ce7">
            <text:p>2019. I. n.év.</text:p>
          </table:table-cell>
          <table:table-cell office:value-type="string" table:style-name="ce7">
            <text:p>2019. II. n.év.</text:p>
          </table:table-cell>
          <table:table-cell office:value-type="string" table:style-name="ce7">
            <text:p>2019. III. n.év.</text:p>
          </table:table-cell>
          <table:table-cell office:value-type="string" table:style-name="ce7">
            <text:p>2019. IV. n.év.</text:p>
          </table:table-cell>
          <table:table-cell table:number-columns-repeated="16359" table:style-name="ce5"/>
        </table:table-row>
        <table:table-row table:style-name="ro3">
          <table:table-cell table:style-name="ce8"/>
          <table:table-cell table:number-columns-repeated="24" table:style-name="ce9"/>
          <table:table-cell table:number-columns-repeated="16359" table:style-name="ce5"/>
        </table:table-row>
        <table:table-row table:style-name="ro4">
          <table:table-cell office:value-type="string" table:style-name="ce10">
            <text:p>Követelések<text:s/></text:p>
          </table:table-cell>
          <table:table-cell office:value-type="float" office:value="33836.9502544754" table:style-name="ce11">
            <text:p>33 837,0</text:p>
          </table:table-cell>
          <table:table-cell office:value-type="float" office:value="34166.5449846595" table:style-name="ce11">
            <text:p>34 166,5</text:p>
          </table:table-cell>
          <table:table-cell office:value-type="float" office:value="35632.492718023401" table:style-name="ce11">
            <text:p>35 632,5</text:p>
          </table:table-cell>
          <table:table-cell office:value-type="float" office:value="36754.798524082697" table:style-name="ce11">
            <text:p>36 754,8</text:p>
          </table:table-cell>
          <table:table-cell office:value-type="float" office:value="37862.6397335375" table:style-name="ce11">
            <text:p>37 862,6</text:p>
          </table:table-cell>
          <table:table-cell office:value-type="float" office:value="39025.320068800604" table:style-name="ce11">
            <text:p>39 025,3</text:p>
          </table:table-cell>
          <table:table-cell office:value-type="float" office:value="37644.242321164304" table:style-name="ce11">
            <text:p>37 644,2</text:p>
          </table:table-cell>
          <table:table-cell office:value-type="float" office:value="43753.003648926198" table:style-name="ce11">
            <text:p>43 753,0</text:p>
          </table:table-cell>
          <table:table-cell office:value-type="float" office:value="40276.840668850498" table:style-name="ce11">
            <text:p>40 276,8</text:p>
          </table:table-cell>
          <table:table-cell office:value-type="float" office:value="41519.6205521581" table:style-name="ce11">
            <text:p>41 519,6</text:p>
          </table:table-cell>
          <table:table-cell office:value-type="float" office:value="39155.56087709" table:style-name="ce11">
            <text:p>39 155,6</text:p>
          </table:table-cell>
          <table:table-cell office:value-type="float" office:value="37216.067662095797" table:style-name="ce11">
            <text:p>37 216,1</text:p>
          </table:table-cell>
          <table:table-cell office:value-type="float" office:value="38243.012812075402" table:style-name="ce11">
            <text:p>38 243,0</text:p>
          </table:table-cell>
          <table:table-cell office:value-type="float" office:value="38624.905115596302" table:style-name="ce11">
            <text:p>38 624,9</text:p>
          </table:table-cell>
          <table:table-cell office:value-type="float" office:value="38433.436805003497" table:style-name="ce11">
            <text:p>38 433,4</text:p>
          </table:table-cell>
          <table:table-cell office:value-type="float" office:value="38169.330598220498" table:style-name="ce11">
            <text:p>38 169,3</text:p>
          </table:table-cell>
          <table:table-cell office:value-type="float" office:value="38716.271158428201" table:style-name="ce11">
            <text:p>38 716,3</text:p>
          </table:table-cell>
          <table:table-cell office:value-type="float" office:value="42184.491868817902" table:style-name="ce11">
            <text:p>42 184,5</text:p>
          </table:table-cell>
          <table:table-cell office:value-type="float" office:value="41902.2027931501" table:style-name="ce11">
            <text:p>41 902,2</text:p>
          </table:table-cell>
          <table:table-cell office:value-type="float" office:value="43302.104519378001" table:style-name="ce11">
            <text:p>43 302,1</text:p>
          </table:table-cell>
          <table:table-cell office:value-type="float" office:value="46225.520898340299" table:style-name="ce11">
            <text:p>46 225,5</text:p>
          </table:table-cell>
          <table:table-cell office:value-type="float" office:value="46345.655963383797" table:style-name="ce11">
            <text:p>46 345,7</text:p>
          </table:table-cell>
          <table:table-cell office:value-type="float" office:value="48294.950236423902" table:style-name="ce11">
            <text:p>48 295,0</text:p>
          </table:table-cell>
          <table:table-cell office:value-type="float" office:value="47082.712589568" table:style-name="ce11">
            <text:p>47 082,7</text:p>
          </table:table-cell>
          <table:table-cell table:number-columns-repeated="16359" table:style-name="ce12"/>
        </table:table-row>
        <table:table-row table:style-name="ro5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5">
            <text:p>3.1.k <text:s/>Közvetlentőke-befektetés</text:p>
          </table:table-cell>
          <table:table-cell office:value-type="float" office:value="14973.7391759373" table:style-name="ce11">
            <text:p>14 973,7</text:p>
          </table:table-cell>
          <table:table-cell office:value-type="float" office:value="15592.730521535501" table:style-name="ce11">
            <text:p>15 592,7</text:p>
          </table:table-cell>
          <table:table-cell office:value-type="float" office:value="16727.002185622801" table:style-name="ce11">
            <text:p>16 727,0</text:p>
          </table:table-cell>
          <table:table-cell office:value-type="float" office:value="16926.703573793799" table:style-name="ce11">
            <text:p>16 926,7</text:p>
          </table:table-cell>
          <table:table-cell office:value-type="float" office:value="17087.280274075201" table:style-name="ce11">
            <text:p>17 087,3</text:p>
          </table:table-cell>
          <table:table-cell office:value-type="float" office:value="17960.233799033002" table:style-name="ce11">
            <text:p>17 960,2</text:p>
          </table:table-cell>
          <table:table-cell office:value-type="float" office:value="17555.371707615101" table:style-name="ce11">
            <text:p>17 555,4</text:p>
          </table:table-cell>
          <table:table-cell office:value-type="float" office:value="23133.432362861698" table:style-name="ce11">
            <text:p>23 133,4</text:p>
          </table:table-cell>
          <table:table-cell office:value-type="float" office:value="19966.982701396901" table:style-name="ce11">
            <text:p>19 967,0</text:p>
          </table:table-cell>
          <table:table-cell office:value-type="float" office:value="20622.257242095799" table:style-name="ce11">
            <text:p>20 622,3</text:p>
          </table:table-cell>
          <table:table-cell office:value-type="float" office:value="18791.457162969102" table:style-name="ce11">
            <text:p>18 791,5</text:p>
          </table:table-cell>
          <table:table-cell office:value-type="float" office:value="15959.611231560701" table:style-name="ce11">
            <text:p>15 959,6</text:p>
          </table:table-cell>
          <table:table-cell office:value-type="float" office:value="16666.119271350799" table:style-name="ce11">
            <text:p>16 666,1</text:p>
          </table:table-cell>
          <table:table-cell office:value-type="float" office:value="17005.64762956" table:style-name="ce11">
            <text:p>17 005,6</text:p>
          </table:table-cell>
          <table:table-cell office:value-type="float" office:value="17066.475042902101" table:style-name="ce11">
            <text:p>17 066,5</text:p>
          </table:table-cell>
          <table:table-cell office:value-type="float" office:value="16982.108892686199" table:style-name="ce11">
            <text:p>16 982,1</text:p>
          </table:table-cell>
          <table:table-cell office:value-type="float" office:value="17206.2998613132" table:style-name="ce11">
            <text:p>17 206,3</text:p>
          </table:table-cell>
          <table:table-cell office:value-type="float" office:value="18953.4269699912" table:style-name="ce11">
            <text:p>18 953,4</text:p>
          </table:table-cell>
          <table:table-cell office:value-type="float" office:value="18448.579646541501" table:style-name="ce11">
            <text:p>18 448,6</text:p>
          </table:table-cell>
          <table:table-cell office:value-type="float" office:value="19626.997377454099" table:style-name="ce11">
            <text:p>19 627,0</text:p>
          </table:table-cell>
          <table:table-cell office:value-type="float" office:value="21635.1915285348" table:style-name="ce11">
            <text:p>21 635,2</text:p>
          </table:table-cell>
          <table:table-cell office:value-type="float" office:value="21604.939425441" table:style-name="ce11">
            <text:p>21 604,9</text:p>
          </table:table-cell>
          <table:table-cell office:value-type="float" office:value="21789.245596197401" table:style-name="ce11">
            <text:p>21 789,2</text:p>
          </table:table-cell>
          <table:table-cell office:value-type="float" office:value="21707.591199295701" table:style-name="ce11">
            <text:p>21 707,6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1.1.k Részesedések</text:p>
          </table:table-cell>
          <table:table-cell office:value-type="float" office:value="8774.8577343891993" table:style-name="ce14">
            <text:p>8 774,9</text:p>
          </table:table-cell>
          <table:table-cell office:value-type="float" office:value="9311.0374581241995" table:style-name="ce14">
            <text:p>9 311,0</text:p>
          </table:table-cell>
          <table:table-cell office:value-type="float" office:value="10293.438115112" table:style-name="ce14">
            <text:p>10 293,4</text:p>
          </table:table-cell>
          <table:table-cell office:value-type="float" office:value="10338.7688953292" table:style-name="ce14">
            <text:p>10 338,8</text:p>
          </table:table-cell>
          <table:table-cell office:value-type="float" office:value="10113.510236706299" table:style-name="ce14">
            <text:p>10 113,5</text:p>
          </table:table-cell>
          <table:table-cell office:value-type="float" office:value="10670.2136569533" table:style-name="ce14">
            <text:p>10 670,2</text:p>
          </table:table-cell>
          <table:table-cell office:value-type="float" office:value="10562.544595131099" table:style-name="ce14">
            <text:p>10 562,5</text:p>
          </table:table-cell>
          <table:table-cell office:value-type="float" office:value="9892.2324344642002" table:style-name="ce14">
            <text:p>9 892,2</text:p>
          </table:table-cell>
          <table:table-cell office:value-type="float" office:value="7109.8228646894004" table:style-name="ce14">
            <text:p>7 109,8</text:p>
          </table:table-cell>
          <table:table-cell office:value-type="float" office:value="7424.7061570756996" table:style-name="ce14">
            <text:p>7 424,7</text:p>
          </table:table-cell>
          <table:table-cell office:value-type="float" office:value="7157.2438855526998" table:style-name="ce14">
            <text:p>7 157,2</text:p>
          </table:table-cell>
          <table:table-cell office:value-type="float" office:value="7410.8169485027001" table:style-name="ce14">
            <text:p>7 410,8</text:p>
          </table:table-cell>
          <table:table-cell office:value-type="float" office:value="8091.9000566963005" table:style-name="ce14">
            <text:p>8 091,9</text:p>
          </table:table-cell>
          <table:table-cell office:value-type="float" office:value="8460.9368807848005" table:style-name="ce14">
            <text:p>8 460,9</text:p>
          </table:table-cell>
          <table:table-cell office:value-type="float" office:value="8113.0976246556002" table:style-name="ce14">
            <text:p>8 113,1</text:p>
          </table:table-cell>
          <table:table-cell office:value-type="float" office:value="7234.7417173826998" table:style-name="ce14">
            <text:p>7 234,7</text:p>
          </table:table-cell>
          <table:table-cell office:value-type="float" office:value="7518.2742095408003" table:style-name="ce14">
            <text:p>7 518,3</text:p>
          </table:table-cell>
          <table:table-cell office:value-type="float" office:value="8223.3042308180993" table:style-name="ce14">
            <text:p>8 223,3</text:p>
          </table:table-cell>
          <table:table-cell office:value-type="float" office:value="8180.2307790307004" table:style-name="ce14">
            <text:p>8 180,2</text:p>
          </table:table-cell>
          <table:table-cell office:value-type="float" office:value="9078.9563234201996" table:style-name="ce14">
            <text:p>9 079,0</text:p>
          </table:table-cell>
          <table:table-cell office:value-type="float" office:value="10668.454075257399" table:style-name="ce14">
            <text:p>10 668,5</text:p>
          </table:table-cell>
          <table:table-cell office:value-type="float" office:value="10345.702659663701" table:style-name="ce14">
            <text:p>10 345,7</text:p>
          </table:table-cell>
          <table:table-cell office:value-type="float" office:value="10946.374745176699" table:style-name="ce14">
            <text:p>10 946,4</text:p>
          </table:table-cell>
          <table:table-cell office:value-type="float" office:value="11252.572858929299" table:style-name="ce14">
            <text:p>11 252,6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1.2.k Adósság típusú instrumentumok</text:p>
          </table:table-cell>
          <table:table-cell office:value-type="float" office:value="6198.8814415482002" table:style-name="ce14">
            <text:p>6 198,9</text:p>
          </table:table-cell>
          <table:table-cell office:value-type="float" office:value="6281.6930634112996" table:style-name="ce14">
            <text:p>6 281,7</text:p>
          </table:table-cell>
          <table:table-cell office:value-type="float" office:value="6433.5640705107999" table:style-name="ce14">
            <text:p>6 433,6</text:p>
          </table:table-cell>
          <table:table-cell office:value-type="float" office:value="6587.9346784646004" table:style-name="ce14">
            <text:p>6 587,9</text:p>
          </table:table-cell>
          <table:table-cell office:value-type="float" office:value="6973.7700373689004" table:style-name="ce14">
            <text:p>6 973,8</text:p>
          </table:table-cell>
          <table:table-cell office:value-type="float" office:value="7290.0201420797002" table:style-name="ce14">
            <text:p>7 290,0</text:p>
          </table:table-cell>
          <table:table-cell office:value-type="float" office:value="6992.8271124841003" table:style-name="ce14">
            <text:p>6 992,8</text:p>
          </table:table-cell>
          <table:table-cell office:value-type="float" office:value="13241.1999283975" table:style-name="ce14">
            <text:p>13 241,2</text:p>
          </table:table-cell>
          <table:table-cell office:value-type="float" office:value="12857.1598367076" table:style-name="ce14">
            <text:p>12 857,2</text:p>
          </table:table-cell>
          <table:table-cell office:value-type="float" office:value="13197.551085020201" table:style-name="ce14">
            <text:p>13 197,6</text:p>
          </table:table-cell>
          <table:table-cell office:value-type="float" office:value="11634.2132774165" table:style-name="ce14">
            <text:p>11 634,2</text:p>
          </table:table-cell>
          <table:table-cell office:value-type="float" office:value="8548.7942830578995" table:style-name="ce14">
            <text:p>8 548,8</text:p>
          </table:table-cell>
          <table:table-cell office:value-type="float" office:value="8574.2192146545003" table:style-name="ce14">
            <text:p>8 574,2</text:p>
          </table:table-cell>
          <table:table-cell office:value-type="float" office:value="8544.7107487752" table:style-name="ce14">
            <text:p>8 544,7</text:p>
          </table:table-cell>
          <table:table-cell office:value-type="float" office:value="8953.3774182466004" table:style-name="ce14">
            <text:p>8 953,4</text:p>
          </table:table-cell>
          <table:table-cell office:value-type="float" office:value="9747.3671753034996" table:style-name="ce14">
            <text:p>9 747,4</text:p>
          </table:table-cell>
          <table:table-cell office:value-type="float" office:value="9688.0256517723992" table:style-name="ce14">
            <text:p>9 688,0</text:p>
          </table:table-cell>
          <table:table-cell office:value-type="float" office:value="10730.122739173101" table:style-name="ce14">
            <text:p>10 730,1</text:p>
          </table:table-cell>
          <table:table-cell office:value-type="float" office:value="10268.3488675108" table:style-name="ce14">
            <text:p>10 268,3</text:p>
          </table:table-cell>
          <table:table-cell office:value-type="float" office:value="10548.0410540339" table:style-name="ce14">
            <text:p>10 548,0</text:p>
          </table:table-cell>
          <table:table-cell office:value-type="float" office:value="10966.737453277399" table:style-name="ce14">
            <text:p>10 966,7</text:p>
          </table:table-cell>
          <table:table-cell office:value-type="float" office:value="11259.236765777399" table:style-name="ce14">
            <text:p>11 259,2</text:p>
          </table:table-cell>
          <table:table-cell office:value-type="float" office:value="10842.8708510206" table:style-name="ce14">
            <text:p>10 842,9</text:p>
          </table:table-cell>
          <table:table-cell office:value-type="float" office:value="10455.0183403664" table:style-name="ce14">
            <text:p>10 455,0</text:p>
          </table:table-cell>
          <table:table-cell table:number-columns-repeated="16359" table:style-name="ce5"/>
        </table:table-row>
        <table:table-row table:style-name="ro6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5">
            <text:p>3.2.k Portfólióbefektetés<text:s/></text:p>
          </table:table-cell>
          <table:table-cell office:value-type="float" office:value="1805.7523640454001" table:style-name="ce11">
            <text:p>1 805,8</text:p>
          </table:table-cell>
          <table:table-cell office:value-type="float" office:value="2023.9637625077" table:style-name="ce11">
            <text:p>2 024,0</text:p>
          </table:table-cell>
          <table:table-cell office:value-type="float" office:value="2183.4955326154" table:style-name="ce11">
            <text:p>2 183,5</text:p>
          </table:table-cell>
          <table:table-cell office:value-type="float" office:value="2453.7939440455998" table:style-name="ce11">
            <text:p>2 453,8</text:p>
          </table:table-cell>
          <table:table-cell office:value-type="float" office:value="2506.1452063715001" table:style-name="ce11">
            <text:p>2 506,1</text:p>
          </table:table-cell>
          <table:table-cell office:value-type="float" office:value="2617.6803383115998" table:style-name="ce11">
            <text:p>2 617,7</text:p>
          </table:table-cell>
          <table:table-cell office:value-type="float" office:value="2486.4325675054001" table:style-name="ce11">
            <text:p>2 486,4</text:p>
          </table:table-cell>
          <table:table-cell office:value-type="float" office:value="2614.2618876503998" table:style-name="ce11">
            <text:p>2 614,3</text:p>
          </table:table-cell>
          <table:table-cell office:value-type="float" office:value="2642.9388368574" table:style-name="ce11">
            <text:p>2 642,9</text:p>
          </table:table-cell>
          <table:table-cell office:value-type="float" office:value="2854.2305088950002" table:style-name="ce11">
            <text:p>2 854,2</text:p>
          </table:table-cell>
          <table:table-cell office:value-type="float" office:value="2859.1303046124999" table:style-name="ce11">
            <text:p>2 859,1</text:p>
          </table:table-cell>
          <table:table-cell office:value-type="float" office:value="2994.6934285098" table:style-name="ce11">
            <text:p>2 994,7</text:p>
          </table:table-cell>
          <table:table-cell office:value-type="float" office:value="3325.3031598108" table:style-name="ce11">
            <text:p>3 325,3</text:p>
          </table:table-cell>
          <table:table-cell office:value-type="float" office:value="3516.8076983868" table:style-name="ce11">
            <text:p>3 516,8</text:p>
          </table:table-cell>
          <table:table-cell office:value-type="float" office:value="3609.1082313722" table:style-name="ce11">
            <text:p>3 609,1</text:p>
          </table:table-cell>
          <table:table-cell office:value-type="float" office:value="3670.0124395379999" table:style-name="ce11">
            <text:p>3 670,0</text:p>
          </table:table-cell>
          <table:table-cell office:value-type="float" office:value="3666.2202331878002" table:style-name="ce11">
            <text:p>3 666,2</text:p>
          </table:table-cell>
          <table:table-cell office:value-type="float" office:value="3811.3720274358998" table:style-name="ce11">
            <text:p>3 811,4</text:p>
          </table:table-cell>
          <table:table-cell office:value-type="float" office:value="3712.9265705669" table:style-name="ce11">
            <text:p>3 712,9</text:p>
          </table:table-cell>
          <table:table-cell office:value-type="float" office:value="3494.3179617225001" table:style-name="ce11">
            <text:p>3 494,3</text:p>
          </table:table-cell>
          <table:table-cell office:value-type="float" office:value="3814.8751873298002" table:style-name="ce11">
            <text:p>3 814,9</text:p>
          </table:table-cell>
          <table:table-cell office:value-type="float" office:value="3965.3680484114998" table:style-name="ce11">
            <text:p>3 965,4</text:p>
          </table:table-cell>
          <table:table-cell office:value-type="float" office:value="4008.2644761176998" table:style-name="ce11">
            <text:p>4 008,3</text:p>
          </table:table-cell>
          <table:table-cell office:value-type="float" office:value="4095.7311988952001" table:style-name="ce11">
            <text:p>4 095,7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2.1.k <text:s/>Részvények és befektetési jegyek<text:s/></text:p>
          </table:table-cell>
          <table:table-cell office:value-type="float" office:value="1412.9692676512" table:style-name="ce14">
            <text:p>1 413,0</text:p>
          </table:table-cell>
          <table:table-cell office:value-type="float" office:value="1560.2874186622" table:style-name="ce14">
            <text:p>1 560,3</text:p>
          </table:table-cell>
          <table:table-cell office:value-type="float" office:value="1679.5010464355" table:style-name="ce14">
            <text:p>1 679,5</text:p>
          </table:table-cell>
          <table:table-cell office:value-type="float" office:value="1758.9558614784" table:style-name="ce14">
            <text:p>1 759,0</text:p>
          </table:table-cell>
          <table:table-cell office:value-type="float" office:value="1911.4815660257" table:style-name="ce14">
            <text:p>1 911,5</text:p>
          </table:table-cell>
          <table:table-cell office:value-type="float" office:value="2014.6360338408999" table:style-name="ce14">
            <text:p>2 014,6</text:p>
          </table:table-cell>
          <table:table-cell office:value-type="float" office:value="1830.4824238843" table:style-name="ce14">
            <text:p>1 830,5</text:p>
          </table:table-cell>
          <table:table-cell office:value-type="float" office:value="1893.4304095809" table:style-name="ce14">
            <text:p>1 893,4</text:p>
          </table:table-cell>
          <table:table-cell office:value-type="float" office:value="1880.5661552716001" table:style-name="ce14">
            <text:p>1 880,6</text:p>
          </table:table-cell>
          <table:table-cell office:value-type="float" office:value="1950.7085404111999" table:style-name="ce14">
            <text:p>1 950,7</text:p>
          </table:table-cell>
          <table:table-cell office:value-type="float" office:value="1920.5738489108001" table:style-name="ce14">
            <text:p>1 920,6</text:p>
          </table:table-cell>
          <table:table-cell office:value-type="float" office:value="1961.7144961367001" table:style-name="ce14">
            <text:p>1 961,7</text:p>
          </table:table-cell>
          <table:table-cell office:value-type="float" office:value="2061.8702568433" table:style-name="ce14">
            <text:p>2 061,9</text:p>
          </table:table-cell>
          <table:table-cell office:value-type="float" office:value="2132.7864644298002" table:style-name="ce14">
            <text:p>2 132,8</text:p>
          </table:table-cell>
          <table:table-cell office:value-type="float" office:value="2206.2129893659999" table:style-name="ce14">
            <text:p>2 206,2</text:p>
          </table:table-cell>
          <table:table-cell office:value-type="float" office:value="2272.2412430971999" table:style-name="ce14">
            <text:p>2 272,2</text:p>
          </table:table-cell>
          <table:table-cell office:value-type="float" office:value="2233.2741815527002" table:style-name="ce14">
            <text:p>2 233,3</text:p>
          </table:table-cell>
          <table:table-cell office:value-type="float" office:value="2316.3047909349002" table:style-name="ce14">
            <text:p>2 316,3</text:p>
          </table:table-cell>
          <table:table-cell office:value-type="float" office:value="2344.9082610198998" table:style-name="ce14">
            <text:p>2 344,9</text:p>
          </table:table-cell>
          <table:table-cell office:value-type="float" office:value="2188.3935354252999" table:style-name="ce14">
            <text:p>2 188,4</text:p>
          </table:table-cell>
          <table:table-cell office:value-type="float" office:value="2375.5198325545998" table:style-name="ce14">
            <text:p>2 375,5</text:p>
          </table:table-cell>
          <table:table-cell office:value-type="float" office:value="2442.6894297173999" table:style-name="ce14">
            <text:p>2 442,7</text:p>
          </table:table-cell>
          <table:table-cell office:value-type="float" office:value="2564.7072486884999" table:style-name="ce14">
            <text:p>2 564,7</text:p>
          </table:table-cell>
          <table:table-cell office:value-type="float" office:value="2720.9256115405001" table:style-name="ce14">
            <text:p>2 720,9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1.1.k Részvények</text:p>
          </table:table-cell>
          <table:table-cell office:value-type="float" office:value="338.41292751460003" table:style-name="ce14">
            <text:p>338,4</text:p>
          </table:table-cell>
          <table:table-cell office:value-type="float" office:value="375.09906859609998" table:style-name="ce14">
            <text:p>375,1</text:p>
          </table:table-cell>
          <table:table-cell office:value-type="float" office:value="408.26419278449998" table:style-name="ce14">
            <text:p>408,3</text:p>
          </table:table-cell>
          <table:table-cell office:value-type="float" office:value="408.05668230790002" table:style-name="ce14">
            <text:p>408,1</text:p>
          </table:table-cell>
          <table:table-cell office:value-type="float" office:value="430.76934581709997" table:style-name="ce14">
            <text:p>430,8</text:p>
          </table:table-cell>
          <table:table-cell office:value-type="float" office:value="458.35189852780002" table:style-name="ce14">
            <text:p>458,4</text:p>
          </table:table-cell>
          <table:table-cell office:value-type="float" office:value="441.294660717" table:style-name="ce14">
            <text:p>441,3</text:p>
          </table:table-cell>
          <table:table-cell office:value-type="float" office:value="470.3848797892" table:style-name="ce14">
            <text:p>470,4</text:p>
          </table:table-cell>
          <table:table-cell office:value-type="float" office:value="470.70632095309998" table:style-name="ce14">
            <text:p>470,7</text:p>
          </table:table-cell>
          <table:table-cell office:value-type="float" office:value="475.87509345379999" table:style-name="ce14">
            <text:p>475,9</text:p>
          </table:table-cell>
          <table:table-cell office:value-type="float" office:value="490.97663894359999" table:style-name="ce14">
            <text:p>491,0</text:p>
          </table:table-cell>
          <table:table-cell office:value-type="float" office:value="536.71506810829999" table:style-name="ce14">
            <text:p>536,7</text:p>
          </table:table-cell>
          <table:table-cell office:value-type="float" office:value="579.48730908940001" table:style-name="ce14">
            <text:p>579,5</text:p>
          </table:table-cell>
          <table:table-cell office:value-type="float" office:value="589.29945489429997" table:style-name="ce14">
            <text:p>589,3</text:p>
          </table:table-cell>
          <table:table-cell office:value-type="float" office:value="628.41302056309996" table:style-name="ce14">
            <text:p>628,4</text:p>
          </table:table-cell>
          <table:table-cell office:value-type="float" office:value="640.71260051659999" table:style-name="ce14">
            <text:p>640,7</text:p>
          </table:table-cell>
          <table:table-cell office:value-type="float" office:value="626.82781115" table:style-name="ce14">
            <text:p>626,8</text:p>
          </table:table-cell>
          <table:table-cell office:value-type="float" office:value="650.82510524810004" table:style-name="ce14">
            <text:p>650,8</text:p>
          </table:table-cell>
          <table:table-cell office:value-type="float" office:value="656.56587803180003" table:style-name="ce14">
            <text:p>656,6</text:p>
          </table:table-cell>
          <table:table-cell office:value-type="float" office:value="618.53685123579999" table:style-name="ce14">
            <text:p>618,5</text:p>
          </table:table-cell>
          <table:table-cell office:value-type="float" office:value="692.20786740920005" table:style-name="ce14">
            <text:p>692,2</text:p>
          </table:table-cell>
          <table:table-cell office:value-type="float" office:value="708.77841015529998" table:style-name="ce14">
            <text:p>708,8</text:p>
          </table:table-cell>
          <table:table-cell office:value-type="float" office:value="740.46967167920002" table:style-name="ce14">
            <text:p>740,5</text:p>
          </table:table-cell>
          <table:table-cell office:value-type="float" office:value="786.16740991719996" table:style-name="ce14">
            <text:p>786,2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1.2.k Befektetési jegyek</text:p>
          </table:table-cell>
          <table:table-cell office:value-type="float" office:value="1074.5563401366001" table:style-name="ce14">
            <text:p>1 074,6</text:p>
          </table:table-cell>
          <table:table-cell office:value-type="float" office:value="1185.1883500660999" table:style-name="ce14">
            <text:p>1 185,2</text:p>
          </table:table-cell>
          <table:table-cell office:value-type="float" office:value="1271.236853651" table:style-name="ce14">
            <text:p>1 271,2</text:p>
          </table:table-cell>
          <table:table-cell office:value-type="float" office:value="1350.8991791705" table:style-name="ce14">
            <text:p>1 350,9</text:p>
          </table:table-cell>
          <table:table-cell office:value-type="float" office:value="1480.7122202086" table:style-name="ce14">
            <text:p>1 480,7</text:p>
          </table:table-cell>
          <table:table-cell office:value-type="float" office:value="1556.2841353131" table:style-name="ce14">
            <text:p>1 556,3</text:p>
          </table:table-cell>
          <table:table-cell office:value-type="float" office:value="1389.1877631673001" table:style-name="ce14">
            <text:p>1 389,2</text:p>
          </table:table-cell>
          <table:table-cell office:value-type="float" office:value="1423.0455297917999" table:style-name="ce14">
            <text:p>1 423,0</text:p>
          </table:table-cell>
          <table:table-cell office:value-type="float" office:value="1409.8598343184999" table:style-name="ce14">
            <text:p>1 409,9</text:p>
          </table:table-cell>
          <table:table-cell office:value-type="float" office:value="1474.8334469573001" table:style-name="ce14">
            <text:p>1 474,8</text:p>
          </table:table-cell>
          <table:table-cell office:value-type="float" office:value="1429.5972099671001" table:style-name="ce14">
            <text:p>1 429,6</text:p>
          </table:table-cell>
          <table:table-cell office:value-type="float" office:value="1424.9994280284" table:style-name="ce14">
            <text:p>1 425,0</text:p>
          </table:table-cell>
          <table:table-cell office:value-type="float" office:value="1482.3829477539" table:style-name="ce14">
            <text:p>1 482,4</text:p>
          </table:table-cell>
          <table:table-cell office:value-type="float" office:value="1543.4870095355" table:style-name="ce14">
            <text:p>1 543,5</text:p>
          </table:table-cell>
          <table:table-cell office:value-type="float" office:value="1577.7999688028999" table:style-name="ce14">
            <text:p>1 577,8</text:p>
          </table:table-cell>
          <table:table-cell office:value-type="float" office:value="1631.5286425806" table:style-name="ce14">
            <text:p>1 631,5</text:p>
          </table:table-cell>
          <table:table-cell office:value-type="float" office:value="1606.4463704027" table:style-name="ce14">
            <text:p>1 606,4</text:p>
          </table:table-cell>
          <table:table-cell office:value-type="float" office:value="1665.4796856867999" table:style-name="ce14">
            <text:p>1 665,5</text:p>
          </table:table-cell>
          <table:table-cell office:value-type="float" office:value="1688.3423829881001" table:style-name="ce14">
            <text:p>1 688,3</text:p>
          </table:table-cell>
          <table:table-cell office:value-type="float" office:value="1569.8566841894999" table:style-name="ce14">
            <text:p>1 569,9</text:p>
          </table:table-cell>
          <table:table-cell office:value-type="float" office:value="1683.3119651454001" table:style-name="ce14">
            <text:p>1 683,3</text:p>
          </table:table-cell>
          <table:table-cell office:value-type="float" office:value="1733.9110195620999" table:style-name="ce14">
            <text:p>1 733,9</text:p>
          </table:table-cell>
          <table:table-cell office:value-type="float" office:value="1824.2375770092999" table:style-name="ce14">
            <text:p>1 824,2</text:p>
          </table:table-cell>
          <table:table-cell office:value-type="float" office:value="1934.7582016233" table:style-name="ce14">
            <text:p>1 934,8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2.2.k Hitelviszonyt megtestesítő értékpapírok<text:s/></text:p>
          </table:table-cell>
          <table:table-cell office:value-type="float" office:value="392.78309639410003" table:style-name="ce14">
            <text:p>392,8</text:p>
          </table:table-cell>
          <table:table-cell office:value-type="float" office:value="463.67634384550001" table:style-name="ce14">
            <text:p>463,7</text:p>
          </table:table-cell>
          <table:table-cell office:value-type="float" office:value="503.99448617989998" table:style-name="ce14">
            <text:p>504,0</text:p>
          </table:table-cell>
          <table:table-cell office:value-type="float" office:value="694.83808256719999" table:style-name="ce14">
            <text:p>694,8</text:p>
          </table:table-cell>
          <table:table-cell office:value-type="float" office:value="594.66364034579999" table:style-name="ce14">
            <text:p>594,7</text:p>
          </table:table-cell>
          <table:table-cell office:value-type="float" office:value="603.04430447079994" table:style-name="ce14">
            <text:p>603,0</text:p>
          </table:table-cell>
          <table:table-cell office:value-type="float" office:value="655.95014362100005" table:style-name="ce14">
            <text:p>656,0</text:p>
          </table:table-cell>
          <table:table-cell office:value-type="float" office:value="720.83147806950001" table:style-name="ce14">
            <text:p>720,8</text:p>
          </table:table-cell>
          <table:table-cell office:value-type="float" office:value="762.37268158580002" table:style-name="ce14">
            <text:p>762,4</text:p>
          </table:table-cell>
          <table:table-cell office:value-type="float" office:value="903.52196848389997" table:style-name="ce14">
            <text:p>903,5</text:p>
          </table:table-cell>
          <table:table-cell office:value-type="float" office:value="938.55645570169997" table:style-name="ce14">
            <text:p>938,6</text:p>
          </table:table-cell>
          <table:table-cell office:value-type="float" office:value="1032.9789323731" table:style-name="ce14">
            <text:p>1 033,0</text:p>
          </table:table-cell>
          <table:table-cell office:value-type="float" office:value="1263.4329029675" table:style-name="ce14">
            <text:p>1 263,4</text:p>
          </table:table-cell>
          <table:table-cell office:value-type="float" office:value="1384.021233957" table:style-name="ce14">
            <text:p>1 384,0</text:p>
          </table:table-cell>
          <table:table-cell office:value-type="float" office:value="1402.8952420062001" table:style-name="ce14">
            <text:p>1 402,9</text:p>
          </table:table-cell>
          <table:table-cell office:value-type="float" office:value="1397.7711964407999" table:style-name="ce14">
            <text:p>1 397,8</text:p>
          </table:table-cell>
          <table:table-cell office:value-type="float" office:value="1432.9460516351" table:style-name="ce14">
            <text:p>1 432,9</text:p>
          </table:table-cell>
          <table:table-cell office:value-type="float" office:value="1495.067236501" table:style-name="ce14">
            <text:p>1 495,1</text:p>
          </table:table-cell>
          <table:table-cell office:value-type="float" office:value="1368.0183095469999" table:style-name="ce14">
            <text:p>1 368,0</text:p>
          </table:table-cell>
          <table:table-cell office:value-type="float" office:value="1305.9244262971999" table:style-name="ce14">
            <text:p>1 305,9</text:p>
          </table:table-cell>
          <table:table-cell office:value-type="float" office:value="1439.3553547751001" table:style-name="ce14">
            <text:p>1 439,4</text:p>
          </table:table-cell>
          <table:table-cell office:value-type="float" office:value="1522.6786186940999" table:style-name="ce14">
            <text:p>1 522,7</text:p>
          </table:table-cell>
          <table:table-cell office:value-type="float" office:value="1443.5572274292001" table:style-name="ce14">
            <text:p>1 443,6</text:p>
          </table:table-cell>
          <table:table-cell office:value-type="float" office:value="1374.8055873547" table:style-name="ce14">
            <text:p>1 374,8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2.1.k Egy évnél nem hosszabb lejáratú</text:p>
          </table:table-cell>
          <table:table-cell office:value-type="float" office:value="8.7312120680999996" table:style-name="ce14">
            <text:p>8,7</text:p>
          </table:table-cell>
          <table:table-cell office:value-type="float" office:value="29.079974696000001" table:style-name="ce14">
            <text:p>29,1</text:p>
          </table:table-cell>
          <table:table-cell office:value-type="float" office:value="46.723069226600003" table:style-name="ce14">
            <text:p>46,7</text:p>
          </table:table-cell>
          <table:table-cell office:value-type="float" office:value="114.5976102788" table:style-name="ce14">
            <text:p>114,6</text:p>
          </table:table-cell>
          <table:table-cell office:value-type="float" office:value="47.263103078100002" table:style-name="ce14">
            <text:p>47,3</text:p>
          </table:table-cell>
          <table:table-cell office:value-type="float" office:value="25.399313193699999" table:style-name="ce14">
            <text:p>25,4</text:p>
          </table:table-cell>
          <table:table-cell office:value-type="float" office:value="27.674327959900001" table:style-name="ce14">
            <text:p>27,7</text:p>
          </table:table-cell>
          <table:table-cell office:value-type="float" office:value="39.197255919100002" table:style-name="ce14">
            <text:p>39,2</text:p>
          </table:table-cell>
          <table:table-cell office:value-type="float" office:value="31.666707865900001" table:style-name="ce14">
            <text:p>31,7</text:p>
          </table:table-cell>
          <table:table-cell office:value-type="float" office:value="30.396922893599999" table:style-name="ce14">
            <text:p>30,4</text:p>
          </table:table-cell>
          <table:table-cell office:value-type="float" office:value="32.8353412449" table:style-name="ce14">
            <text:p>32,8</text:p>
          </table:table-cell>
          <table:table-cell office:value-type="float" office:value="31.714432773799999" table:style-name="ce14">
            <text:p>31,7</text:p>
          </table:table-cell>
          <table:table-cell office:value-type="float" office:value="102.45601498480001" table:style-name="ce14">
            <text:p>102,5</text:p>
          </table:table-cell>
          <table:table-cell office:value-type="float" office:value="106.48406402000001" table:style-name="ce14">
            <text:p>106,5</text:p>
          </table:table-cell>
          <table:table-cell office:value-type="float" office:value="61.284850271300002" table:style-name="ce14">
            <text:p>61,3</text:p>
          </table:table-cell>
          <table:table-cell office:value-type="float" office:value="58.5152013473" table:style-name="ce14">
            <text:p>58,5</text:p>
          </table:table-cell>
          <table:table-cell office:value-type="float" office:value="44.621464890600002" table:style-name="ce14">
            <text:p>44,6</text:p>
          </table:table-cell>
          <table:table-cell office:value-type="float" office:value="45.099113182300002" table:style-name="ce14">
            <text:p>45,1</text:p>
          </table:table-cell>
          <table:table-cell office:value-type="float" office:value="35.300495200299999" table:style-name="ce14">
            <text:p>35,3</text:p>
          </table:table-cell>
          <table:table-cell office:value-type="float" office:value="35.277556881000002" table:style-name="ce14">
            <text:p>35,3</text:p>
          </table:table-cell>
          <table:table-cell office:value-type="float" office:value="25.196885060900001" table:style-name="ce14">
            <text:p>25,2</text:p>
          </table:table-cell>
          <table:table-cell office:value-type="float" office:value="26.6129261522" table:style-name="ce14">
            <text:p>26,6</text:p>
          </table:table-cell>
          <table:table-cell office:value-type="float" office:value="17.9466160745" table:style-name="ce14">
            <text:p>17,9</text:p>
          </table:table-cell>
          <table:table-cell office:value-type="float" office:value="18.781049768999999" table:style-name="ce14">
            <text:p>18,8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2.2.k Éven túli lejáratú</text:p>
          </table:table-cell>
          <table:table-cell office:value-type="float" office:value="384.05188432599999" table:style-name="ce14">
            <text:p>384,1</text:p>
          </table:table-cell>
          <table:table-cell office:value-type="float" office:value="434.59636914949999" table:style-name="ce14">
            <text:p>434,6</text:p>
          </table:table-cell>
          <table:table-cell office:value-type="float" office:value="457.27141695329999" table:style-name="ce14">
            <text:p>457,3</text:p>
          </table:table-cell>
          <table:table-cell office:value-type="float" office:value="580.24047228840004" table:style-name="ce14">
            <text:p>580,2</text:p>
          </table:table-cell>
          <table:table-cell office:value-type="float" office:value="547.40053726769997" table:style-name="ce14">
            <text:p>547,4</text:p>
          </table:table-cell>
          <table:table-cell office:value-type="float" office:value="577.64499127700003" table:style-name="ce14">
            <text:p>577,6</text:p>
          </table:table-cell>
          <table:table-cell office:value-type="float" office:value="628.27581566109995" table:style-name="ce14">
            <text:p>628,3</text:p>
          </table:table-cell>
          <table:table-cell office:value-type="float" office:value="681.63422215039998" table:style-name="ce14">
            <text:p>681,6</text:p>
          </table:table-cell>
          <table:table-cell office:value-type="float" office:value="730.7059737198" table:style-name="ce14">
            <text:p>730,7</text:p>
          </table:table-cell>
          <table:table-cell office:value-type="float" office:value="873.12504559019999" table:style-name="ce14">
            <text:p>873,1</text:p>
          </table:table-cell>
          <table:table-cell office:value-type="float" office:value="905.72111445680002" table:style-name="ce14">
            <text:p>905,7</text:p>
          </table:table-cell>
          <table:table-cell office:value-type="float" office:value="1001.2644995993001" table:style-name="ce14">
            <text:p>1 001,3</text:p>
          </table:table-cell>
          <table:table-cell office:value-type="float" office:value="1160.9768879827" table:style-name="ce14">
            <text:p>1 161,0</text:p>
          </table:table-cell>
          <table:table-cell office:value-type="float" office:value="1277.5371699369" table:style-name="ce14">
            <text:p>1 277,5</text:p>
          </table:table-cell>
          <table:table-cell office:value-type="float" office:value="1341.6103917349001" table:style-name="ce14">
            <text:p>1 341,6</text:p>
          </table:table-cell>
          <table:table-cell office:value-type="float" office:value="1339.2559950934999" table:style-name="ce14">
            <text:p>1 339,3</text:p>
          </table:table-cell>
          <table:table-cell office:value-type="float" office:value="1388.3245867445" table:style-name="ce14">
            <text:p>1 388,3</text:p>
          </table:table-cell>
          <table:table-cell office:value-type="float" office:value="1449.9681233187" table:style-name="ce14">
            <text:p>1 450,0</text:p>
          </table:table-cell>
          <table:table-cell office:value-type="float" office:value="1332.7178143466999" table:style-name="ce14">
            <text:p>1 332,7</text:p>
          </table:table-cell>
          <table:table-cell office:value-type="float" office:value="1270.6468694163" table:style-name="ce14">
            <text:p>1 270,6</text:p>
          </table:table-cell>
          <table:table-cell office:value-type="float" office:value="1414.1584697142" table:style-name="ce14">
            <text:p>1 414,2</text:p>
          </table:table-cell>
          <table:table-cell office:value-type="float" office:value="1496.0656925419" table:style-name="ce14">
            <text:p>1 496,1</text:p>
          </table:table-cell>
          <table:table-cell office:value-type="float" office:value="1425.6106113547" table:style-name="ce14">
            <text:p>1 425,6</text:p>
          </table:table-cell>
          <table:table-cell office:value-type="float" office:value="1356.0245375856" table:style-name="ce14">
            <text:p>1 356,0</text:p>
          </table:table-cell>
          <table:table-cell table:number-columns-repeated="16359" table:style-name="ce5"/>
        </table:table-row>
        <table:table-row table:style-name="ro6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8">
            <text:p>3.3.k Pénzügyi derivatívák és munkavállalói részvényopciók</text:p>
          </table:table-cell>
          <table:table-cell office:value-type="float" office:value="777.26014123899995" table:style-name="ce11">
            <text:p>777,3</text:p>
          </table:table-cell>
          <table:table-cell office:value-type="float" office:value="539.42572393399996" table:style-name="ce11">
            <text:p>539,4</text:p>
          </table:table-cell>
          <table:table-cell office:value-type="float" office:value="727.33229581499995" table:style-name="ce11">
            <text:p>727,3</text:p>
          </table:table-cell>
          <table:table-cell office:value-type="float" office:value="1209.308484227" table:style-name="ce11">
            <text:p>1 209,3</text:p>
          </table:table-cell>
          <table:table-cell office:value-type="float" office:value="1721.2722080379999" table:style-name="ce11">
            <text:p>1 721,3</text:p>
          </table:table-cell>
          <table:table-cell office:value-type="float" office:value="1455.426436903" table:style-name="ce11">
            <text:p>1 455,4</text:p>
          </table:table-cell>
          <table:table-cell office:value-type="float" office:value="1326.903758595" table:style-name="ce11">
            <text:p>1 326,9</text:p>
          </table:table-cell>
          <table:table-cell office:value-type="float" office:value="1340.944653277" table:style-name="ce11">
            <text:p>1 340,9</text:p>
          </table:table-cell>
          <table:table-cell office:value-type="float" office:value="1161.9486405079999" table:style-name="ce11">
            <text:p>1 161,9</text:p>
          </table:table-cell>
          <table:table-cell office:value-type="float" office:value="1319.2077370699999" table:style-name="ce11">
            <text:p>1 319,2</text:p>
          </table:table-cell>
          <table:table-cell office:value-type="float" office:value="1149.9578579080001" table:style-name="ce11">
            <text:p>1 150,0</text:p>
          </table:table-cell>
          <table:table-cell office:value-type="float" office:value="1526.1433745649999" table:style-name="ce11">
            <text:p>1 526,1</text:p>
          </table:table-cell>
          <table:table-cell office:value-type="float" office:value="1268.572887693" table:style-name="ce11">
            <text:p>1 268,6</text:p>
          </table:table-cell>
          <table:table-cell office:value-type="float" office:value="1104.5571350380001" table:style-name="ce11">
            <text:p>1 104,6</text:p>
          </table:table-cell>
          <table:table-cell office:value-type="float" office:value="873.81756467100001" table:style-name="ce11">
            <text:p>873,8</text:p>
          </table:table-cell>
          <table:table-cell office:value-type="float" office:value="785.69734001100005" table:style-name="ce11">
            <text:p>785,7</text:p>
          </table:table-cell>
          <table:table-cell office:value-type="float" office:value="556.148724066" table:style-name="ce11">
            <text:p>556,1</text:p>
          </table:table-cell>
          <table:table-cell office:value-type="float" office:value="837.67244267399997" table:style-name="ce11">
            <text:p>837,7</text:p>
          </table:table-cell>
          <table:table-cell office:value-type="float" office:value="876.81824010100001" table:style-name="ce11">
            <text:p>876,8</text:p>
          </table:table-cell>
          <table:table-cell office:value-type="float" office:value="705.651626018" table:style-name="ce11">
            <text:p>705,7</text:p>
          </table:table-cell>
          <table:table-cell office:value-type="float" office:value="791.83467222499996" table:style-name="ce11">
            <text:p>791,8</text:p>
          </table:table-cell>
          <table:table-cell office:value-type="float" office:value="785.32212533200004" table:style-name="ce11">
            <text:p>785,3</text:p>
          </table:table-cell>
          <table:table-cell office:value-type="float" office:value="1043.6602595849999" table:style-name="ce11">
            <text:p>1 043,7</text:p>
          </table:table-cell>
          <table:table-cell office:value-type="float" office:value="905.70459623700003" table:style-name="ce11">
            <text:p>905,7</text:p>
          </table:table-cell>
          <table:table-cell table:number-columns-repeated="16359" table:style-name="ce12"/>
        </table:table-row>
        <table:table-row table:style-name="ro6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5">
            <text:p>3.4.k Egyéb befektetések</text:p>
          </table:table-cell>
          <table:table-cell office:value-type="float" office:value="5165.6969316474997" table:style-name="ce11">
            <text:p>5 165,7</text:p>
          </table:table-cell>
          <table:table-cell office:value-type="float" office:value="4818.7761345404997" table:style-name="ce11">
            <text:p>4 818,8</text:p>
          </table:table-cell>
          <table:table-cell office:value-type="float" office:value="4919.7899152112004" table:style-name="ce11">
            <text:p>4 919,8</text:p>
          </table:table-cell>
          <table:table-cell office:value-type="float" office:value="5276.6383156576003" table:style-name="ce11">
            <text:p>5 276,6</text:p>
          </table:table-cell>
          <table:table-cell office:value-type="float" office:value="5507.3635022683002" table:style-name="ce11">
            <text:p>5 507,4</text:p>
          </table:table-cell>
          <table:table-cell office:value-type="float" office:value="6040.8791042901003" table:style-name="ce11">
            <text:p>6 040,9</text:p>
          </table:table-cell>
          <table:table-cell office:value-type="float" office:value="6209.6264063420003" table:style-name="ce11">
            <text:p>6 209,6</text:p>
          </table:table-cell>
          <table:table-cell office:value-type="float" office:value="7169.9026337943997" table:style-name="ce11">
            <text:p>7 169,9</text:p>
          </table:table-cell>
          <table:table-cell office:value-type="float" office:value="7849.5510462152997" table:style-name="ce11">
            <text:p>7 849,6</text:p>
          </table:table-cell>
          <table:table-cell office:value-type="float" office:value="8887.9602253373996" table:style-name="ce11">
            <text:p>8 888,0</text:p>
          </table:table-cell>
          <table:table-cell office:value-type="float" office:value="9040.3514765840991" table:style-name="ce11">
            <text:p>9 040,4</text:p>
          </table:table-cell>
          <table:table-cell office:value-type="float" office:value="9151.7521600142009" table:style-name="ce11">
            <text:p>9 151,8</text:p>
          </table:table-cell>
          <table:table-cell office:value-type="float" office:value="9451.2532866154997" table:style-name="ce11">
            <text:p>9 451,3</text:p>
          </table:table-cell>
          <table:table-cell office:value-type="float" office:value="9751.4128455802002" table:style-name="ce11">
            <text:p>9 751,4</text:p>
          </table:table-cell>
          <table:table-cell office:value-type="float" office:value="9966.6562234485009" table:style-name="ce11">
            <text:p>9 966,7</text:p>
          </table:table-cell>
          <table:table-cell office:value-type="float" office:value="9484.1792330211993" table:style-name="ce11">
            <text:p>9 484,2</text:p>
          </table:table-cell>
          <table:table-cell office:value-type="float" office:value="10080.6506298881" table:style-name="ce11">
            <text:p>10 080,7</text:p>
          </table:table-cell>
          <table:table-cell office:value-type="float" office:value="10675.573744310401" table:style-name="ce11">
            <text:p>10 675,6</text:p>
          </table:table-cell>
          <table:table-cell office:value-type="float" office:value="11181.6346772168" table:style-name="ce11">
            <text:p>11 181,6</text:p>
          </table:table-cell>
          <table:table-cell office:value-type="float" office:value="10664.9488770439" table:style-name="ce11">
            <text:p>10 664,9</text:p>
          </table:table-cell>
          <table:table-cell office:value-type="float" office:value="11169.0056908837" table:style-name="ce11">
            <text:p>11 169,0</text:p>
          </table:table-cell>
          <table:table-cell office:value-type="float" office:value="11233.2837997978" table:style-name="ce11">
            <text:p>11 233,3</text:p>
          </table:table-cell>
          <table:table-cell office:value-type="float" office:value="11960.7201281703" table:style-name="ce11">
            <text:p>11 960,7</text:p>
          </table:table-cell>
          <table:table-cell office:value-type="float" office:value="10991.795452688" table:style-name="ce11">
            <text:p>10 991,8</text:p>
          </table:table-cell>
          <table:table-cell table:number-columns-repeated="16359" table:style-name="ce12"/>
        </table:table-row>
        <table:table-row table:style-name="ro4">
          <table:table-cell office:value-type="string" table:style-name="ce19">
            <text:p>ebből: 3.4.k.r. <text:s/>Egy évnél nem hosszabb lejáratú adósság</text:p>
          </table:table-cell>
          <table:table-cell office:value-type="float" office:value="3696.3342318416999" table:style-name="ce20">
            <text:p>3 696,3</text:p>
          </table:table-cell>
          <table:table-cell office:value-type="float" office:value="3410.5065238873999" table:style-name="ce20">
            <text:p>3 410,5</text:p>
          </table:table-cell>
          <table:table-cell office:value-type="float" office:value="3481.0648540217999" table:style-name="ce20">
            <text:p>3 481,1</text:p>
          </table:table-cell>
          <table:table-cell office:value-type="float" office:value="3860.5493540087" table:style-name="ce20">
            <text:p>3 860,5</text:p>
          </table:table-cell>
          <table:table-cell office:value-type="float" office:value="4160.9833231925004" table:style-name="ce20">
            <text:p>4 161,0</text:p>
          </table:table-cell>
          <table:table-cell office:value-type="float" office:value="4680.6187866441996" table:style-name="ce20">
            <text:p>4 680,6</text:p>
          </table:table-cell>
          <table:table-cell office:value-type="float" office:value="4808.5261380236998" table:style-name="ce20">
            <text:p>4 808,5</text:p>
          </table:table-cell>
          <table:table-cell office:value-type="float" office:value="5907.9435117142002" table:style-name="ce20">
            <text:p>5 907,9</text:p>
          </table:table-cell>
          <table:table-cell office:value-type="float" office:value="5878.1540164490998" table:style-name="ce20">
            <text:p>5 878,2</text:p>
          </table:table-cell>
          <table:table-cell office:value-type="float" office:value="6746.2562954846999" table:style-name="ce20">
            <text:p>6 746,3</text:p>
          </table:table-cell>
          <table:table-cell office:value-type="float" office:value="6868.7993043077004" table:style-name="ce20">
            <text:p>6 868,8</text:p>
          </table:table-cell>
          <table:table-cell office:value-type="float" office:value="6771.6759747446004" table:style-name="ce20">
            <text:p>6 771,7</text:p>
          </table:table-cell>
          <table:table-cell office:value-type="float" office:value="6924.2097806447" table:style-name="ce20">
            <text:p>6 924,2</text:p>
          </table:table-cell>
          <table:table-cell office:value-type="float" office:value="6888.3896861982003" table:style-name="ce20">
            <text:p>6 888,4</text:p>
          </table:table-cell>
          <table:table-cell office:value-type="float" office:value="7185.5903463453997" table:style-name="ce20">
            <text:p>7 185,6</text:p>
          </table:table-cell>
          <table:table-cell office:value-type="float" office:value="6572.9815012380996" table:style-name="ce20">
            <text:p>6 573,0</text:p>
          </table:table-cell>
          <table:table-cell office:value-type="float" office:value="7315.3601309459" table:style-name="ce20">
            <text:p>7 315,4</text:p>
          </table:table-cell>
          <table:table-cell office:value-type="float" office:value="7767.8341528425999" table:style-name="ce20">
            <text:p>7 767,8</text:p>
          </table:table-cell>
          <table:table-cell office:value-type="float" office:value="8076.9902730752001" table:style-name="ce20">
            <text:p>8 077,0</text:p>
          </table:table-cell>
          <table:table-cell office:value-type="float" office:value="7300.2959993779004" table:style-name="ce20">
            <text:p>7 300,3</text:p>
          </table:table-cell>
          <table:table-cell office:value-type="float" office:value="7952.7465033409999" table:style-name="ce20">
            <text:p>7 952,7</text:p>
          </table:table-cell>
          <table:table-cell office:value-type="float" office:value="7987.1061120578997" table:style-name="ce20">
            <text:p>7 987,1</text:p>
          </table:table-cell>
          <table:table-cell office:value-type="float" office:value="8424.3653413373995" table:style-name="ce20">
            <text:p>8 424,4</text:p>
          </table:table-cell>
          <table:table-cell office:value-type="float" office:value="7453.1176088341999" table:style-name="ce20">
            <text:p>7 453,1</text:p>
          </table:table-cell>
          <table:table-cell table:number-columns-repeated="16359" table:style-name="ce12"/>
        </table:table-row>
        <table:table-row table:style-name="ro4">
          <table:table-cell office:value-type="string" table:style-name="ce21">
            <text:p><text:s text:c="3"/>3.4.k.h. Éven túli lejáratú adósság</text:p>
          </table:table-cell>
          <table:table-cell office:value-type="float" office:value="1345.4979844044001" table:style-name="ce22">
            <text:p>1 345,5</text:p>
          </table:table-cell>
          <table:table-cell office:value-type="float" office:value="1282.9743925856999" table:style-name="ce22">
            <text:p>1 283,0</text:p>
          </table:table-cell>
          <table:table-cell office:value-type="float" office:value="1308.6786945705001" table:style-name="ce22">
            <text:p>1 308,7</text:p>
          </table:table-cell>
          <table:table-cell office:value-type="float" office:value="1283.1499595456" table:style-name="ce22">
            <text:p>1 283,1</text:p>
          </table:table-cell>
          <table:table-cell office:value-type="float" office:value="1207.7122853369001" table:style-name="ce22">
            <text:p>1 207,7</text:p>
          </table:table-cell>
          <table:table-cell office:value-type="float" office:value="1211.5290291637" table:style-name="ce22">
            <text:p>1 211,5</text:p>
          </table:table-cell>
          <table:table-cell office:value-type="float" office:value="1253.6355201182" table:style-name="ce22">
            <text:p>1 253,6</text:p>
          </table:table-cell>
          <table:table-cell office:value-type="float" office:value="1113.6923888389999" table:style-name="ce22">
            <text:p>1 113,7</text:p>
          </table:table-cell>
          <table:table-cell office:value-type="float" office:value="1818.9495928756" table:style-name="ce22">
            <text:p>1 818,9</text:p>
          </table:table-cell>
          <table:table-cell office:value-type="float" office:value="1981.2411390893001" table:style-name="ce22">
            <text:p>1 981,2</text:p>
          </table:table-cell>
          <table:table-cell office:value-type="float" office:value="2014.8277982918" table:style-name="ce22">
            <text:p>2 014,8</text:p>
          </table:table-cell>
          <table:table-cell office:value-type="float" office:value="2220.6023678884999" table:style-name="ce22">
            <text:p>2 220,6</text:p>
          </table:table-cell>
          <table:table-cell office:value-type="float" office:value="2371.5383180244999" table:style-name="ce22">
            <text:p>2 371,5</text:p>
          </table:table-cell>
          <table:table-cell office:value-type="float" office:value="2707.2436819791001" table:style-name="ce22">
            <text:p>2 707,2</text:p>
          </table:table-cell>
          <table:table-cell office:value-type="float" office:value="2625.4652705577" table:style-name="ce22">
            <text:p>2 625,5</text:p>
          </table:table-cell>
          <table:table-cell office:value-type="float" office:value="2756.7333877433002" table:style-name="ce22">
            <text:p>2 756,7</text:p>
          </table:table-cell>
          <table:table-cell office:value-type="float" office:value="2610.4987369248001" table:style-name="ce22">
            <text:p>2 610,5</text:p>
          </table:table-cell>
          <table:table-cell office:value-type="float" office:value="2741.8918921263999" table:style-name="ce22">
            <text:p>2 741,9</text:p>
          </table:table-cell>
          <table:table-cell office:value-type="float" office:value="2941.0478393075" table:style-name="ce22">
            <text:p>2 941,0</text:p>
          </table:table-cell>
          <table:table-cell office:value-type="float" office:value="3201.6419469839998" table:style-name="ce22">
            <text:p>3 201,6</text:p>
          </table:table-cell>
          <table:table-cell office:value-type="float" office:value="3052.8138890608002" table:style-name="ce22">
            <text:p>3 052,8</text:p>
          </table:table-cell>
          <table:table-cell office:value-type="float" office:value="3080.7934639312998" table:style-name="ce22">
            <text:p>3 080,8</text:p>
          </table:table-cell>
          <table:table-cell office:value-type="float" office:value="3360.1777728374" table:style-name="ce22">
            <text:p>3 360,2</text:p>
          </table:table-cell>
          <table:table-cell office:value-type="float" office:value="3365.7030138597001" table:style-name="ce22">
            <text:p>3 365,7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4.1.k Egyéb részesedés</text:p>
          </table:table-cell>
          <table:table-cell office:value-type="float" office:value="123.86471540140001" table:style-name="ce14">
            <text:p>123,9</text:p>
          </table:table-cell>
          <table:table-cell office:value-type="float" office:value="125.2952180674" table:style-name="ce14">
            <text:p>125,3</text:p>
          </table:table-cell>
          <table:table-cell office:value-type="float" office:value="130.04636661890001" table:style-name="ce14">
            <text:p>130,0</text:p>
          </table:table-cell>
          <table:table-cell office:value-type="float" office:value="132.9390021033" table:style-name="ce14">
            <text:p>132,9</text:p>
          </table:table-cell>
          <table:table-cell office:value-type="float" office:value="138.66789373879999" table:style-name="ce14">
            <text:p>138,7</text:p>
          </table:table-cell>
          <table:table-cell office:value-type="float" office:value="148.7312884822" table:style-name="ce14">
            <text:p>148,7</text:p>
          </table:table-cell>
          <table:table-cell office:value-type="float" office:value="147.46474820009999" table:style-name="ce14">
            <text:p>147,5</text:p>
          </table:table-cell>
          <table:table-cell office:value-type="float" office:value="148.26673324110001" table:style-name="ce14">
            <text:p>148,3</text:p>
          </table:table-cell>
          <table:table-cell office:value-type="float" office:value="152.44743689059999" table:style-name="ce14">
            <text:p>152,4</text:p>
          </table:table-cell>
          <table:table-cell office:value-type="float" office:value="160.46279076339999" table:style-name="ce14">
            <text:p>160,5</text:p>
          </table:table-cell>
          <table:table-cell office:value-type="float" office:value="156.72437398470001" table:style-name="ce14">
            <text:p>156,7</text:p>
          </table:table-cell>
          <table:table-cell office:value-type="float" office:value="159.47381738109999" table:style-name="ce14">
            <text:p>159,5</text:p>
          </table:table-cell>
          <table:table-cell office:value-type="float" office:value="155.50518794620001" table:style-name="ce14">
            <text:p>155,5</text:p>
          </table:table-cell>
          <table:table-cell office:value-type="float" office:value="155.77947740299999" table:style-name="ce14">
            <text:p>155,8</text:p>
          </table:table-cell>
          <table:table-cell office:value-type="float" office:value="155.6006065455" table:style-name="ce14">
            <text:p>155,6</text:p>
          </table:table-cell>
          <table:table-cell office:value-type="float" office:value="154.46434403980001" table:style-name="ce14">
            <text:p>154,5</text:p>
          </table:table-cell>
          <table:table-cell office:value-type="float" office:value="154.79176201749999" table:style-name="ce14">
            <text:p>154,8</text:p>
          </table:table-cell>
          <table:table-cell office:value-type="float" office:value="165.84769934139999" table:style-name="ce14">
            <text:p>165,8</text:p>
          </table:table-cell>
          <table:table-cell office:value-type="float" office:value="163.59656483410001" table:style-name="ce14">
            <text:p>163,6</text:p>
          </table:table-cell>
          <table:table-cell office:value-type="float" office:value="163.01093068200001" table:style-name="ce14">
            <text:p>163,0</text:p>
          </table:table-cell>
          <table:table-cell office:value-type="float" office:value="163.44529848190001" table:style-name="ce14">
            <text:p>163,4</text:p>
          </table:table-cell>
          <table:table-cell office:value-type="float" office:value="165.38422380860001" table:style-name="ce14">
            <text:p>165,4</text:p>
          </table:table-cell>
          <table:table-cell office:value-type="float" office:value="176.17701399559999" table:style-name="ce14">
            <text:p>176,2</text:p>
          </table:table-cell>
          <table:table-cell office:value-type="float" office:value="172.97482999409999" table:style-name="ce14">
            <text:p>173,0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2.k Készpénz és betét<text:s/></text:p>
          </table:table-cell>
          <table:table-cell office:value-type="float" office:value="1893.0725927408" table:style-name="ce14">
            <text:p>1 893,1</text:p>
          </table:table-cell>
          <table:table-cell office:value-type="float" office:value="1567.5760630113" table:style-name="ce14">
            <text:p>1 567,6</text:p>
          </table:table-cell>
          <table:table-cell office:value-type="float" office:value="1582.3641452961001" table:style-name="ce14">
            <text:p>1 582,4</text:p>
          </table:table-cell>
          <table:table-cell office:value-type="float" office:value="1890.7192697426001" table:style-name="ce14">
            <text:p>1 890,7</text:p>
          </table:table-cell>
          <table:table-cell office:value-type="float" office:value="1852.7895209793001" table:style-name="ce14">
            <text:p>1 852,8</text:p>
          </table:table-cell>
          <table:table-cell office:value-type="float" office:value="2212.1606435446001" table:style-name="ce14">
            <text:p>2 212,2</text:p>
          </table:table-cell>
          <table:table-cell office:value-type="float" office:value="2109.7091049029" table:style-name="ce14">
            <text:p>2 109,7</text:p>
          </table:table-cell>
          <table:table-cell office:value-type="float" office:value="2866.3131521521" table:style-name="ce14">
            <text:p>2 866,3</text:p>
          </table:table-cell>
          <table:table-cell office:value-type="float" office:value="2868.5311570927001" table:style-name="ce14">
            <text:p>2 868,5</text:p>
          </table:table-cell>
          <table:table-cell office:value-type="float" office:value="3552.6984768448001" table:style-name="ce14">
            <text:p>3 552,7</text:p>
          </table:table-cell>
          <table:table-cell office:value-type="float" office:value="3901.5769552206998" table:style-name="ce14">
            <text:p>3 901,6</text:p>
          </table:table-cell>
          <table:table-cell office:value-type="float" office:value="3996.9935328206998" table:style-name="ce14">
            <text:p>3 997,0</text:p>
          </table:table-cell>
          <table:table-cell office:value-type="float" office:value="4181.5667622273004" table:style-name="ce14">
            <text:p>4 181,6</text:p>
          </table:table-cell>
          <table:table-cell office:value-type="float" office:value="3966.979841673" table:style-name="ce14">
            <text:p>3 967,0</text:p>
          </table:table-cell>
          <table:table-cell office:value-type="float" office:value="4390.7574015916998" table:style-name="ce14">
            <text:p>4 390,8</text:p>
          </table:table-cell>
          <table:table-cell office:value-type="float" office:value="4161.7901769684004" table:style-name="ce14">
            <text:p>4 161,8</text:p>
          </table:table-cell>
          <table:table-cell office:value-type="float" office:value="4636.6753512624" table:style-name="ce14">
            <text:p>4 636,7</text:p>
          </table:table-cell>
          <table:table-cell office:value-type="float" office:value="4900.8340597278002" table:style-name="ce14">
            <text:p>4 900,8</text:p>
          </table:table-cell>
          <table:table-cell office:value-type="float" office:value="4971.6923498798997" table:style-name="ce14">
            <text:p>4 971,7</text:p>
          </table:table-cell>
          <table:table-cell office:value-type="float" office:value="4909.9732587600001" table:style-name="ce14">
            <text:p>4 910,0</text:p>
          </table:table-cell>
          <table:table-cell office:value-type="float" office:value="5077.2290026885003" table:style-name="ce14">
            <text:p>5 077,2</text:p>
          </table:table-cell>
          <table:table-cell office:value-type="float" office:value="4928.8737888607002" table:style-name="ce14">
            <text:p>4 928,9</text:p>
          </table:table-cell>
          <table:table-cell office:value-type="float" office:value="5078.2404023377003" table:style-name="ce14">
            <text:p>5 078,2</text:p>
          </table:table-cell>
          <table:table-cell office:value-type="float" office:value="4677.4866539244003" table:style-name="ce14">
            <text:p>4 677,5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3.k Hitelek<text:s/></text:p>
          </table:table-cell>
          <table:table-cell office:value-type="float" office:value="1302.4497174414" table:style-name="ce14">
            <text:p>1 302,4</text:p>
          </table:table-cell>
          <table:table-cell office:value-type="float" office:value="1303.2109641561999" table:style-name="ce14">
            <text:p>1 303,2</text:p>
          </table:table-cell>
          <table:table-cell office:value-type="float" office:value="1274.4623587292001" table:style-name="ce14">
            <text:p>1 274,5</text:p>
          </table:table-cell>
          <table:table-cell office:value-type="float" office:value="1427.0438877826" table:style-name="ce14">
            <text:p>1 427,0</text:p>
          </table:table-cell>
          <table:table-cell office:value-type="float" office:value="1567.3353264765001" table:style-name="ce14">
            <text:p>1 567,3</text:p>
          </table:table-cell>
          <table:table-cell office:value-type="float" office:value="1570.7298160539999" table:style-name="ce14">
            <text:p>1 570,7</text:p>
          </table:table-cell>
          <table:table-cell office:value-type="float" office:value="1625.2337793444001" table:style-name="ce14">
            <text:p>1 625,2</text:p>
          </table:table-cell>
          <table:table-cell office:value-type="float" office:value="1519.7138008989" table:style-name="ce14">
            <text:p>1 519,7</text:p>
          </table:table-cell>
          <table:table-cell office:value-type="float" office:value="2132.4482915682001" table:style-name="ce14">
            <text:p>2 132,4</text:p>
          </table:table-cell>
          <table:table-cell office:value-type="float" office:value="2393.7871258784999" table:style-name="ce14">
            <text:p>2 393,8</text:p>
          </table:table-cell>
          <table:table-cell office:value-type="float" office:value="2535.9991943211999" table:style-name="ce14">
            <text:p>2 536,0</text:p>
          </table:table-cell>
          <table:table-cell office:value-type="float" office:value="2895.3009506704002" table:style-name="ce14">
            <text:p>2 895,3</text:p>
          </table:table-cell>
          <table:table-cell office:value-type="float" office:value="3063.7422350827001" table:style-name="ce14">
            <text:p>3 063,7</text:p>
          </table:table-cell>
          <table:table-cell office:value-type="float" office:value="3168.1568996701999" table:style-name="ce14">
            <text:p>3 168,2</text:p>
          </table:table-cell>
          <table:table-cell office:value-type="float" office:value="3135.7566545198001" table:style-name="ce14">
            <text:p>3 135,8</text:p>
          </table:table-cell>
          <table:table-cell office:value-type="float" office:value="3143.7534375670998" table:style-name="ce14">
            <text:p>3 143,8</text:p>
          </table:table-cell>
          <table:table-cell office:value-type="float" office:value="3095.6552841845" table:style-name="ce14">
            <text:p>3 095,7</text:p>
          </table:table-cell>
          <table:table-cell office:value-type="float" office:value="3184.7131913397998" table:style-name="ce14">
            <text:p>3 184,7</text:p>
          </table:table-cell>
          <table:table-cell office:value-type="float" office:value="3433.4383125717" table:style-name="ce14">
            <text:p>3 433,4</text:p>
          </table:table-cell>
          <table:table-cell office:value-type="float" office:value="3368.3349369222001" table:style-name="ce14">
            <text:p>3 368,3</text:p>
          </table:table-cell>
          <table:table-cell office:value-type="float" office:value="3460.9802620617002" table:style-name="ce14">
            <text:p>3 461,0</text:p>
          </table:table-cell>
          <table:table-cell office:value-type="float" office:value="3511.9531349688" table:style-name="ce14">
            <text:p>3 512,0</text:p>
          </table:table-cell>
          <table:table-cell office:value-type="float" office:value="4033.9237367630999" table:style-name="ce14">
            <text:p>4 033,9</text:p>
          </table:table-cell>
          <table:table-cell office:value-type="float" office:value="3801.5647944847001" table:style-name="ce14">
            <text:p>3 801,6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4.k Biztosítás, nyugdíj és standardizált garanciák<text:s/></text:p>
          </table:table-cell>
          <table:table-cell office:value-type="float" office:value="82.634352619699996" table:style-name="ce14">
            <text:p>82,6</text:p>
          </table:table-cell>
          <table:table-cell office:value-type="float" office:value="83.710935515599999" table:style-name="ce14">
            <text:p>83,7</text:p>
          </table:table-cell>
          <table:table-cell office:value-type="float" office:value="85.759608548800003" table:style-name="ce14">
            <text:p>85,8</text:p>
          </table:table-cell>
          <table:table-cell office:value-type="float" office:value="87.353091042900004" table:style-name="ce14">
            <text:p>87,4</text:p>
          </table:table-cell>
          <table:table-cell office:value-type="float" office:value="93.826792386099996" table:style-name="ce14">
            <text:p>93,8</text:p>
          </table:table-cell>
          <table:table-cell office:value-type="float" office:value="100.67884801370001" table:style-name="ce14">
            <text:p>100,7</text:p>
          </table:table-cell>
          <table:table-cell office:value-type="float" office:value="103.84451142419999" table:style-name="ce14">
            <text:p>103,8</text:p>
          </table:table-cell>
          <table:table-cell office:value-type="float" office:value="106.7311850561" table:style-name="ce14">
            <text:p>106,7</text:p>
          </table:table-cell>
          <table:table-cell office:value-type="float" office:value="112.62112644530001" table:style-name="ce14">
            <text:p>112,6</text:p>
          </table:table-cell>
          <table:table-cell office:value-type="float" office:value="117.3506579404" table:style-name="ce14">
            <text:p>117,4</text:p>
          </table:table-cell>
          <table:table-cell office:value-type="float" office:value="119.20481144519999" table:style-name="ce14">
            <text:p>119,2</text:p>
          </table:table-cell>
          <table:table-cell office:value-type="float" office:value="124.2462648601" table:style-name="ce14">
            <text:p>124,2</text:p>
          </table:table-cell>
          <table:table-cell office:value-type="float" office:value="130.24424926489999" table:style-name="ce14">
            <text:p>130,2</text:p>
          </table:table-cell>
          <table:table-cell office:value-type="float" office:value="134.24817866640001" table:style-name="ce14">
            <text:p>134,2</text:p>
          </table:table-cell>
          <table:table-cell office:value-type="float" office:value="138.43256616740001" table:style-name="ce14">
            <text:p>138,4</text:p>
          </table:table-cell>
          <table:table-cell office:value-type="float" office:value="142.81908618649999" table:style-name="ce14">
            <text:p>142,8</text:p>
          </table:table-cell>
          <table:table-cell office:value-type="float" office:value="150.28255747310001" table:style-name="ce14">
            <text:p>150,3</text:p>
          </table:table-cell>
          <table:table-cell office:value-type="float" office:value="161.6715106206" table:style-name="ce14">
            <text:p>161,7</text:p>
          </table:table-cell>
          <table:table-cell office:value-type="float" office:value="163.9850539782" table:style-name="ce14">
            <text:p>164,0</text:p>
          </table:table-cell>
          <table:table-cell office:value-type="float" office:value="167.02218841280001" table:style-name="ce14">
            <text:p>167,0</text:p>
          </table:table-cell>
          <table:table-cell office:value-type="float" office:value="173.62304560920001" table:style-name="ce14">
            <text:p>173,6</text:p>
          </table:table-cell>
          <table:table-cell office:value-type="float" office:value="179.7982056017" table:style-name="ce14">
            <text:p>179,8</text:p>
          </table:table-cell>
          <table:table-cell office:value-type="float" office:value="190.06056899500001" table:style-name="ce14">
            <text:p>190,1</text:p>
          </table:table-cell>
          <table:table-cell office:value-type="float" office:value="191.27692872119999" table:style-name="ce14">
            <text:p>191,3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5.k Kereskedelmi hitelek<text:s/></text:p>
          </table:table-cell>
          <table:table-cell office:value-type="float" office:value="1157.2202614073999" table:style-name="ce14">
            <text:p>1 157,2</text:p>
          </table:table-cell>
          <table:table-cell office:value-type="float" office:value="1151.2600747813001" table:style-name="ce14">
            <text:p>1 151,3</text:p>
          </table:table-cell>
          <table:table-cell office:value-type="float" office:value="1149.4009258652" table:style-name="ce14">
            <text:p>1 149,4</text:p>
          </table:table-cell>
          <table:table-cell office:value-type="float" office:value="1088.7322375392" table:style-name="ce14">
            <text:p>1 088,7</text:p>
          </table:table-cell>
          <table:table-cell office:value-type="float" office:value="1221.0468483508" table:style-name="ce14">
            <text:p>1 221,0</text:p>
          </table:table-cell>
          <table:table-cell office:value-type="float" office:value="1306.7748729673001" table:style-name="ce14">
            <text:p>1 306,8</text:p>
          </table:table-cell>
          <table:table-cell office:value-type="float" office:value="1303.803575933" table:style-name="ce14">
            <text:p>1 303,8</text:p>
          </table:table-cell>
          <table:table-cell office:value-type="float" office:value="1215.5935216698999" table:style-name="ce14">
            <text:p>1 215,6</text:p>
          </table:table-cell>
          <table:table-cell office:value-type="float" office:value="1310.5266015165" table:style-name="ce14">
            <text:p>1 310,5</text:p>
          </table:table-cell>
          <table:table-cell office:value-type="float" office:value="1380.899818392" table:style-name="ce14">
            <text:p>1 380,9</text:p>
          </table:table-cell>
          <table:table-cell office:value-type="float" office:value="1366.1963506779" table:style-name="ce14">
            <text:p>1 366,2</text:p>
          </table:table-cell>
          <table:table-cell office:value-type="float" office:value="1348.5179763454" table:style-name="ce14">
            <text:p>1 348,5</text:p>
          </table:table-cell>
          <table:table-cell office:value-type="float" office:value="1526.4014274594999" table:style-name="ce14">
            <text:p>1 526,4</text:p>
          </table:table-cell>
          <table:table-cell office:value-type="float" office:value="1549.6723375171" table:style-name="ce14">
            <text:p>1 549,7</text:p>
          </table:table-cell>
          <table:table-cell office:value-type="float" office:value="1530.9123658937999" table:style-name="ce14">
            <text:p>1 530,9</text:p>
          </table:table-cell>
          <table:table-cell office:value-type="float" office:value="1566.5507467213999" table:style-name="ce14">
            <text:p>1 566,6</text:p>
          </table:table-cell>
          <table:table-cell office:value-type="float" office:value="1719.6518921443001" table:style-name="ce14">
            <text:p>1 719,7</text:p>
          </table:table-cell>
          <table:table-cell office:value-type="float" office:value="1835.7715646065999" table:style-name="ce14">
            <text:p>1 835,8</text:p>
          </table:table-cell>
          <table:table-cell office:value-type="float" office:value="1792.4541157213" table:style-name="ce14">
            <text:p>1 792,5</text:p>
          </table:table-cell>
          <table:table-cell office:value-type="float" office:value="1728.1075422343999" table:style-name="ce14">
            <text:p>1 728,1</text:p>
          </table:table-cell>
          <table:table-cell office:value-type="float" office:value="2004.8171948321999" table:style-name="ce14">
            <text:p>2 004,8</text:p>
          </table:table-cell>
          <table:table-cell office:value-type="float" office:value="1980.8663027391999" table:style-name="ce14">
            <text:p>1 980,9</text:p>
          </table:table-cell>
          <table:table-cell office:value-type="float" office:value="2039.5706757851999" table:style-name="ce14">
            <text:p>2 039,6</text:p>
          </table:table-cell>
          <table:table-cell office:value-type="float" office:value="1839.7738380676001" table:style-name="ce14">
            <text:p>1 839,8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6.k Egyéb<text:s/></text:p>
          </table:table-cell>
          <table:table-cell office:value-type="float" office:value="606.45529203679996" table:style-name="ce14">
            <text:p>606,5</text:p>
          </table:table-cell>
          <table:table-cell office:value-type="float" office:value="587.72287900870003" table:style-name="ce14">
            <text:p>587,7</text:p>
          </table:table-cell>
          <table:table-cell office:value-type="float" office:value="697.75651015300002" table:style-name="ce14">
            <text:p>697,8</text:p>
          </table:table-cell>
          <table:table-cell office:value-type="float" office:value="649.85082744700003" table:style-name="ce14">
            <text:p>649,9</text:p>
          </table:table-cell>
          <table:table-cell office:value-type="float" office:value="633.69712033680003" table:style-name="ce14">
            <text:p>633,7</text:p>
          </table:table-cell>
          <table:table-cell office:value-type="float" office:value="701.80363522820005" table:style-name="ce14">
            <text:p>701,8</text:p>
          </table:table-cell>
          <table:table-cell office:value-type="float" office:value="919.57068653750002" table:style-name="ce14">
            <text:p>919,6</text:p>
          </table:table-cell>
          <table:table-cell office:value-type="float" office:value="1313.2842407763001" table:style-name="ce14">
            <text:p>1 313,3</text:p>
          </table:table-cell>
          <table:table-cell office:value-type="float" office:value="1272.976432702" table:style-name="ce14">
            <text:p>1 273,0</text:p>
          </table:table-cell>
          <table:table-cell office:value-type="float" office:value="1282.7613555183" table:style-name="ce14">
            <text:p>1 282,8</text:p>
          </table:table-cell>
          <table:table-cell office:value-type="float" office:value="960.64979093459999" table:style-name="ce14">
            <text:p>960,6</text:p>
          </table:table-cell>
          <table:table-cell office:value-type="float" office:value="627.21961793649996" table:style-name="ce14">
            <text:p>627,2</text:p>
          </table:table-cell>
          <table:table-cell office:value-type="float" office:value="393.79342463479998" table:style-name="ce14">
            <text:p>393,8</text:p>
          </table:table-cell>
          <table:table-cell office:value-type="float" office:value="776.57611065059996" table:style-name="ce14">
            <text:p>776,6</text:p>
          </table:table-cell>
          <table:table-cell office:value-type="float" office:value="615.19662873029995" table:style-name="ce14">
            <text:p>615,2</text:p>
          </table:table-cell>
          <table:table-cell office:value-type="float" office:value="314.80144153800001" table:style-name="ce14">
            <text:p>314,8</text:p>
          </table:table-cell>
          <table:table-cell office:value-type="float" office:value="323.5937828063" table:style-name="ce14">
            <text:p>323,6</text:p>
          </table:table-cell>
          <table:table-cell office:value-type="float" office:value="426.73571867419997" table:style-name="ce14">
            <text:p>426,7</text:p>
          </table:table-cell>
          <table:table-cell office:value-type="float" office:value="656.46828023160003" table:style-name="ce14">
            <text:p>656,5</text:p>
          </table:table-cell>
          <table:table-cell office:value-type="float" office:value="328.5000200325" table:style-name="ce14">
            <text:p>328,5</text:p>
          </table:table-cell>
          <table:table-cell office:value-type="float" office:value="288.91088721030002" table:style-name="ce14">
            <text:p>288,9</text:p>
          </table:table-cell>
          <table:table-cell office:value-type="float" office:value="466.4081438188" table:style-name="ce14">
            <text:p>466,4</text:p>
          </table:table-cell>
          <table:table-cell office:value-type="float" office:value="442.74773029369999" table:style-name="ce14">
            <text:p>442,7</text:p>
          </table:table-cell>
          <table:table-cell office:value-type="float" office:value="308.718407496" table:style-name="ce14">
            <text:p>308,7</text:p>
          </table:table-cell>
          <table:table-cell table:number-columns-repeated="16359" table:style-name="ce5"/>
        </table:table-row>
        <table:table-row table:style-name="ro6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8">
            <text:p>3.5.k Tartalékeszközök</text:p>
          </table:table-cell>
          <table:table-cell office:value-type="float" office:value="11114.501641606301" table:style-name="ce23">
            <text:p>11 114,5</text:p>
          </table:table-cell>
          <table:table-cell office:value-type="float" office:value="11191.6488421419" table:style-name="ce23">
            <text:p>11 191,6</text:p>
          </table:table-cell>
          <table:table-cell office:value-type="float" office:value="11074.872788758899" table:style-name="ce23">
            <text:p>11 074,9</text:p>
          </table:table-cell>
          <table:table-cell office:value-type="float" office:value="10888.354206358599" table:style-name="ce23">
            <text:p>10 888,4</text:p>
          </table:table-cell>
          <table:table-cell office:value-type="float" office:value="11040.5785427845" table:style-name="ce23">
            <text:p>11 040,6</text:p>
          </table:table-cell>
          <table:table-cell office:value-type="float" office:value="10951.1003902629" table:style-name="ce23">
            <text:p>10 951,1</text:p>
          </table:table-cell>
          <table:table-cell office:value-type="float" office:value="10065.907881106799" table:style-name="ce23">
            <text:p>10 065,9</text:p>
          </table:table-cell>
          <table:table-cell office:value-type="float" office:value="9494.4621113427002" table:style-name="ce23">
            <text:p>9 494,5</text:p>
          </table:table-cell>
          <table:table-cell office:value-type="float" office:value="8655.4194438727991" table:style-name="ce23">
            <text:p>8 655,4</text:p>
          </table:table-cell>
          <table:table-cell office:value-type="float" office:value="7835.9648387597999" table:style-name="ce23">
            <text:p>7 836,0</text:p>
          </table:table-cell>
          <table:table-cell office:value-type="float" office:value="7314.6640750161996" table:style-name="ce23">
            <text:p>7 314,7</text:p>
          </table:table-cell>
          <table:table-cell office:value-type="float" office:value="7583.8674674460999" table:style-name="ce23">
            <text:p>7 583,9</text:p>
          </table:table-cell>
          <table:table-cell office:value-type="float" office:value="7531.7642066052003" table:style-name="ce23">
            <text:p>7 531,8</text:p>
          </table:table-cell>
          <table:table-cell office:value-type="float" office:value="7246.4798070311999" table:style-name="ce23">
            <text:p>7 246,5</text:p>
          </table:table-cell>
          <table:table-cell office:value-type="float" office:value="6917.3797426096999" table:style-name="ce23">
            <text:p>6 917,4</text:p>
          </table:table-cell>
          <table:table-cell office:value-type="float" office:value="7247.3326929640998" table:style-name="ce23">
            <text:p>7 247,3</text:p>
          </table:table-cell>
          <table:table-cell office:value-type="float" office:value="7206.9517099731002" table:style-name="ce23">
            <text:p>7 207,0</text:p>
          </table:table-cell>
          <table:table-cell office:value-type="float" office:value="7906.4466844064" table:style-name="ce23">
            <text:p>7 906,4</text:p>
          </table:table-cell>
          <table:table-cell office:value-type="float" office:value="7682.2436587238999" table:style-name="ce23">
            <text:p>7 682,2</text:p>
          </table:table-cell>
          <table:table-cell office:value-type="float" office:value="8810.1886771395002" table:style-name="ce23">
            <text:p>8 810,2</text:p>
          </table:table-cell>
          <table:table-cell office:value-type="float" office:value="8814.6138193669995" table:style-name="ce23">
            <text:p>8 814,6</text:p>
          </table:table-cell>
          <table:table-cell office:value-type="float" office:value="8756.7425644014002" table:style-name="ce23">
            <text:p>8 756,7</text:p>
          </table:table-cell>
          <table:table-cell office:value-type="float" office:value="9493.0597763535006" table:style-name="ce23">
            <text:p>9 493,1</text:p>
          </table:table-cell>
          <table:table-cell office:value-type="float" office:value="9381.8901424521991" table:style-name="ce23">
            <text:p>9 381,9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5.1.k. Monetáris arany</text:p>
          </table:table-cell>
          <table:table-cell office:value-type="float" office:value="28.569194505900001" table:style-name="ce24">
            <text:p>28,6</text:p>
          </table:table-cell>
          <table:table-cell office:value-type="float" office:value="29.488167917599998" table:style-name="ce24">
            <text:p>29,5</text:p>
          </table:table-cell>
          <table:table-cell office:value-type="float" office:value="29.495270902800002" table:style-name="ce24">
            <text:p>29,5</text:p>
          </table:table-cell>
          <table:table-cell office:value-type="float" office:value="30.689254100900001" table:style-name="ce24">
            <text:p>30,7</text:p>
          </table:table-cell>
          <table:table-cell office:value-type="float" office:value="32.5386399502" table:style-name="ce24">
            <text:p>32,5</text:p>
          </table:table-cell>
          <table:table-cell office:value-type="float" office:value="32.902350207200001" table:style-name="ce24">
            <text:p>32,9</text:p>
          </table:table-cell>
          <table:table-cell office:value-type="float" office:value="31.046155146899999" table:style-name="ce24">
            <text:p>31,0</text:p>
          </table:table-cell>
          <table:table-cell office:value-type="float" office:value="30.129948331600001" table:style-name="ce24">
            <text:p>30,1</text:p>
          </table:table-cell>
          <table:table-cell office:value-type="float" office:value="33.766277307800003" table:style-name="ce24">
            <text:p>33,8</text:p>
          </table:table-cell>
          <table:table-cell office:value-type="float" office:value="37.065503424200003" table:style-name="ce24">
            <text:p>37,1</text:p>
          </table:table-cell>
          <table:table-cell office:value-type="float" office:value="36.231545972200003" table:style-name="ce24">
            <text:p>36,2</text:p>
          </table:table-cell>
          <table:table-cell office:value-type="float" office:value="3.4087419999999998E-4" table:style-name="ce24">
            <text:p>0,0</text:p>
          </table:table-cell>
          <table:table-cell office:value-type="float" office:value="35.466374964400003" table:style-name="ce24">
            <text:p>35,5</text:p>
          </table:table-cell>
          <table:table-cell office:value-type="float" office:value="33.327751383600003" table:style-name="ce24">
            <text:p>33,3</text:p>
          </table:table-cell>
          <table:table-cell office:value-type="float" office:value="33.5690504035" table:style-name="ce24">
            <text:p>33,6</text:p>
          </table:table-cell>
          <table:table-cell office:value-type="float" office:value="33.185596545300001" table:style-name="ce24">
            <text:p>33,2</text:p>
          </table:table-cell>
          <table:table-cell office:value-type="float" office:value="33.243636902799999" table:style-name="ce24">
            <text:p>33,2</text:p>
          </table:table-cell>
          <table:table-cell office:value-type="float" office:value="34.879880401199998" table:style-name="ce24">
            <text:p>34,9</text:p>
          </table:table-cell>
          <table:table-cell office:value-type="float" office:value="32.613329613700003" table:style-name="ce24">
            <text:p>32,6</text:p>
          </table:table-cell>
          <table:table-cell office:value-type="float" office:value="363.28551233640002" table:style-name="ce24">
            <text:p>363,3</text:p>
          </table:table-cell>
          <table:table-cell office:value-type="float" office:value="374.1217888576" table:style-name="ce24">
            <text:p>374,1</text:p>
          </table:table-cell>
          <table:table-cell office:value-type="float" office:value="407.14967612639998" table:style-name="ce24">
            <text:p>407,1</text:p>
          </table:table-cell>
          <table:table-cell office:value-type="float" office:value="461.12119543429998" table:style-name="ce24">
            <text:p>461,1</text:p>
          </table:table-cell>
          <table:table-cell office:value-type="float" office:value="454.85085844619999" table:style-name="ce24">
            <text:p>454,9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5">
            <text:p>3.5.1.1.k. Tömbarany és allokált aranyszámlák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33.227831740500001" table:style-name="ce24">
            <text:p>33,2</text:p>
          </table:table-cell>
          <table:table-cell office:value-type="float" office:value="34.863297312699999" table:style-name="ce24">
            <text:p>34,9</text:p>
          </table:table-cell>
          <table:table-cell office:value-type="float" office:value="32.597824121000002" table:style-name="ce24">
            <text:p>32,6</text:p>
          </table:table-cell>
          <table:table-cell office:value-type="float" office:value="363.26865297529997" table:style-name="ce24">
            <text:p>363,3</text:p>
          </table:table-cell>
          <table:table-cell office:value-type="float" office:value="374.10442660640001" table:style-name="ce24">
            <text:p>374,1</text:p>
          </table:table-cell>
          <table:table-cell office:value-type="float" office:value="407.13078111639999" table:style-name="ce24">
            <text:p>407,1</text:p>
          </table:table-cell>
          <table:table-cell office:value-type="float" office:value="461.09979571299999" table:style-name="ce24">
            <text:p>461,1</text:p>
          </table:table-cell>
          <table:table-cell office:value-type="float" office:value="454.82974971869999" table:style-name="ce24">
            <text:p>454,8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5">
            <text:p>3.5.1.2.k. Nem allokált aranyszámlák</text:p>
          </table:table-cell>
          <table:table-cell office:value-type="float" office:value="28.569194505900001" table:style-name="ce24">
            <text:p>28,6</text:p>
          </table:table-cell>
          <table:table-cell office:value-type="float" office:value="29.488167917599998" table:style-name="ce24">
            <text:p>29,5</text:p>
          </table:table-cell>
          <table:table-cell office:value-type="float" office:value="29.495270902800002" table:style-name="ce24">
            <text:p>29,5</text:p>
          </table:table-cell>
          <table:table-cell office:value-type="float" office:value="30.689254100900001" table:style-name="ce24">
            <text:p>30,7</text:p>
          </table:table-cell>
          <table:table-cell office:value-type="float" office:value="32.5386399502" table:style-name="ce24">
            <text:p>32,5</text:p>
          </table:table-cell>
          <table:table-cell office:value-type="float" office:value="32.902350207200001" table:style-name="ce24">
            <text:p>32,9</text:p>
          </table:table-cell>
          <table:table-cell office:value-type="float" office:value="31.046155146899999" table:style-name="ce24">
            <text:p>31,0</text:p>
          </table:table-cell>
          <table:table-cell office:value-type="float" office:value="30.129948331600001" table:style-name="ce24">
            <text:p>30,1</text:p>
          </table:table-cell>
          <table:table-cell office:value-type="float" office:value="33.766277307800003" table:style-name="ce24">
            <text:p>33,8</text:p>
          </table:table-cell>
          <table:table-cell office:value-type="float" office:value="37.065503424200003" table:style-name="ce24">
            <text:p>37,1</text:p>
          </table:table-cell>
          <table:table-cell office:value-type="float" office:value="36.231545972200003" table:style-name="ce24">
            <text:p>36,2</text:p>
          </table:table-cell>
          <table:table-cell office:value-type="float" office:value="3.4087419999999998E-4" table:style-name="ce24">
            <text:p>0,0</text:p>
          </table:table-cell>
          <table:table-cell office:value-type="float" office:value="35.466374964400003" table:style-name="ce24">
            <text:p>35,5</text:p>
          </table:table-cell>
          <table:table-cell office:value-type="float" office:value="33.327751383600003" table:style-name="ce24">
            <text:p>33,3</text:p>
          </table:table-cell>
          <table:table-cell office:value-type="float" office:value="33.5690504035" table:style-name="ce24">
            <text:p>33,6</text:p>
          </table:table-cell>
          <table:table-cell office:value-type="float" office:value="33.185596545300001" table:style-name="ce24">
            <text:p>33,2</text:p>
          </table:table-cell>
          <table:table-cell office:value-type="float" office:value="1.5805162399999999E-2" table:style-name="ce24">
            <text:p>0,0</text:p>
          </table:table-cell>
          <table:table-cell office:value-type="float" office:value="1.6583088499999999E-2" table:style-name="ce24">
            <text:p>0,0</text:p>
          </table:table-cell>
          <table:table-cell office:value-type="float" office:value="1.55054927E-2" table:style-name="ce24">
            <text:p>0,0</text:p>
          </table:table-cell>
          <table:table-cell office:value-type="float" office:value="1.6859361100000001E-2" table:style-name="ce24">
            <text:p>0,0</text:p>
          </table:table-cell>
          <table:table-cell office:value-type="float" office:value="1.7362251200000001E-2" table:style-name="ce24">
            <text:p>0,0</text:p>
          </table:table-cell>
          <table:table-cell office:value-type="float" office:value="1.889501E-2" table:style-name="ce24">
            <text:p>0,0</text:p>
          </table:table-cell>
          <table:table-cell office:value-type="float" office:value="2.1399721300000001E-2" table:style-name="ce24">
            <text:p>0,0</text:p>
          </table:table-cell>
          <table:table-cell office:value-type="float" office:value="2.1108727399999999E-2" table:style-name="ce24">
            <text:p>0,0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6">
            <text:p>3.5.2.k. SDR</text:p>
          </table:table-cell>
          <table:table-cell office:value-type="float" office:value="4.6522636824000001" table:style-name="ce24">
            <text:p>4,7</text:p>
          </table:table-cell>
          <table:table-cell office:value-type="float" office:value="4.6288506085999996" table:style-name="ce24">
            <text:p>4,6</text:p>
          </table:table-cell>
          <table:table-cell office:value-type="float" office:value="4.7329177932000004" table:style-name="ce24">
            <text:p>4,7</text:p>
          </table:table-cell>
          <table:table-cell office:value-type="float" office:value="4.8256525041999998" table:style-name="ce24">
            <text:p>4,8</text:p>
          </table:table-cell>
          <table:table-cell office:value-type="float" office:value="4.9150898452999998" table:style-name="ce24">
            <text:p>4,9</text:p>
          </table:table-cell>
          <table:table-cell office:value-type="float" office:value="5.0004864982999999" table:style-name="ce24">
            <text:p>5,0</text:p>
          </table:table-cell>
          <table:table-cell office:value-type="float" office:value="4.8933951919999998" table:style-name="ce24">
            <text:p>4,9</text:p>
          </table:table-cell>
          <table:table-cell office:value-type="float" office:value="4.9145341946999999" table:style-name="ce24">
            <text:p>4,9</text:p>
          </table:table-cell>
          <table:table-cell office:value-type="float" office:value="4.7629355116000003" table:style-name="ce24">
            <text:p>4,8</text:p>
          </table:table-cell>
          <table:table-cell office:value-type="float" office:value="4.8055168545000004" table:style-name="ce24">
            <text:p>4,8</text:p>
          </table:table-cell>
          <table:table-cell office:value-type="float" office:value="4.6435024881000002" table:style-name="ce24">
            <text:p>4,6</text:p>
          </table:table-cell>
          <table:table-cell office:value-type="float" office:value="4.6770650539999998" table:style-name="ce24">
            <text:p>4,7</text:p>
          </table:table-cell>
          <table:table-cell office:value-type="float" office:value="4.4874806809000001" table:style-name="ce24">
            <text:p>4,5</text:p>
          </table:table-cell>
          <table:table-cell office:value-type="float" office:value="4.0410162598000001" table:style-name="ce24">
            <text:p>4,0</text:p>
          </table:table-cell>
          <table:table-cell office:value-type="float" office:value="3.6023023724000001" table:style-name="ce24">
            <text:p>3,6</text:p>
          </table:table-cell>
          <table:table-cell office:value-type="float" office:value="3.1755005379000001" table:style-name="ce24">
            <text:p>3,2</text:p>
          </table:table-cell>
          <table:table-cell office:value-type="float" office:value="2.6930675731" table:style-name="ce24">
            <text:p>2,7</text:p>
          </table:table-cell>
          <table:table-cell office:value-type="float" office:value="2.2876762204999999" table:style-name="ce24">
            <text:p>2,3</text:p>
          </table:table-cell>
          <table:table-cell office:value-type="float" office:value="1.5747776089000001" table:style-name="ce24">
            <text:p>1,6</text:p>
          </table:table-cell>
          <table:table-cell office:value-type="float" office:value="0.86545235009999999" table:style-name="ce24">
            <text:p>0,9</text:p>
          </table:table-cell>
          <table:table-cell office:value-type="float" office:value="0.27829037909999998" table:style-name="ce24">
            <text:p>0,3</text:p>
          </table:table-cell>
          <table:table-cell office:value-type="float" office:value="0.64903419009999996" table:style-name="ce24">
            <text:p>0,6</text:p>
          </table:table-cell>
          <table:table-cell office:value-type="float" office:value="1.1132990107" table:style-name="ce24">
            <text:p>1,1</text:p>
          </table:table-cell>
          <table:table-cell office:value-type="float" office:value="0.41483370130000002" table:style-name="ce24">
            <text:p>0,4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6">
            <text:p>3.5.3.k. Tartalékpozíció a Nemzetközi Valutaalapnál (RPF)</text:p>
          </table:table-cell>
          <table:table-cell office:value-type="float" office:value="25.463038360500001" table:style-name="ce24">
            <text:p>25,5</text:p>
          </table:table-cell>
          <table:table-cell office:value-type="float" office:value="25.897218460200001" table:style-name="ce24">
            <text:p>25,9</text:p>
          </table:table-cell>
          <table:table-cell office:value-type="float" office:value="26.921381382300002" table:style-name="ce24">
            <text:p>26,9</text:p>
          </table:table-cell>
          <table:table-cell office:value-type="float" office:value="27.713686224" table:style-name="ce24">
            <text:p>27,7</text:p>
          </table:table-cell>
          <table:table-cell office:value-type="float" office:value="28.495653444199998" table:style-name="ce24">
            <text:p>28,5</text:p>
          </table:table-cell>
          <table:table-cell office:value-type="float" office:value="29.296819104299999" table:style-name="ce24">
            <text:p>29,3</text:p>
          </table:table-cell>
          <table:table-cell office:value-type="float" office:value="28.945339976" table:style-name="ce24">
            <text:p>28,9</text:p>
          </table:table-cell>
          <table:table-cell office:value-type="float" office:value="29.352937620599999" table:style-name="ce24">
            <text:p>29,4</text:p>
          </table:table-cell>
          <table:table-cell office:value-type="float" office:value="116.4313511308" table:style-name="ce24">
            <text:p>116,4</text:p>
          </table:table-cell>
          <table:table-cell office:value-type="float" office:value="118.747469915" table:style-name="ce24">
            <text:p>118,7</text:p>
          </table:table-cell>
          <table:table-cell office:value-type="float" office:value="115.6323799223" table:style-name="ce24">
            <text:p>115,6</text:p>
          </table:table-cell>
          <table:table-cell office:value-type="float" office:value="117.7719470162" table:style-name="ce24">
            <text:p>117,8</text:p>
          </table:table-cell>
          <table:table-cell office:value-type="float" office:value="117.46073725710001" table:style-name="ce24">
            <text:p>117,5</text:p>
          </table:table-cell>
          <table:table-cell office:value-type="float" office:value="112.717780832" table:style-name="ce24">
            <text:p>112,7</text:p>
          </table:table-cell>
          <table:table-cell office:value-type="float" office:value="111.419078568" table:style-name="ce24">
            <text:p>111,4</text:p>
          </table:table-cell>
          <table:table-cell office:value-type="float" office:value="110.03359665959999" table:style-name="ce24">
            <text:p>110,0</text:p>
          </table:table-cell>
          <table:table-cell office:value-type="float" office:value="110.7607502314" table:style-name="ce24">
            <text:p>110,8</text:p>
          </table:table-cell>
          <table:table-cell office:value-type="float" office:value="118.5798954293" table:style-name="ce24">
            <text:p>118,6</text:p>
          </table:table-cell>
          <table:table-cell office:value-type="float" office:value="116.95502139849999" table:style-name="ce24">
            <text:p>117,0</text:p>
          </table:table-cell>
          <table:table-cell office:value-type="float" office:value="116.5749864042" table:style-name="ce24">
            <text:p>116,6</text:p>
          </table:table-cell>
          <table:table-cell office:value-type="float" office:value="118.8551963701" table:style-name="ce24">
            <text:p>118,9</text:p>
          </table:table-cell>
          <table:table-cell office:value-type="float" office:value="118.1729288212" table:style-name="ce24">
            <text:p>118,2</text:p>
          </table:table-cell>
          <table:table-cell office:value-type="float" office:value="124.9447334836" table:style-name="ce24">
            <text:p>124,9</text:p>
          </table:table-cell>
          <table:table-cell office:value-type="float" office:value="121.9643015597" table:style-name="ce24">
            <text:p>122,0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6">
            <text:p>3.5.4.k. Készpénz és betét</text:p>
          </table:table-cell>
          <table:table-cell office:value-type="float" office:value="1326.0054142839001" table:style-name="ce24">
            <text:p>1 326,0</text:p>
          </table:table-cell>
          <table:table-cell office:value-type="float" office:value="1106.0113126399999" table:style-name="ce24">
            <text:p>1 106,0</text:p>
          </table:table-cell>
          <table:table-cell office:value-type="float" office:value="1140.9478705911999" table:style-name="ce24">
            <text:p>1 140,9</text:p>
          </table:table-cell>
          <table:table-cell office:value-type="float" office:value="953.96913135600005" table:style-name="ce24">
            <text:p>954,0</text:p>
          </table:table-cell>
          <table:table-cell office:value-type="float" office:value="659.13239732800002" table:style-name="ce24">
            <text:p>659,1</text:p>
          </table:table-cell>
          <table:table-cell office:value-type="float" office:value="1198.7027205891" table:style-name="ce24">
            <text:p>1 198,7</text:p>
          </table:table-cell>
          <table:table-cell office:value-type="float" office:value="996.59069119319997" table:style-name="ce24">
            <text:p>996,6</text:p>
          </table:table-cell>
          <table:table-cell office:value-type="float" office:value="1015.516799749" table:style-name="ce24">
            <text:p>1 015,5</text:p>
          </table:table-cell>
          <table:table-cell office:value-type="float" office:value="1653.3934658566" table:style-name="ce24">
            <text:p>1 653,4</text:p>
          </table:table-cell>
          <table:table-cell office:value-type="float" office:value="1056.9050594309999" table:style-name="ce24">
            <text:p>1 056,9</text:p>
          </table:table-cell>
          <table:table-cell office:value-type="float" office:value="769.41018271029998" table:style-name="ce24">
            <text:p>769,4</text:p>
          </table:table-cell>
          <table:table-cell office:value-type="float" office:value="1643.9641345851001" table:style-name="ce24">
            <text:p>1 644,0</text:p>
          </table:table-cell>
          <table:table-cell office:value-type="float" office:value="1800.2038185874001" table:style-name="ce24">
            <text:p>1 800,2</text:p>
          </table:table-cell>
          <table:table-cell office:value-type="float" office:value="2143.0971858143998" table:style-name="ce24">
            <text:p>2 143,1</text:p>
          </table:table-cell>
          <table:table-cell office:value-type="float" office:value="1572.2113447448" table:style-name="ce24">
            <text:p>1 572,2</text:p>
          </table:table-cell>
          <table:table-cell office:value-type="float" office:value="1963.2878012913" table:style-name="ce24">
            <text:p>1 963,3</text:p>
          </table:table-cell>
          <table:table-cell office:value-type="float" office:value="1826.3532205526999" table:style-name="ce24">
            <text:p>1 826,4</text:p>
          </table:table-cell>
          <table:table-cell office:value-type="float" office:value="1448.3083656328999" table:style-name="ce24">
            <text:p>1 448,3</text:p>
          </table:table-cell>
          <table:table-cell office:value-type="float" office:value="1811.7444777072001" table:style-name="ce24">
            <text:p>1 811,7</text:p>
          </table:table-cell>
          <table:table-cell office:value-type="float" office:value="2081.1289394840001" table:style-name="ce24">
            <text:p>2 081,1</text:p>
          </table:table-cell>
          <table:table-cell office:value-type="float" office:value="1522.0054583404999" table:style-name="ce24">
            <text:p>1 522,0</text:p>
          </table:table-cell>
          <table:table-cell office:value-type="float" office:value="952.07365945080005" table:style-name="ce24">
            <text:p>952,1</text:p>
          </table:table-cell>
          <table:table-cell office:value-type="float" office:value="1380.6571227417001" table:style-name="ce24">
            <text:p>1 380,7</text:p>
          </table:table-cell>
          <table:table-cell office:value-type="float" office:value="1517.5334126292" table:style-name="ce24">
            <text:p>1 517,5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6">
            <text:p>3.5.5.k. Értékpapírok</text:p>
          </table:table-cell>
          <table:table-cell office:value-type="float" office:value="9128.5202808232007" table:style-name="ce24">
            <text:p>9 128,5</text:p>
          </table:table-cell>
          <table:table-cell office:value-type="float" office:value="9753.8920536778005" table:style-name="ce24">
            <text:p>9 753,9</text:p>
          </table:table-cell>
          <table:table-cell office:value-type="float" office:value="9598.1971920519009" table:style-name="ce24">
            <text:p>9 598,2</text:p>
          </table:table-cell>
          <table:table-cell office:value-type="float" office:value="9644.4360320163996" table:style-name="ce24">
            <text:p>9 644,4</text:p>
          </table:table-cell>
          <table:table-cell office:value-type="float" office:value="9885.3024830819995" table:style-name="ce24">
            <text:p>9 885,3</text:p>
          </table:table-cell>
          <table:table-cell office:value-type="float" office:value="9656.7539938641003" table:style-name="ce24">
            <text:p>9 656,8</text:p>
          </table:table-cell>
          <table:table-cell office:value-type="float" office:value="8896.2446145987997" table:style-name="ce24">
            <text:p>8 896,2</text:p>
          </table:table-cell>
          <table:table-cell office:value-type="float" office:value="8363.1810526843001" table:style-name="ce24">
            <text:p>8 363,2</text:p>
          </table:table-cell>
          <table:table-cell office:value-type="float" office:value="6760.8982840659" table:style-name="ce24">
            <text:p>6 760,9</text:p>
          </table:table-cell>
          <table:table-cell office:value-type="float" office:value="6502.5363331352" table:style-name="ce24">
            <text:p>6 502,5</text:p>
          </table:table-cell>
          <table:table-cell office:value-type="float" office:value="6347.2110589233998" table:style-name="ce24">
            <text:p>6 347,2</text:p>
          </table:table-cell>
          <table:table-cell office:value-type="float" office:value="5813.7076104562002" table:style-name="ce24">
            <text:p>5 813,7</text:p>
          </table:table-cell>
          <table:table-cell office:value-type="float" office:value="5469.1385631153998" table:style-name="ce24">
            <text:p>5 469,1</text:p>
          </table:table-cell>
          <table:table-cell office:value-type="float" office:value="4883.0594817415003" table:style-name="ce24">
            <text:p>4 883,1</text:p>
          </table:table-cell>
          <table:table-cell office:value-type="float" office:value="5153.8079727056002" table:style-name="ce24">
            <text:p>5 153,8</text:p>
          </table:table-cell>
          <table:table-cell office:value-type="float" office:value="5056.1675477379003" table:style-name="ce24">
            <text:p>5 056,2</text:p>
          </table:table-cell>
          <table:table-cell office:value-type="float" office:value="5162.4590011199998" table:style-name="ce24">
            <text:p>5 162,5</text:p>
          </table:table-cell>
          <table:table-cell office:value-type="float" office:value="6230.0944843555999" table:style-name="ce24">
            <text:p>6 230,1</text:p>
          </table:table-cell>
          <table:table-cell office:value-type="float" office:value="5604.7311532609001" table:style-name="ce24">
            <text:p>5 604,7</text:p>
          </table:table-cell>
          <table:table-cell office:value-type="float" office:value="6226.5320315353001" table:style-name="ce24">
            <text:p>6 226,5</text:p>
          </table:table-cell>
          <table:table-cell office:value-type="float" office:value="6663.6647804588001" table:style-name="ce24">
            <text:p>6 663,7</text:p>
          </table:table-cell>
          <table:table-cell office:value-type="float" office:value="7066.2344352928003" table:style-name="ce24">
            <text:p>7 066,2</text:p>
          </table:table-cell>
          <table:table-cell office:value-type="float" office:value="7436.4169660464004" table:style-name="ce24">
            <text:p>7 436,4</text:p>
          </table:table-cell>
          <table:table-cell office:value-type="float" office:value="7255.2263688659996" table:style-name="ce24">
            <text:p>7 255,2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5">
            <text:p>3.5.5.1.k. <text:s/>Részesedések és befektetési jegyek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0" table:style-name="ce24">
            <text:p>0,0</text:p>
          </table:table-cell>
          <table:table-cell office:value-type="float" office:value="15.4900085623" table:style-name="ce24">
            <text:p>15,5</text:p>
          </table:table-cell>
          <table:table-cell office:value-type="float" office:value="15.5249514285" table:style-name="ce24">
            <text:p>15,5</text:p>
          </table:table-cell>
          <table:table-cell office:value-type="float" office:value="15.198511293499999" table:style-name="ce24">
            <text:p>15,2</text:p>
          </table:table-cell>
          <table:table-cell office:value-type="float" office:value="15.4491143732" table:style-name="ce24">
            <text:p>15,4</text:p>
          </table:table-cell>
          <table:table-cell office:value-type="float" office:value="15.310919479100001" table:style-name="ce24">
            <text:p>15,3</text:p>
          </table:table-cell>
          <table:table-cell office:value-type="float" office:value="14.529167875500001" table:style-name="ce24">
            <text:p>14,5</text:p>
          </table:table-cell>
          <table:table-cell office:value-type="float" office:value="14.534038434799999" table:style-name="ce24">
            <text:p>14,5</text:p>
          </table:table-cell>
          <table:table-cell office:value-type="float" office:value="14.5667502054" table:style-name="ce24">
            <text:p>14,6</text:p>
          </table:table-cell>
          <table:table-cell office:value-type="float" office:value="15.0005896695" table:style-name="ce24">
            <text:p>15,0</text:p>
          </table:table-cell>
          <table:table-cell office:value-type="float" office:value="16.0982154302" table:style-name="ce24">
            <text:p>16,1</text:p>
          </table:table-cell>
          <table:table-cell office:value-type="float" office:value="15.399026150899999" table:style-name="ce24">
            <text:p>15,4</text:p>
          </table:table-cell>
          <table:table-cell office:value-type="float" office:value="15.874609699800001" table:style-name="ce24">
            <text:p>15,9</text:p>
          </table:table-cell>
          <table:table-cell office:value-type="float" office:value="16.6807101196" table:style-name="ce24">
            <text:p>16,7</text:p>
          </table:table-cell>
          <table:table-cell office:value-type="float" office:value="16.2635829737" table:style-name="ce24">
            <text:p>16,3</text:p>
          </table:table-cell>
          <table:table-cell office:value-type="float" office:value="17.031349910799999" table:style-name="ce24">
            <text:p>17,0</text:p>
          </table:table-cell>
          <table:table-cell office:value-type="float" office:value="17.0187252371" table:style-name="ce24">
            <text:p>17,0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25">
            <text:p>3.5.5.2.k. Hitelviszonyt megtestesítő értékpapírok<text:s/></text:p>
          </table:table-cell>
          <table:table-cell office:value-type="float" office:value="9128.5202808232007" table:style-name="ce24">
            <text:p>9 128,5</text:p>
          </table:table-cell>
          <table:table-cell office:value-type="float" office:value="9753.8920536778005" table:style-name="ce24">
            <text:p>9 753,9</text:p>
          </table:table-cell>
          <table:table-cell office:value-type="float" office:value="9598.1971920519009" table:style-name="ce24">
            <text:p>9 598,2</text:p>
          </table:table-cell>
          <table:table-cell office:value-type="float" office:value="9644.4360320163996" table:style-name="ce24">
            <text:p>9 644,4</text:p>
          </table:table-cell>
          <table:table-cell office:value-type="float" office:value="9885.3024830819995" table:style-name="ce24">
            <text:p>9 885,3</text:p>
          </table:table-cell>
          <table:table-cell office:value-type="float" office:value="9656.7539938641003" table:style-name="ce24">
            <text:p>9 656,8</text:p>
          </table:table-cell>
          <table:table-cell office:value-type="float" office:value="8896.2446145987997" table:style-name="ce24">
            <text:p>8 896,2</text:p>
          </table:table-cell>
          <table:table-cell office:value-type="float" office:value="8363.1810526843001" table:style-name="ce24">
            <text:p>8 363,2</text:p>
          </table:table-cell>
          <table:table-cell office:value-type="float" office:value="6745.4082755035997" table:style-name="ce24">
            <text:p>6 745,4</text:p>
          </table:table-cell>
          <table:table-cell office:value-type="float" office:value="6487.0113817067004" table:style-name="ce24">
            <text:p>6 487,0</text:p>
          </table:table-cell>
          <table:table-cell office:value-type="float" office:value="6332.0125476298999" table:style-name="ce24">
            <text:p>6 332,0</text:p>
          </table:table-cell>
          <table:table-cell office:value-type="float" office:value="5798.258496083" table:style-name="ce24">
            <text:p>5 798,3</text:p>
          </table:table-cell>
          <table:table-cell office:value-type="float" office:value="5453.8276436364004" table:style-name="ce24">
            <text:p>5 453,8</text:p>
          </table:table-cell>
          <table:table-cell office:value-type="float" office:value="4868.5303138660001" table:style-name="ce24">
            <text:p>4 868,5</text:p>
          </table:table-cell>
          <table:table-cell office:value-type="float" office:value="5139.2739342707" table:style-name="ce24">
            <text:p>5 139,3</text:p>
          </table:table-cell>
          <table:table-cell office:value-type="float" office:value="5041.6007975324001" table:style-name="ce24">
            <text:p>5 041,6</text:p>
          </table:table-cell>
          <table:table-cell office:value-type="float" office:value="5147.4584114504996" table:style-name="ce24">
            <text:p>5 147,5</text:p>
          </table:table-cell>
          <table:table-cell office:value-type="float" office:value="6213.9962689254999" table:style-name="ce24">
            <text:p>6 214,0</text:p>
          </table:table-cell>
          <table:table-cell office:value-type="float" office:value="5589.3321271100003" table:style-name="ce24">
            <text:p>5 589,3</text:p>
          </table:table-cell>
          <table:table-cell office:value-type="float" office:value="6210.6574218354999" table:style-name="ce24">
            <text:p>6 210,7</text:p>
          </table:table-cell>
          <table:table-cell office:value-type="float" office:value="6646.9840703392001" table:style-name="ce24">
            <text:p>6 647,0</text:p>
          </table:table-cell>
          <table:table-cell office:value-type="float" office:value="7049.9708523192003" table:style-name="ce24">
            <text:p>7 050,0</text:p>
          </table:table-cell>
          <table:table-cell office:value-type="float" office:value="7419.3856161355998" table:style-name="ce24">
            <text:p>7 419,4</text:p>
          </table:table-cell>
          <table:table-cell office:value-type="float" office:value="7238.2076436287998" table:style-name="ce24">
            <text:p>7 238,2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5.6.k. Egyéb tartalékeszközök</text:p>
          </table:table-cell>
          <table:table-cell office:value-type="float" office:value="601.29144995039997" table:style-name="ce24">
            <text:p>601,3</text:p>
          </table:table-cell>
          <table:table-cell office:value-type="float" office:value="271.73123883760002" table:style-name="ce24">
            <text:p>271,7</text:p>
          </table:table-cell>
          <table:table-cell office:value-type="float" office:value="274.57815603749998" table:style-name="ce24">
            <text:p>274,6</text:p>
          </table:table-cell>
          <table:table-cell office:value-type="float" office:value="226.72045015719999" table:style-name="ce24">
            <text:p>226,7</text:p>
          </table:table-cell>
          <table:table-cell office:value-type="float" office:value="430.19427913470003" table:style-name="ce24">
            <text:p>430,2</text:p>
          </table:table-cell>
          <table:table-cell office:value-type="float" office:value="28.444019999999998" table:style-name="ce24">
            <text:p>28,4</text:p>
          </table:table-cell>
          <table:table-cell office:value-type="float" office:value="108.187685" table:style-name="ce24">
            <text:p>108,2</text:p>
          </table:table-cell>
          <table:table-cell office:value-type="float" office:value="51.366838762500002" table:style-name="ce24">
            <text:p>51,4</text:p>
          </table:table-cell>
          <table:table-cell office:value-type="float" office:value="86.16713" table:style-name="ce24">
            <text:p>86,2</text:p>
          </table:table-cell>
          <table:table-cell office:value-type="float" office:value="115.904956" table:style-name="ce24">
            <text:p>115,9</text:p>
          </table:table-cell>
          <table:table-cell office:value-type="float" office:value="41.535404999999997" table:style-name="ce24">
            <text:p>41,5</text:p>
          </table:table-cell>
          <table:table-cell office:value-type="float" office:value="3.7463694603" table:style-name="ce24">
            <text:p>3,7</text:p>
          </table:table-cell>
          <table:table-cell office:value-type="float" office:value="105.007232" table:style-name="ce24">
            <text:p>105,0</text:p>
          </table:table-cell>
          <table:table-cell office:value-type="float" office:value="70.236591000000004" table:style-name="ce24">
            <text:p>70,2</text:p>
          </table:table-cell>
          <table:table-cell office:value-type="float" office:value="42.769993815399999" table:style-name="ce24">
            <text:p>42,8</text:p>
          </table:table-cell>
          <table:table-cell office:value-type="float" office:value="81.482650192099996" table:style-name="ce24">
            <text:p>81,5</text:p>
          </table:table-cell>
          <table:table-cell office:value-type="float" office:value="71.442033593000005" table:style-name="ce24">
            <text:p>71,4</text:p>
          </table:table-cell>
          <table:table-cell office:value-type="float" office:value="72.296382366900005" table:style-name="ce24">
            <text:p>72,3</text:p>
          </table:table-cell>
          <table:table-cell office:value-type="float" office:value="114.6248991347" table:style-name="ce24">
            <text:p>114,6</text:p>
          </table:table-cell>
          <table:table-cell office:value-type="float" office:value="21.801755029500001" table:style-name="ce24">
            <text:p>21,8</text:p>
          </table:table-cell>
          <table:table-cell office:value-type="float" office:value="135.68830496090001" table:style-name="ce24">
            <text:p>135,7</text:p>
          </table:table-cell>
          <table:table-cell office:value-type="float" office:value="212.46283052000001" table:style-name="ce24">
            <text:p>212,5</text:p>
          </table:table-cell>
          <table:table-cell office:value-type="float" office:value="88.806459636900001" table:style-name="ce24">
            <text:p>88,8</text:p>
          </table:table-cell>
          <table:table-cell office:value-type="float" office:value="31.900367249799999" table:style-name="ce24">
            <text:p>31,9</text:p>
          </table:table-cell>
          <table:table-cell table:number-columns-repeated="16359" table:style-name="ce5"/>
        </table:table-row>
        <table:table-row table:style-name="ro6">
          <table:table-cell table:style-name="ce27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28">
            <text:p>Tartozások</text:p>
          </table:table-cell>
          <table:table-cell office:value-type="float" office:value="61989.494420437499" table:style-name="ce11">
            <text:p>61 989,5</text:p>
          </table:table-cell>
          <table:table-cell office:value-type="float" office:value="62333.689348362801" table:style-name="ce11">
            <text:p>62 333,7</text:p>
          </table:table-cell>
          <table:table-cell office:value-type="float" office:value="62463.746551414501" table:style-name="ce11">
            <text:p>62 463,7</text:p>
          </table:table-cell>
          <table:table-cell office:value-type="float" office:value="63169.413816187298" table:style-name="ce11">
            <text:p>63 169,4</text:p>
          </table:table-cell>
          <table:table-cell office:value-type="float" office:value="65117.8659555009" table:style-name="ce11">
            <text:p>65 117,9</text:p>
          </table:table-cell>
          <table:table-cell office:value-type="float" office:value="66593.800270725405" table:style-name="ce11">
            <text:p>66 593,8</text:p>
          </table:table-cell>
          <table:table-cell office:value-type="float" office:value="65421.641683182097" table:style-name="ce11">
            <text:p>65 421,6</text:p>
          </table:table-cell>
          <table:table-cell office:value-type="float" office:value="67230.706163377297" table:style-name="ce11">
            <text:p>67 230,7</text:p>
          </table:table-cell>
          <table:table-cell office:value-type="float" office:value="64404.070239910798" table:style-name="ce11">
            <text:p>64 404,1</text:p>
          </table:table-cell>
          <table:table-cell office:value-type="float" office:value="64611.456702741401" table:style-name="ce11">
            <text:p>64 611,5</text:p>
          </table:table-cell>
          <table:table-cell office:value-type="float" office:value="63221.7874636298" table:style-name="ce11">
            <text:p>63 221,8</text:p>
          </table:table-cell>
          <table:table-cell office:value-type="float" office:value="61914.449933218602" table:style-name="ce11">
            <text:p>61 914,4</text:p>
          </table:table-cell>
          <table:table-cell office:value-type="float" office:value="62376.982005587" table:style-name="ce11">
            <text:p>62 377,0</text:p>
          </table:table-cell>
          <table:table-cell office:value-type="float" office:value="62094.010760693098" table:style-name="ce11">
            <text:p>62 094,0</text:p>
          </table:table-cell>
          <table:table-cell office:value-type="float" office:value="62411.656794259703" table:style-name="ce11">
            <text:p>62 411,7</text:p>
          </table:table-cell>
          <table:table-cell office:value-type="float" office:value="62013.080881984999" table:style-name="ce11">
            <text:p>62 013,1</text:p>
          </table:table-cell>
          <table:table-cell office:value-type="float" office:value="62393.377112447997" table:style-name="ce11">
            <text:p>62 393,4</text:p>
          </table:table-cell>
          <table:table-cell office:value-type="float" office:value="65014.299154601198" table:style-name="ce11">
            <text:p>65 014,3</text:p>
          </table:table-cell>
          <table:table-cell office:value-type="float" office:value="65121.941928298002" table:style-name="ce11">
            <text:p>65 121,9</text:p>
          </table:table-cell>
          <table:table-cell office:value-type="float" office:value="67208.5244939736" table:style-name="ce11">
            <text:p>67 208,5</text:p>
          </table:table-cell>
          <table:table-cell office:value-type="float" office:value="70226.997516674397" table:style-name="ce11">
            <text:p>70 227,0</text:p>
          </table:table-cell>
          <table:table-cell office:value-type="float" office:value="69985.570894352699" table:style-name="ce11">
            <text:p>69 985,6</text:p>
          </table:table-cell>
          <table:table-cell office:value-type="float" office:value="72221.492203988601" table:style-name="ce11">
            <text:p>72 221,5</text:p>
          </table:table-cell>
          <table:table-cell office:value-type="float" office:value="71065.728553634093" table:style-name="ce11">
            <text:p>71 065,7</text:p>
          </table:table-cell>
          <table:table-cell table:number-columns-repeated="16359" table:style-name="ce12"/>
        </table:table-row>
        <table:table-row table:style-name="ro6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5">
            <text:p>3.1.t <text:s/>Közvetlentőke-befektetés<text:s/></text:p>
          </table:table-cell>
          <table:table-cell office:value-type="float" office:value="30687.432334334699" table:style-name="ce11">
            <text:p>30 687,4</text:p>
          </table:table-cell>
          <table:table-cell office:value-type="float" office:value="30610.575762262499" table:style-name="ce11">
            <text:p>30 610,6</text:p>
          </table:table-cell>
          <table:table-cell office:value-type="float" office:value="31402.390599458398" table:style-name="ce11">
            <text:p>31 402,4</text:p>
          </table:table-cell>
          <table:table-cell office:value-type="float" office:value="32442.800603593401" table:style-name="ce11">
            <text:p>32 442,8</text:p>
          </table:table-cell>
          <table:table-cell office:value-type="float" office:value="33445.399203583598" table:style-name="ce11">
            <text:p>33 445,4</text:p>
          </table:table-cell>
          <table:table-cell office:value-type="float" office:value="35000.289618745999" table:style-name="ce11">
            <text:p>35 000,3</text:p>
          </table:table-cell>
          <table:table-cell office:value-type="float" office:value="35614.609605634003" table:style-name="ce11">
            <text:p>35 614,6</text:p>
          </table:table-cell>
          <table:table-cell office:value-type="float" office:value="37670.387827638202" table:style-name="ce11">
            <text:p>37 670,4</text:p>
          </table:table-cell>
          <table:table-cell office:value-type="float" office:value="34906.965386392098" table:style-name="ce11">
            <text:p>34 907,0</text:p>
          </table:table-cell>
          <table:table-cell office:value-type="float" office:value="35320.658962203997" table:style-name="ce11">
            <text:p>35 320,7</text:p>
          </table:table-cell>
          <table:table-cell office:value-type="float" office:value="34899.858403477898" table:style-name="ce11">
            <text:p>34 899,9</text:p>
          </table:table-cell>
          <table:table-cell office:value-type="float" office:value="32900.2904248759" table:style-name="ce11">
            <text:p>32 900,3</text:p>
          </table:table-cell>
          <table:table-cell office:value-type="float" office:value="33213.137392568002" table:style-name="ce11">
            <text:p>33 213,1</text:p>
          </table:table-cell>
          <table:table-cell office:value-type="float" office:value="32999.163218839298" table:style-name="ce11">
            <text:p>32 999,2</text:p>
          </table:table-cell>
          <table:table-cell office:value-type="float" office:value="33391.382041881603" table:style-name="ce11">
            <text:p>33 391,4</text:p>
          </table:table-cell>
          <table:table-cell office:value-type="float" office:value="33466.495038495697" table:style-name="ce11">
            <text:p>33 466,5</text:p>
          </table:table-cell>
          <table:table-cell office:value-type="float" office:value="34023.8476930178" table:style-name="ce11">
            <text:p>34 023,8</text:p>
          </table:table-cell>
          <table:table-cell office:value-type="float" office:value="35730.116192654998" table:style-name="ce11">
            <text:p>35 730,1</text:p>
          </table:table-cell>
          <table:table-cell office:value-type="float" office:value="36108.689406077698" table:style-name="ce11">
            <text:p>36 108,7</text:p>
          </table:table-cell>
          <table:table-cell office:value-type="float" office:value="37803.2343555634" table:style-name="ce11">
            <text:p>37 803,2</text:p>
          </table:table-cell>
          <table:table-cell office:value-type="float" office:value="39706.342308801097" table:style-name="ce11">
            <text:p>39 706,3</text:p>
          </table:table-cell>
          <table:table-cell office:value-type="float" office:value="39644.994925662999" table:style-name="ce11">
            <text:p>39 645,0</text:p>
          </table:table-cell>
          <table:table-cell office:value-type="float" office:value="39909.154203692597" table:style-name="ce11">
            <text:p>39 909,2</text:p>
          </table:table-cell>
          <table:table-cell office:value-type="float" office:value="39606.938187011699" table:style-name="ce11">
            <text:p>39 606,9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1.1.t Részesedések</text:p>
          </table:table-cell>
          <table:table-cell office:value-type="float" office:value="20972.844516167999" table:style-name="ce14">
            <text:p>20 972,8</text:p>
          </table:table-cell>
          <table:table-cell office:value-type="float" office:value="20488.431469806201" table:style-name="ce14">
            <text:p>20 488,4</text:p>
          </table:table-cell>
          <table:table-cell office:value-type="float" office:value="21239.781928328699" table:style-name="ce14">
            <text:p>21 239,8</text:p>
          </table:table-cell>
          <table:table-cell office:value-type="float" office:value="21937.523384254298" table:style-name="ce14">
            <text:p>21 937,5</text:p>
          </table:table-cell>
          <table:table-cell office:value-type="float" office:value="22836.6122609411" table:style-name="ce14">
            <text:p>22 836,6</text:p>
          </table:table-cell>
          <table:table-cell office:value-type="float" office:value="23451.023848217999" table:style-name="ce14">
            <text:p>23 451,0</text:p>
          </table:table-cell>
          <table:table-cell office:value-type="float" office:value="24743.482601473399" table:style-name="ce14">
            <text:p>24 743,5</text:p>
          </table:table-cell>
          <table:table-cell office:value-type="float" office:value="26082.771191081101" table:style-name="ce14">
            <text:p>26 082,8</text:p>
          </table:table-cell>
          <table:table-cell office:value-type="float" office:value="23666.186656399699" table:style-name="ce14">
            <text:p>23 666,2</text:p>
          </table:table-cell>
          <table:table-cell office:value-type="float" office:value="23477.896886710801" table:style-name="ce14">
            <text:p>23 477,9</text:p>
          </table:table-cell>
          <table:table-cell office:value-type="float" office:value="24590.1577917176" table:style-name="ce14">
            <text:p>24 590,2</text:p>
          </table:table-cell>
          <table:table-cell office:value-type="float" office:value="22793.888123737201" table:style-name="ce14">
            <text:p>22 793,9</text:p>
          </table:table-cell>
          <table:table-cell office:value-type="float" office:value="23091.4429109048" table:style-name="ce14">
            <text:p>23 091,4</text:p>
          </table:table-cell>
          <table:table-cell office:value-type="float" office:value="22841.2613993427" table:style-name="ce14">
            <text:p>22 841,3</text:p>
          </table:table-cell>
          <table:table-cell office:value-type="float" office:value="23541.313417179299" table:style-name="ce14">
            <text:p>23 541,3</text:p>
          </table:table-cell>
          <table:table-cell office:value-type="float" office:value="24011.081087516701" table:style-name="ce14">
            <text:p>24 011,1</text:p>
          </table:table-cell>
          <table:table-cell office:value-type="float" office:value="24319.5716813504" table:style-name="ce14">
            <text:p>24 319,6</text:p>
          </table:table-cell>
          <table:table-cell office:value-type="float" office:value="24860.0210189969" table:style-name="ce14">
            <text:p>24 860,0</text:p>
          </table:table-cell>
          <table:table-cell office:value-type="float" office:value="25694.143796716598" table:style-name="ce14">
            <text:p>25 694,1</text:p>
          </table:table-cell>
          <table:table-cell office:value-type="float" office:value="27155.751333395699" table:style-name="ce14">
            <text:p>27 155,8</text:p>
          </table:table-cell>
          <table:table-cell office:value-type="float" office:value="28560.435224082499" table:style-name="ce14">
            <text:p>28 560,4</text:p>
          </table:table-cell>
          <table:table-cell office:value-type="float" office:value="27980.674063341401" table:style-name="ce14">
            <text:p>27 980,7</text:p>
          </table:table-cell>
          <table:table-cell office:value-type="float" office:value="29382.237998180499" table:style-name="ce14">
            <text:p>29 382,2</text:p>
          </table:table-cell>
          <table:table-cell office:value-type="float" office:value="29618.291586415999" table:style-name="ce14">
            <text:p>29 618,3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1.2.t Adósság típusú instrumentumok</text:p>
          </table:table-cell>
          <table:table-cell office:value-type="float" office:value="9714.5878181666994" table:style-name="ce14">
            <text:p>9 714,6</text:p>
          </table:table-cell>
          <table:table-cell office:value-type="float" office:value="10122.1442924563" table:style-name="ce14">
            <text:p>10 122,1</text:p>
          </table:table-cell>
          <table:table-cell office:value-type="float" office:value="10162.608671129699" table:style-name="ce14">
            <text:p>10 162,6</text:p>
          </table:table-cell>
          <table:table-cell office:value-type="float" office:value="10505.277219339099" table:style-name="ce14">
            <text:p>10 505,3</text:p>
          </table:table-cell>
          <table:table-cell office:value-type="float" office:value="10608.7869426425" table:style-name="ce14">
            <text:p>10 608,8</text:p>
          </table:table-cell>
          <table:table-cell office:value-type="float" office:value="11549.265770528" table:style-name="ce14">
            <text:p>11 549,3</text:p>
          </table:table-cell>
          <table:table-cell office:value-type="float" office:value="10871.1270041606" table:style-name="ce14">
            <text:p>10 871,1</text:p>
          </table:table-cell>
          <table:table-cell office:value-type="float" office:value="11587.616636557101" table:style-name="ce14">
            <text:p>11 587,6</text:p>
          </table:table-cell>
          <table:table-cell office:value-type="float" office:value="11240.7787299924" table:style-name="ce14">
            <text:p>11 240,8</text:p>
          </table:table-cell>
          <table:table-cell office:value-type="float" office:value="11842.7620754932" table:style-name="ce14">
            <text:p>11 842,8</text:p>
          </table:table-cell>
          <table:table-cell office:value-type="float" office:value="10309.7006117603" table:style-name="ce14">
            <text:p>10 309,7</text:p>
          </table:table-cell>
          <table:table-cell office:value-type="float" office:value="10106.4023011387" table:style-name="ce14">
            <text:p>10 106,4</text:p>
          </table:table-cell>
          <table:table-cell office:value-type="float" office:value="10121.6944816632" table:style-name="ce14">
            <text:p>10 121,7</text:p>
          </table:table-cell>
          <table:table-cell office:value-type="float" office:value="10157.901819496599" table:style-name="ce14">
            <text:p>10 157,9</text:p>
          </table:table-cell>
          <table:table-cell office:value-type="float" office:value="9850.0686247023004" table:style-name="ce14">
            <text:p>9 850,1</text:p>
          </table:table-cell>
          <table:table-cell office:value-type="float" office:value="9455.4139509790002" table:style-name="ce14">
            <text:p>9 455,4</text:p>
          </table:table-cell>
          <table:table-cell office:value-type="float" office:value="9704.2760116673999" table:style-name="ce14">
            <text:p>9 704,3</text:p>
          </table:table-cell>
          <table:table-cell office:value-type="float" office:value="10870.095173658099" table:style-name="ce14">
            <text:p>10 870,1</text:p>
          </table:table-cell>
          <table:table-cell office:value-type="float" office:value="10414.545609361099" table:style-name="ce14">
            <text:p>10 414,5</text:p>
          </table:table-cell>
          <table:table-cell office:value-type="float" office:value="10647.4830221677" table:style-name="ce14">
            <text:p>10 647,5</text:p>
          </table:table-cell>
          <table:table-cell office:value-type="float" office:value="11145.907084718599" table:style-name="ce14">
            <text:p>11 145,9</text:p>
          </table:table-cell>
          <table:table-cell office:value-type="float" office:value="11664.3208623216" table:style-name="ce14">
            <text:p>11 664,3</text:p>
          </table:table-cell>
          <table:table-cell office:value-type="float" office:value="10526.916205512" table:style-name="ce14">
            <text:p>10 526,9</text:p>
          </table:table-cell>
          <table:table-cell office:value-type="float" office:value="9988.6466005957009" table:style-name="ce14">
            <text:p>9 988,6</text:p>
          </table:table-cell>
          <table:table-cell table:number-columns-repeated="16359" table:style-name="ce5"/>
        </table:table-row>
        <table:table-row table:style-name="ro6">
          <table:table-cell table:style-name="ce13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5">
            <text:p>3.2.t Portfólióbefektetés</text:p>
          </table:table-cell>
          <table:table-cell office:value-type="float" office:value="15442.778519302101" table:style-name="ce11">
            <text:p>15 442,8</text:p>
          </table:table-cell>
          <table:table-cell office:value-type="float" office:value="16028.9064148702" table:style-name="ce11">
            <text:p>16 028,9</text:p>
          </table:table-cell>
          <table:table-cell office:value-type="float" office:value="15410.854981656699" table:style-name="ce11">
            <text:p>15 410,9</text:p>
          </table:table-cell>
          <table:table-cell office:value-type="float" office:value="15719.596990788699" table:style-name="ce11">
            <text:p>15 719,6</text:p>
          </table:table-cell>
          <table:table-cell office:value-type="float" office:value="16163.6522640941" table:style-name="ce11">
            <text:p>16 163,7</text:p>
          </table:table-cell>
          <table:table-cell office:value-type="float" office:value="15900.625225489701" table:style-name="ce11">
            <text:p>15 900,6</text:p>
          </table:table-cell>
          <table:table-cell office:value-type="float" office:value="15335.666096074199" table:style-name="ce11">
            <text:p>15 335,7</text:p>
          </table:table-cell>
          <table:table-cell office:value-type="float" office:value="15444.737556313399" table:style-name="ce11">
            <text:p>15 444,7</text:p>
          </table:table-cell>
          <table:table-cell office:value-type="float" office:value="14964.479517851199" table:style-name="ce11">
            <text:p>14 964,5</text:p>
          </table:table-cell>
          <table:table-cell office:value-type="float" office:value="14848.029252013101" table:style-name="ce11">
            <text:p>14 848,0</text:p>
          </table:table-cell>
          <table:table-cell office:value-type="float" office:value="14897.3629170366" table:style-name="ce11">
            <text:p>14 897,4</text:p>
          </table:table-cell>
          <table:table-cell office:value-type="float" office:value="15302.800070479099" table:style-name="ce11">
            <text:p>15 302,8</text:p>
          </table:table-cell>
          <table:table-cell office:value-type="float" office:value="15028.145594268701" table:style-name="ce11">
            <text:p>15 028,1</text:p>
          </table:table-cell>
          <table:table-cell office:value-type="float" office:value="14766.6330214114" table:style-name="ce11">
            <text:p>14 766,6</text:p>
          </table:table-cell>
          <table:table-cell office:value-type="float" office:value="15090.3136389221" table:style-name="ce11">
            <text:p>15 090,3</text:p>
          </table:table-cell>
          <table:table-cell office:value-type="float" office:value="15061.4122001992" table:style-name="ce11">
            <text:p>15 061,4</text:p>
          </table:table-cell>
          <table:table-cell office:value-type="float" office:value="14763.4350940072" table:style-name="ce11">
            <text:p>14 763,4</text:p>
          </table:table-cell>
          <table:table-cell office:value-type="float" office:value="14120.4532357636" table:style-name="ce11">
            <text:p>14 120,5</text:p>
          </table:table-cell>
          <table:table-cell office:value-type="float" office:value="14319.3001291781" table:style-name="ce11">
            <text:p>14 319,3</text:p>
          </table:table-cell>
          <table:table-cell office:value-type="float" office:value="14975.132283721199" table:style-name="ce11">
            <text:p>14 975,1</text:p>
          </table:table-cell>
          <table:table-cell office:value-type="float" office:value="15301.043453366199" table:style-name="ce11">
            <text:p>15 301,0</text:p>
          </table:table-cell>
          <table:table-cell office:value-type="float" office:value="15159.296977058701" table:style-name="ce11">
            <text:p>15 159,3</text:p>
          </table:table-cell>
          <table:table-cell office:value-type="float" office:value="15884.656153363499" table:style-name="ce11">
            <text:p>15 884,7</text:p>
          </table:table-cell>
          <table:table-cell office:value-type="float" office:value="16247.193488176001" table:style-name="ce11">
            <text:p>16 247,2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2.1.t <text:s/>Részvények és befektetési jegyek<text:s/></text:p>
          </table:table-cell>
          <table:table-cell office:value-type="float" office:value="2314.9527443697998" table:style-name="ce14">
            <text:p>2 315,0</text:p>
          </table:table-cell>
          <table:table-cell office:value-type="float" office:value="2453.3686934658999" table:style-name="ce14">
            <text:p>2 453,4</text:p>
          </table:table-cell>
          <table:table-cell office:value-type="float" office:value="2357.6127969163999" table:style-name="ce14">
            <text:p>2 357,6</text:p>
          </table:table-cell>
          <table:table-cell office:value-type="float" office:value="2040.7482714360001" table:style-name="ce14">
            <text:p>2 040,7</text:p>
          </table:table-cell>
          <table:table-cell office:value-type="float" office:value="2433.3136687849001" table:style-name="ce14">
            <text:p>2 433,3</text:p>
          </table:table-cell>
          <table:table-cell office:value-type="float" office:value="2725.0542599047999" table:style-name="ce14">
            <text:p>2 725,1</text:p>
          </table:table-cell>
          <table:table-cell office:value-type="float" office:value="2526.9618204468002" table:style-name="ce14">
            <text:p>2 527,0</text:p>
          </table:table-cell>
          <table:table-cell office:value-type="float" office:value="3109.3586259438998" table:style-name="ce14">
            <text:p>3 109,4</text:p>
          </table:table-cell>
          <table:table-cell office:value-type="float" office:value="3395.9265930397" table:style-name="ce14">
            <text:p>3 395,9</text:p>
          </table:table-cell>
          <table:table-cell office:value-type="float" office:value="3290.3372038592001" table:style-name="ce14">
            <text:p>3 290,3</text:p>
          </table:table-cell>
          <table:table-cell office:value-type="float" office:value="3459.9605261186998" table:style-name="ce14">
            <text:p>3 460,0</text:p>
          </table:table-cell>
          <table:table-cell office:value-type="float" office:value="4047.8100738394" table:style-name="ce14">
            <text:p>4 047,8</text:p>
          </table:table-cell>
          <table:table-cell office:value-type="float" office:value="3924.1245448555001" table:style-name="ce14">
            <text:p>3 924,1</text:p>
          </table:table-cell>
          <table:table-cell office:value-type="float" office:value="4260.4254234337004" table:style-name="ce14">
            <text:p>4 260,4</text:p>
          </table:table-cell>
          <table:table-cell office:value-type="float" office:value="4556.7176656985002" table:style-name="ce14">
            <text:p>4 556,7</text:p>
          </table:table-cell>
          <table:table-cell office:value-type="float" office:value="4750.6961708256003" table:style-name="ce14">
            <text:p>4 750,7</text:p>
          </table:table-cell>
          <table:table-cell office:value-type="float" office:value="4621.6433760960999" table:style-name="ce14">
            <text:p>4 621,6</text:p>
          </table:table-cell>
          <table:table-cell office:value-type="float" office:value="4270.9157203134" table:style-name="ce14">
            <text:p>4 270,9</text:p>
          </table:table-cell>
          <table:table-cell office:value-type="float" office:value="4401.7337630070997" table:style-name="ce14">
            <text:p>4 401,7</text:p>
          </table:table-cell>
          <table:table-cell office:value-type="float" office:value="4761.1556135131996" table:style-name="ce14">
            <text:p>4 761,2</text:p>
          </table:table-cell>
          <table:table-cell office:value-type="float" office:value="5160.7090175052999" table:style-name="ce14">
            <text:p>5 160,7</text:p>
          </table:table-cell>
          <table:table-cell office:value-type="float" office:value="4742.4975150688997" table:style-name="ce14">
            <text:p>4 742,5</text:p>
          </table:table-cell>
          <table:table-cell office:value-type="float" office:value="4963.7867035353001" table:style-name="ce14">
            <text:p>4 963,8</text:p>
          </table:table-cell>
          <table:table-cell office:value-type="float" office:value="5830.5050746404004" table:style-name="ce14">
            <text:p>5 830,5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1.1.t Részvények</text:p>
          </table:table-cell>
          <table:table-cell office:value-type="float" office:value="2143.2874899684002" table:style-name="ce14">
            <text:p>2 143,3</text:p>
          </table:table-cell>
          <table:table-cell office:value-type="float" office:value="2258.4905391757002" table:style-name="ce14">
            <text:p>2 258,5</text:p>
          </table:table-cell>
          <table:table-cell office:value-type="float" office:value="2142.867402462" table:style-name="ce14">
            <text:p>2 142,9</text:p>
          </table:table-cell>
          <table:table-cell office:value-type="float" office:value="1831.7014968031001" table:style-name="ce14">
            <text:p>1 831,7</text:p>
          </table:table-cell>
          <table:table-cell office:value-type="float" office:value="2246.6078347711" table:style-name="ce14">
            <text:p>2 246,6</text:p>
          </table:table-cell>
          <table:table-cell office:value-type="float" office:value="2502.5434338726" table:style-name="ce14">
            <text:p>2 502,5</text:p>
          </table:table-cell>
          <table:table-cell office:value-type="float" office:value="2316.9047074842001" table:style-name="ce14">
            <text:p>2 316,9</text:p>
          </table:table-cell>
          <table:table-cell office:value-type="float" office:value="2887.0328348205999" table:style-name="ce14">
            <text:p>2 887,0</text:p>
          </table:table-cell>
          <table:table-cell office:value-type="float" office:value="3175.4882069857999" table:style-name="ce14">
            <text:p>3 175,5</text:p>
          </table:table-cell>
          <table:table-cell office:value-type="float" office:value="3051.6618567599999" table:style-name="ce14">
            <text:p>3 051,7</text:p>
          </table:table-cell>
          <table:table-cell office:value-type="float" office:value="3221.5993304050999" table:style-name="ce14">
            <text:p>3 221,6</text:p>
          </table:table-cell>
          <table:table-cell office:value-type="float" office:value="3798.0618955576001" table:style-name="ce14">
            <text:p>3 798,1</text:p>
          </table:table-cell>
          <table:table-cell office:value-type="float" office:value="3662.8223342529" table:style-name="ce14">
            <text:p>3 662,8</text:p>
          </table:table-cell>
          <table:table-cell office:value-type="float" office:value="3998.8776505808" table:style-name="ce14">
            <text:p>3 998,9</text:p>
          </table:table-cell>
          <table:table-cell office:value-type="float" office:value="4290.6696583929997" table:style-name="ce14">
            <text:p>4 290,7</text:p>
          </table:table-cell>
          <table:table-cell office:value-type="float" office:value="4478.5746257133997" table:style-name="ce14">
            <text:p>4 478,6</text:p>
          </table:table-cell>
          <table:table-cell office:value-type="float" office:value="4353.3229634980999" table:style-name="ce14">
            <text:p>4 353,3</text:p>
          </table:table-cell>
          <table:table-cell office:value-type="float" office:value="3980.7578615407001" table:style-name="ce14">
            <text:p>3 980,8</text:p>
          </table:table-cell>
          <table:table-cell office:value-type="float" office:value="4107.6401147875004" table:style-name="ce14">
            <text:p>4 107,6</text:p>
          </table:table-cell>
          <table:table-cell office:value-type="float" office:value="4480.3004087295003" table:style-name="ce14">
            <text:p>4 480,3</text:p>
          </table:table-cell>
          <table:table-cell office:value-type="float" office:value="4876.4975214898004" table:style-name="ce14">
            <text:p>4 876,5</text:p>
          </table:table-cell>
          <table:table-cell office:value-type="float" office:value="4465.7153638170003" table:style-name="ce14">
            <text:p>4 465,7</text:p>
          </table:table-cell>
          <table:table-cell office:value-type="float" office:value="4642.1252979617002" table:style-name="ce14">
            <text:p>4 642,1</text:p>
          </table:table-cell>
          <table:table-cell office:value-type="float" office:value="5487.5874335897997" table:style-name="ce14">
            <text:p>5 487,6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1.2.t Befektetési jegyek</text:p>
          </table:table-cell>
          <table:table-cell office:value-type="float" office:value="171.66525440140001" table:style-name="ce14">
            <text:p>171,7</text:p>
          </table:table-cell>
          <table:table-cell office:value-type="float" office:value="194.8781542902" table:style-name="ce14">
            <text:p>194,9</text:p>
          </table:table-cell>
          <table:table-cell office:value-type="float" office:value="214.74539445440001" table:style-name="ce14">
            <text:p>214,7</text:p>
          </table:table-cell>
          <table:table-cell office:value-type="float" office:value="209.0467746329" table:style-name="ce14">
            <text:p>209,0</text:p>
          </table:table-cell>
          <table:table-cell office:value-type="float" office:value="186.7058340138" table:style-name="ce14">
            <text:p>186,7</text:p>
          </table:table-cell>
          <table:table-cell office:value-type="float" office:value="222.51082603219999" table:style-name="ce14">
            <text:p>222,5</text:p>
          </table:table-cell>
          <table:table-cell office:value-type="float" office:value="210.0571129626" table:style-name="ce14">
            <text:p>210,1</text:p>
          </table:table-cell>
          <table:table-cell office:value-type="float" office:value="222.32579112319999" table:style-name="ce14">
            <text:p>222,3</text:p>
          </table:table-cell>
          <table:table-cell office:value-type="float" office:value="220.43838605389999" table:style-name="ce14">
            <text:p>220,4</text:p>
          </table:table-cell>
          <table:table-cell office:value-type="float" office:value="238.6753470992" table:style-name="ce14">
            <text:p>238,7</text:p>
          </table:table-cell>
          <table:table-cell office:value-type="float" office:value="238.36119571360001" table:style-name="ce14">
            <text:p>238,4</text:p>
          </table:table-cell>
          <table:table-cell office:value-type="float" office:value="249.74817828179999" table:style-name="ce14">
            <text:p>249,7</text:p>
          </table:table-cell>
          <table:table-cell office:value-type="float" office:value="261.30221060269997" table:style-name="ce14">
            <text:p>261,3</text:p>
          </table:table-cell>
          <table:table-cell office:value-type="float" office:value="261.54777285300003" table:style-name="ce14">
            <text:p>261,5</text:p>
          </table:table-cell>
          <table:table-cell office:value-type="float" office:value="266.04800730549999" table:style-name="ce14">
            <text:p>266,0</text:p>
          </table:table-cell>
          <table:table-cell office:value-type="float" office:value="272.12154511210002" table:style-name="ce14">
            <text:p>272,1</text:p>
          </table:table-cell>
          <table:table-cell office:value-type="float" office:value="268.32041259800002" table:style-name="ce14">
            <text:p>268,3</text:p>
          </table:table-cell>
          <table:table-cell office:value-type="float" office:value="290.15785877259998" table:style-name="ce14">
            <text:p>290,2</text:p>
          </table:table-cell>
          <table:table-cell office:value-type="float" office:value="294.09364821960003" table:style-name="ce14">
            <text:p>294,1</text:p>
          </table:table-cell>
          <table:table-cell office:value-type="float" office:value="280.8552047837" table:style-name="ce14">
            <text:p>280,9</text:p>
          </table:table-cell>
          <table:table-cell office:value-type="float" office:value="284.21149601550002" table:style-name="ce14">
            <text:p>284,2</text:p>
          </table:table-cell>
          <table:table-cell office:value-type="float" office:value="276.78215125200001" table:style-name="ce14">
            <text:p>276,8</text:p>
          </table:table-cell>
          <table:table-cell office:value-type="float" office:value="321.66140557360001" table:style-name="ce14">
            <text:p>321,7</text:p>
          </table:table-cell>
          <table:table-cell office:value-type="float" office:value="342.91764105060003" table:style-name="ce14">
            <text:p>342,9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2.2.t Hitelviszonyt megtestesítő értékpapírok</text:p>
          </table:table-cell>
          <table:table-cell office:value-type="float" office:value="13127.8257749323" table:style-name="ce14">
            <text:p>13 127,8</text:p>
          </table:table-cell>
          <table:table-cell office:value-type="float" office:value="13575.5377214044" table:style-name="ce14">
            <text:p>13 575,5</text:p>
          </table:table-cell>
          <table:table-cell office:value-type="float" office:value="13053.2421847402" table:style-name="ce14">
            <text:p>13 053,2</text:p>
          </table:table-cell>
          <table:table-cell office:value-type="float" office:value="13678.8487193526" table:style-name="ce14">
            <text:p>13 678,8</text:p>
          </table:table-cell>
          <table:table-cell office:value-type="float" office:value="13730.3385953091" table:style-name="ce14">
            <text:p>13 730,3</text:p>
          </table:table-cell>
          <table:table-cell office:value-type="float" office:value="13175.5709655848" table:style-name="ce14">
            <text:p>13 175,6</text:p>
          </table:table-cell>
          <table:table-cell office:value-type="float" office:value="12808.7042756274" table:style-name="ce14">
            <text:p>12 808,7</text:p>
          </table:table-cell>
          <table:table-cell office:value-type="float" office:value="12335.378930369499" table:style-name="ce14">
            <text:p>12 335,4</text:p>
          </table:table-cell>
          <table:table-cell office:value-type="float" office:value="11568.5529248114" table:style-name="ce14">
            <text:p>11 568,6</text:p>
          </table:table-cell>
          <table:table-cell office:value-type="float" office:value="11557.6920481539" table:style-name="ce14">
            <text:p>11 557,7</text:p>
          </table:table-cell>
          <table:table-cell office:value-type="float" office:value="11437.402390918" table:style-name="ce14">
            <text:p>11 437,4</text:p>
          </table:table-cell>
          <table:table-cell office:value-type="float" office:value="11254.989996639701" table:style-name="ce14">
            <text:p>11 255,0</text:p>
          </table:table-cell>
          <table:table-cell office:value-type="float" office:value="11104.021049413201" table:style-name="ce14">
            <text:p>11 104,0</text:p>
          </table:table-cell>
          <table:table-cell office:value-type="float" office:value="10506.2075979777" table:style-name="ce14">
            <text:p>10 506,2</text:p>
          </table:table-cell>
          <table:table-cell office:value-type="float" office:value="10533.595973223601" table:style-name="ce14">
            <text:p>10 533,6</text:p>
          </table:table-cell>
          <table:table-cell office:value-type="float" office:value="10310.7160293737" table:style-name="ce14">
            <text:p>10 310,7</text:p>
          </table:table-cell>
          <table:table-cell office:value-type="float" office:value="10141.791717911099" table:style-name="ce14">
            <text:p>10 141,8</text:p>
          </table:table-cell>
          <table:table-cell office:value-type="float" office:value="9849.5375154502999" table:style-name="ce14">
            <text:p>9 849,5</text:p>
          </table:table-cell>
          <table:table-cell office:value-type="float" office:value="9917.5663661710005" table:style-name="ce14">
            <text:p>9 917,6</text:p>
          </table:table-cell>
          <table:table-cell office:value-type="float" office:value="10213.976670208" table:style-name="ce14">
            <text:p>10 214,0</text:p>
          </table:table-cell>
          <table:table-cell office:value-type="float" office:value="10140.334435860899" table:style-name="ce14">
            <text:p>10 140,3</text:p>
          </table:table-cell>
          <table:table-cell office:value-type="float" office:value="10416.7994619898" table:style-name="ce14">
            <text:p>10 416,8</text:p>
          </table:table-cell>
          <table:table-cell office:value-type="float" office:value="10920.8694498282" table:style-name="ce14">
            <text:p>10 920,9</text:p>
          </table:table-cell>
          <table:table-cell office:value-type="float" office:value="10416.688413535599" table:style-name="ce14">
            <text:p>10 416,7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2.1.t Egy évnél nem hosszabb lejáratú</text:p>
          </table:table-cell>
          <table:table-cell office:value-type="float" office:value="731.67203444899997" table:style-name="ce14">
            <text:p>731,7</text:p>
          </table:table-cell>
          <table:table-cell office:value-type="float" office:value="598.51276052690002" table:style-name="ce14">
            <text:p>598,5</text:p>
          </table:table-cell>
          <table:table-cell office:value-type="float" office:value="184.7488092493" table:style-name="ce14">
            <text:p>184,7</text:p>
          </table:table-cell>
          <table:table-cell office:value-type="float" office:value="165.08934454050001" table:style-name="ce14">
            <text:p>165,1</text:p>
          </table:table-cell>
          <table:table-cell office:value-type="float" office:value="184.37178430200001" table:style-name="ce14">
            <text:p>184,4</text:p>
          </table:table-cell>
          <table:table-cell office:value-type="float" office:value="88.640537481899997" table:style-name="ce14">
            <text:p>88,6</text:p>
          </table:table-cell>
          <table:table-cell office:value-type="float" office:value="67.676692468200002" table:style-name="ce14">
            <text:p>67,7</text:p>
          </table:table-cell>
          <table:table-cell office:value-type="float" office:value="9.6498921303999996" table:style-name="ce14">
            <text:p>9,6</text:p>
          </table:table-cell>
          <table:table-cell office:value-type="float" office:value="10.2250272451" table:style-name="ce14">
            <text:p>10,2</text:p>
          </table:table-cell>
          <table:table-cell office:value-type="float" office:value="8.0629872292000009" table:style-name="ce14">
            <text:p>8,1</text:p>
          </table:table-cell>
          <table:table-cell office:value-type="float" office:value="9.0352837163000004" table:style-name="ce14">
            <text:p>9,0</text:p>
          </table:table-cell>
          <table:table-cell office:value-type="float" office:value="11.703180014999999" table:style-name="ce14">
            <text:p>11,7</text:p>
          </table:table-cell>
          <table:table-cell office:value-type="float" office:value="31.2315811952" table:style-name="ce14">
            <text:p>31,2</text:p>
          </table:table-cell>
          <table:table-cell office:value-type="float" office:value="37.973489129199997" table:style-name="ce14">
            <text:p>38,0</text:p>
          </table:table-cell>
          <table:table-cell office:value-type="float" office:value="25.488234617" table:style-name="ce14">
            <text:p>25,5</text:p>
          </table:table-cell>
          <table:table-cell office:value-type="float" office:value="76.034959146199995" table:style-name="ce14">
            <text:p>76,0</text:p>
          </table:table-cell>
          <table:table-cell office:value-type="float" office:value="120.4844678653" table:style-name="ce14">
            <text:p>120,5</text:p>
          </table:table-cell>
          <table:table-cell office:value-type="float" office:value="206.60120356819999" table:style-name="ce14">
            <text:p>206,6</text:p>
          </table:table-cell>
          <table:table-cell office:value-type="float" office:value="113.0534465913" table:style-name="ce14">
            <text:p>113,1</text:p>
          </table:table-cell>
          <table:table-cell office:value-type="float" office:value="252.55785301840001" table:style-name="ce14">
            <text:p>252,6</text:p>
          </table:table-cell>
          <table:table-cell office:value-type="float" office:value="40.805416537600003" table:style-name="ce14">
            <text:p>40,8</text:p>
          </table:table-cell>
          <table:table-cell office:value-type="float" office:value="42.421039011200001" table:style-name="ce14">
            <text:p>42,4</text:p>
          </table:table-cell>
          <table:table-cell office:value-type="float" office:value="13.244808042000001" table:style-name="ce14">
            <text:p>13,2</text:p>
          </table:table-cell>
          <table:table-cell office:value-type="float" office:value="36.814052530600001" table:style-name="ce14">
            <text:p>36,8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7">
            <text:p>3.2.2.2.t Éven túli lejáratú</text:p>
          </table:table-cell>
          <table:table-cell office:value-type="float" office:value="12396.1537404833" table:style-name="ce14">
            <text:p>12 396,2</text:p>
          </table:table-cell>
          <table:table-cell office:value-type="float" office:value="12977.024960877399" table:style-name="ce14">
            <text:p>12 977,0</text:p>
          </table:table-cell>
          <table:table-cell office:value-type="float" office:value="12868.493375491" table:style-name="ce14">
            <text:p>12 868,5</text:p>
          </table:table-cell>
          <table:table-cell office:value-type="float" office:value="13513.7593748122" table:style-name="ce14">
            <text:p>13 513,8</text:p>
          </table:table-cell>
          <table:table-cell office:value-type="float" office:value="13545.9668110071" table:style-name="ce14">
            <text:p>13 546,0</text:p>
          </table:table-cell>
          <table:table-cell office:value-type="float" office:value="13086.9304281029" table:style-name="ce14">
            <text:p>13 086,9</text:p>
          </table:table-cell>
          <table:table-cell office:value-type="float" office:value="12741.027583159201" table:style-name="ce14">
            <text:p>12 741,0</text:p>
          </table:table-cell>
          <table:table-cell office:value-type="float" office:value="12325.7290382391" table:style-name="ce14">
            <text:p>12 325,7</text:p>
          </table:table-cell>
          <table:table-cell office:value-type="float" office:value="11558.3278975663" table:style-name="ce14">
            <text:p>11 558,3</text:p>
          </table:table-cell>
          <table:table-cell office:value-type="float" office:value="11549.629060924701" table:style-name="ce14">
            <text:p>11 549,6</text:p>
          </table:table-cell>
          <table:table-cell office:value-type="float" office:value="11428.3671072017" table:style-name="ce14">
            <text:p>11 428,4</text:p>
          </table:table-cell>
          <table:table-cell office:value-type="float" office:value="11243.286816624701" table:style-name="ce14">
            <text:p>11 243,3</text:p>
          </table:table-cell>
          <table:table-cell office:value-type="float" office:value="11072.789468217999" table:style-name="ce14">
            <text:p>11 072,8</text:p>
          </table:table-cell>
          <table:table-cell office:value-type="float" office:value="10468.234108848499" table:style-name="ce14">
            <text:p>10 468,2</text:p>
          </table:table-cell>
          <table:table-cell office:value-type="float" office:value="10508.107738606501" table:style-name="ce14">
            <text:p>10 508,1</text:p>
          </table:table-cell>
          <table:table-cell office:value-type="float" office:value="10234.6810702275" table:style-name="ce14">
            <text:p>10 234,7</text:p>
          </table:table-cell>
          <table:table-cell office:value-type="float" office:value="10021.3072500458" table:style-name="ce14">
            <text:p>10 021,3</text:p>
          </table:table-cell>
          <table:table-cell office:value-type="float" office:value="9642.9363118820002" table:style-name="ce14">
            <text:p>9 642,9</text:p>
          </table:table-cell>
          <table:table-cell office:value-type="float" office:value="9804.5129195796999" table:style-name="ce14">
            <text:p>9 804,5</text:p>
          </table:table-cell>
          <table:table-cell office:value-type="float" office:value="9961.4188171897003" table:style-name="ce14">
            <text:p>9 961,4</text:p>
          </table:table-cell>
          <table:table-cell office:value-type="float" office:value="10099.5290193233" table:style-name="ce14">
            <text:p>10 099,5</text:p>
          </table:table-cell>
          <table:table-cell office:value-type="float" office:value="10374.3784229786" table:style-name="ce14">
            <text:p>10 374,4</text:p>
          </table:table-cell>
          <table:table-cell office:value-type="float" office:value="10907.6246417861" table:style-name="ce14">
            <text:p>10 907,6</text:p>
          </table:table-cell>
          <table:table-cell office:value-type="float" office:value="10379.874361005001" table:style-name="ce14">
            <text:p>10 379,9</text:p>
          </table:table-cell>
          <table:table-cell table:number-columns-repeated="16359" table:style-name="ce5"/>
        </table:table-row>
        <table:table-row table:style-name="ro6">
          <table:table-cell table:style-name="ce27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8">
            <text:p>3.3.t Pénzügyi derivatívák és munkavállalói részvényopciók</text:p>
          </table:table-cell>
          <table:table-cell office:value-type="float" office:value="1265.202606157" table:style-name="ce11">
            <text:p>1 265,2</text:p>
          </table:table-cell>
          <table:table-cell office:value-type="float" office:value="1029.3213939269999" table:style-name="ce11">
            <text:p>1 029,3</text:p>
          </table:table-cell>
          <table:table-cell office:value-type="float" office:value="893.37123260099997" table:style-name="ce11">
            <text:p>893,4</text:p>
          </table:table-cell>
          <table:table-cell office:value-type="float" office:value="1090.080430666" table:style-name="ce11">
            <text:p>1 090,1</text:p>
          </table:table-cell>
          <table:table-cell office:value-type="float" office:value="1084.5956339960001" table:style-name="ce11">
            <text:p>1 084,6</text:p>
          </table:table-cell>
          <table:table-cell office:value-type="float" office:value="846.55455962899998" table:style-name="ce11">
            <text:p>846,6</text:p>
          </table:table-cell>
          <table:table-cell office:value-type="float" office:value="723.23747947200002" table:style-name="ce11">
            <text:p>723,2</text:p>
          </table:table-cell>
          <table:table-cell office:value-type="float" office:value="662.95130002500002" table:style-name="ce11">
            <text:p>663,0</text:p>
          </table:table-cell>
          <table:table-cell office:value-type="float" office:value="581.43938068" table:style-name="ce11">
            <text:p>581,4</text:p>
          </table:table-cell>
          <table:table-cell office:value-type="float" office:value="667.70761634600001" table:style-name="ce11">
            <text:p>667,7</text:p>
          </table:table-cell>
          <table:table-cell office:value-type="float" office:value="546.89114966900001" table:style-name="ce11">
            <text:p>546,9</text:p>
          </table:table-cell>
          <table:table-cell office:value-type="float" office:value="559.52162805600005" table:style-name="ce11">
            <text:p>559,5</text:p>
          </table:table-cell>
          <table:table-cell office:value-type="float" office:value="511.07634839600001" table:style-name="ce11">
            <text:p>511,1</text:p>
          </table:table-cell>
          <table:table-cell office:value-type="float" office:value="479.61443634800003" table:style-name="ce11">
            <text:p>479,6</text:p>
          </table:table-cell>
          <table:table-cell office:value-type="float" office:value="488.75419329900001" table:style-name="ce11">
            <text:p>488,8</text:p>
          </table:table-cell>
          <table:table-cell office:value-type="float" office:value="491.593130761" table:style-name="ce11">
            <text:p>491,6</text:p>
          </table:table-cell>
          <table:table-cell office:value-type="float" office:value="563.70783520600003" table:style-name="ce11">
            <text:p>563,7</text:p>
          </table:table-cell>
          <table:table-cell office:value-type="float" office:value="868.09701672200003" table:style-name="ce11">
            <text:p>868,1</text:p>
          </table:table-cell>
          <table:table-cell office:value-type="float" office:value="663.58834323899998" table:style-name="ce11">
            <text:p>663,6</text:p>
          </table:table-cell>
          <table:table-cell office:value-type="float" office:value="570.48734082399994" table:style-name="ce11">
            <text:p>570,5</text:p>
          </table:table-cell>
          <table:table-cell office:value-type="float" office:value="598.43920924199995" table:style-name="ce11">
            <text:p>598,4</text:p>
          </table:table-cell>
          <table:table-cell office:value-type="float" office:value="641.195478202" table:style-name="ce11">
            <text:p>641,2</text:p>
          </table:table-cell>
          <table:table-cell office:value-type="float" office:value="948.63120330100003" table:style-name="ce11">
            <text:p>948,6</text:p>
          </table:table-cell>
          <table:table-cell office:value-type="float" office:value="663.61647826800004" table:style-name="ce11">
            <text:p>663,6</text:p>
          </table:table-cell>
          <table:table-cell table:number-columns-repeated="16359" table:style-name="ce12"/>
        </table:table-row>
        <table:table-row table:style-name="ro6">
          <table:table-cell table:style-name="ce29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15">
            <text:p>3.4.t Egyéb befektetések</text:p>
          </table:table-cell>
          <table:table-cell office:value-type="float" office:value="14594.0809606437" table:style-name="ce30">
            <text:p>14 594,1</text:p>
          </table:table-cell>
          <table:table-cell office:value-type="float" office:value="14664.8857773031" table:style-name="ce30">
            <text:p>14 664,9</text:p>
          </table:table-cell>
          <table:table-cell office:value-type="float" office:value="14757.1297376984" table:style-name="ce30">
            <text:p>14 757,1</text:p>
          </table:table-cell>
          <table:table-cell office:value-type="float" office:value="13916.9357911392" table:style-name="ce30">
            <text:p>13 916,9</text:p>
          </table:table-cell>
          <table:table-cell office:value-type="float" office:value="14424.2188538273" table:style-name="ce30">
            <text:p>14 424,2</text:p>
          </table:table-cell>
          <table:table-cell office:value-type="float" office:value="14846.330866860701" table:style-name="ce30">
            <text:p>14 846,3</text:p>
          </table:table-cell>
          <table:table-cell office:value-type="float" office:value="13748.1285020019" table:style-name="ce30">
            <text:p>13 748,1</text:p>
          </table:table-cell>
          <table:table-cell office:value-type="float" office:value="13452.629479400701" table:style-name="ce30">
            <text:p>13 452,6</text:p>
          </table:table-cell>
          <table:table-cell office:value-type="float" office:value="13951.185954987601" table:style-name="ce30">
            <text:p>13 951,2</text:p>
          </table:table-cell>
          <table:table-cell office:value-type="float" office:value="13775.060872178299" table:style-name="ce30">
            <text:p>13 775,1</text:p>
          </table:table-cell>
          <table:table-cell office:value-type="float" office:value="12877.6749934462" table:style-name="ce30">
            <text:p>12 877,7</text:p>
          </table:table-cell>
          <table:table-cell office:value-type="float" office:value="13151.837809807599" table:style-name="ce30">
            <text:p>13 151,8</text:p>
          </table:table-cell>
          <table:table-cell office:value-type="float" office:value="13624.6226703544" table:style-name="ce30">
            <text:p>13 624,6</text:p>
          </table:table-cell>
          <table:table-cell office:value-type="float" office:value="13848.6000840944" table:style-name="ce30">
            <text:p>13 848,6</text:p>
          </table:table-cell>
          <table:table-cell office:value-type="float" office:value="13441.206920157099" table:style-name="ce30">
            <text:p>13 441,2</text:p>
          </table:table-cell>
          <table:table-cell office:value-type="float" office:value="12993.580512529101" table:style-name="ce30">
            <text:p>12 993,6</text:p>
          </table:table-cell>
          <table:table-cell office:value-type="float" office:value="13042.386490217001" table:style-name="ce30">
            <text:p>13 042,4</text:p>
          </table:table-cell>
          <table:table-cell office:value-type="float" office:value="14295.6327094606" table:style-name="ce30">
            <text:p>14 295,6</text:p>
          </table:table-cell>
          <table:table-cell office:value-type="float" office:value="14030.3640498032" table:style-name="ce30">
            <text:p>14 030,4</text:p>
          </table:table-cell>
          <table:table-cell office:value-type="float" office:value="13859.6705138651" table:style-name="ce30">
            <text:p>13 859,7</text:p>
          </table:table-cell>
          <table:table-cell office:value-type="float" office:value="14621.172545265001" table:style-name="ce30">
            <text:p>14 621,2</text:p>
          </table:table-cell>
          <table:table-cell office:value-type="float" office:value="14540.083513428899" table:style-name="ce30">
            <text:p>14 540,1</text:p>
          </table:table-cell>
          <table:table-cell office:value-type="float" office:value="15479.050643631501" table:style-name="ce30">
            <text:p>15 479,1</text:p>
          </table:table-cell>
          <table:table-cell office:value-type="float" office:value="14547.9804001784" table:style-name="ce30">
            <text:p>14 548,0</text:p>
          </table:table-cell>
          <table:table-cell table:number-columns-repeated="16359" table:style-name="ce12"/>
        </table:table-row>
        <table:table-row table:style-name="ro4">
          <table:table-cell office:value-type="string" table:style-name="ce19">
            <text:p>ebből: 3.4.t.r. <text:s/>Egy évnél nem hosszabb lejáratú adósság</text:p>
          </table:table-cell>
          <table:table-cell office:value-type="float" office:value="4523.8152080063001" table:style-name="ce20">
            <text:p>4 523,8</text:p>
          </table:table-cell>
          <table:table-cell office:value-type="float" office:value="4802.8259155158003" table:style-name="ce20">
            <text:p>4 802,8</text:p>
          </table:table-cell>
          <table:table-cell office:value-type="float" office:value="5098.7682161138" table:style-name="ce20">
            <text:p>5 098,8</text:p>
          </table:table-cell>
          <table:table-cell office:value-type="float" office:value="4906.3385587506" table:style-name="ce20">
            <text:p>4 906,3</text:p>
          </table:table-cell>
          <table:table-cell office:value-type="float" office:value="5372.0758316834999" table:style-name="ce20">
            <text:p>5 372,1</text:p>
          </table:table-cell>
          <table:table-cell office:value-type="float" office:value="5641.6868897413997" table:style-name="ce20">
            <text:p>5 641,7</text:p>
          </table:table-cell>
          <table:table-cell office:value-type="float" office:value="4796.8381348109997" table:style-name="ce20">
            <text:p>4 796,8</text:p>
          </table:table-cell>
          <table:table-cell office:value-type="float" office:value="4538.5321125572" table:style-name="ce20">
            <text:p>4 538,5</text:p>
          </table:table-cell>
          <table:table-cell office:value-type="float" office:value="4366.0807760057996" table:style-name="ce20">
            <text:p>4 366,1</text:p>
          </table:table-cell>
          <table:table-cell office:value-type="float" office:value="4446.5519648440004" table:style-name="ce20">
            <text:p>4 446,6</text:p>
          </table:table-cell>
          <table:table-cell office:value-type="float" office:value="4000.2156364094999" table:style-name="ce20">
            <text:p>4 000,2</text:p>
          </table:table-cell>
          <table:table-cell office:value-type="float" office:value="4100.3221888361004" table:style-name="ce20">
            <text:p>4 100,3</text:p>
          </table:table-cell>
          <table:table-cell office:value-type="float" office:value="4504.8651841564997" table:style-name="ce20">
            <text:p>4 504,9</text:p>
          </table:table-cell>
          <table:table-cell office:value-type="float" office:value="4178.4051274694002" table:style-name="ce20">
            <text:p>4 178,4</text:p>
          </table:table-cell>
          <table:table-cell office:value-type="float" office:value="3993.3019391378002" table:style-name="ce20">
            <text:p>3 993,3</text:p>
          </table:table-cell>
          <table:table-cell office:value-type="float" office:value="3625.2907377868" table:style-name="ce20">
            <text:p>3 625,3</text:p>
          </table:table-cell>
          <table:table-cell office:value-type="float" office:value="3838.0207357213999" table:style-name="ce20">
            <text:p>3 838,0</text:p>
          </table:table-cell>
          <table:table-cell office:value-type="float" office:value="4287.7911089462004" table:style-name="ce20">
            <text:p>4 287,8</text:p>
          </table:table-cell>
          <table:table-cell office:value-type="float" office:value="4204.1326736417996" table:style-name="ce20">
            <text:p>4 204,1</text:p>
          </table:table-cell>
          <table:table-cell office:value-type="float" office:value="3927.7498145415002" table:style-name="ce20">
            <text:p>3 927,7</text:p>
          </table:table-cell>
          <table:table-cell office:value-type="float" office:value="4715.3710662246003" table:style-name="ce20">
            <text:p>4 715,4</text:p>
          </table:table-cell>
          <table:table-cell office:value-type="float" office:value="4340.6371781471998" table:style-name="ce20">
            <text:p>4 340,6</text:p>
          </table:table-cell>
          <table:table-cell office:value-type="float" office:value="4890.1609382512997" table:style-name="ce20">
            <text:p>4 890,2</text:p>
          </table:table-cell>
          <table:table-cell office:value-type="float" office:value="4205.9023410037998" table:style-name="ce20">
            <text:p>4 205,9</text:p>
          </table:table-cell>
          <table:table-cell table:number-columns-repeated="16359" table:style-name="ce12"/>
        </table:table-row>
        <table:table-row table:style-name="ro4">
          <table:table-cell office:value-type="string" table:style-name="ce21">
            <text:p><text:s text:c="3"/>3.4.t.h. Éven túli lejáratú adósság</text:p>
          </table:table-cell>
          <table:table-cell office:value-type="float" office:value="10060.9652375224" table:style-name="ce22">
            <text:p>10 061,0</text:p>
          </table:table-cell>
          <table:table-cell office:value-type="float" office:value="9852.7495405386999" table:style-name="ce22">
            <text:p>9 852,7</text:p>
          </table:table-cell>
          <table:table-cell office:value-type="float" office:value="9649.0506677346002" table:style-name="ce22">
            <text:p>9 649,1</text:p>
          </table:table-cell>
          <table:table-cell office:value-type="float" office:value="9001.2721862751005" table:style-name="ce22">
            <text:p>9 001,3</text:p>
          </table:table-cell>
          <table:table-cell office:value-type="float" office:value="9042.8673199927998" table:style-name="ce22">
            <text:p>9 042,9</text:p>
          </table:table-cell>
          <table:table-cell office:value-type="float" office:value="9196.2928076390999" table:style-name="ce22">
            <text:p>9 196,3</text:p>
          </table:table-cell>
          <table:table-cell office:value-type="float" office:value="8942.9392668185992" table:style-name="ce22">
            <text:p>8 942,9</text:p>
          </table:table-cell>
          <table:table-cell office:value-type="float" office:value="8905.7462745071007" table:style-name="ce22">
            <text:p>8 905,7</text:p>
          </table:table-cell>
          <table:table-cell office:value-type="float" office:value="9576.5898385623004" table:style-name="ce22">
            <text:p>9 576,6</text:p>
          </table:table-cell>
          <table:table-cell office:value-type="float" office:value="9319.9918484467998" table:style-name="ce22">
            <text:p>9 320,0</text:p>
          </table:table-cell>
          <table:table-cell office:value-type="float" office:value="8868.9607427174997" table:style-name="ce22">
            <text:p>8 869,0</text:p>
          </table:table-cell>
          <table:table-cell office:value-type="float" office:value="9042.7612199016003" table:style-name="ce22">
            <text:p>9 042,8</text:p>
          </table:table-cell>
          <table:table-cell office:value-type="float" office:value="9110.9858044892007" table:style-name="ce22">
            <text:p>9 111,0</text:p>
          </table:table-cell>
          <table:table-cell office:value-type="float" office:value="9661.4229850967004" table:style-name="ce22">
            <text:p>9 661,4</text:p>
          </table:table-cell>
          <table:table-cell office:value-type="float" office:value="9439.1289861133992" table:style-name="ce22">
            <text:p>9 439,1</text:p>
          </table:table-cell>
          <table:table-cell office:value-type="float" office:value="9359.3220530453" table:style-name="ce22">
            <text:p>9 359,3</text:p>
          </table:table-cell>
          <table:table-cell office:value-type="float" office:value="9195.3924198917994" table:style-name="ce22">
            <text:p>9 195,4</text:p>
          </table:table-cell>
          <table:table-cell office:value-type="float" office:value="10002.072508814101" table:style-name="ce22">
            <text:p>10 002,1</text:p>
          </table:table-cell>
          <table:table-cell office:value-type="float" office:value="9820.4735102749" table:style-name="ce22">
            <text:p>9 820,5</text:p>
          </table:table-cell>
          <table:table-cell office:value-type="float" office:value="9925.9375497932997" table:style-name="ce22">
            <text:p>9 925,9</text:p>
          </table:table-cell>
          <table:table-cell office:value-type="float" office:value="9899.5147538023994" table:style-name="ce22">
            <text:p>9 899,5</text:p>
          </table:table-cell>
          <table:table-cell office:value-type="float" office:value="10193.241029385301" table:style-name="ce22">
            <text:p>10 193,2</text:p>
          </table:table-cell>
          <table:table-cell office:value-type="float" office:value="10582.7778480747" table:style-name="ce22">
            <text:p>10 582,8</text:p>
          </table:table-cell>
          <table:table-cell office:value-type="float" office:value="10335.964902112901" table:style-name="ce22">
            <text:p>10 336,0</text:p>
          </table:table-cell>
          <table:table-cell table:number-columns-repeated="16359" table:style-name="ce12"/>
        </table:table-row>
        <table:table-row table:style-name="ro6">
          <table:table-cell office:value-type="string" table:style-name="ce16">
            <text:p>3.4.1.t Egyéb részesedések</text:p>
          </table:table-cell>
          <table:table-cell office:value-type="float" office:value="9.3005151149999996" table:style-name="ce31">
            <text:p>9,3</text:p>
          </table:table-cell>
          <table:table-cell office:value-type="float" office:value="9.3103212484999993" table:style-name="ce31">
            <text:p>9,3</text:p>
          </table:table-cell>
          <table:table-cell office:value-type="float" office:value="9.3108538500000009" table:style-name="ce31">
            <text:p>9,3</text:p>
          </table:table-cell>
          <table:table-cell office:value-type="float" office:value="9.3250461134999991" table:style-name="ce31">
            <text:p>9,3</text:p>
          </table:table-cell>
          <table:table-cell office:value-type="float" office:value="9.2757021510000008" table:style-name="ce31">
            <text:p>9,3</text:p>
          </table:table-cell>
          <table:table-cell office:value-type="float" office:value="8.3511694801999994" table:style-name="ce31">
            <text:p>8,4</text:p>
          </table:table-cell>
          <table:table-cell office:value-type="float" office:value="8.3511003722999995" table:style-name="ce31">
            <text:p>8,4</text:p>
          </table:table-cell>
          <table:table-cell office:value-type="float" office:value="8.3510923365000007" table:style-name="ce31">
            <text:p>8,4</text:p>
          </table:table-cell>
          <table:table-cell office:value-type="float" office:value="8.5153404193999993" table:style-name="ce31">
            <text:p>8,5</text:p>
          </table:table-cell>
          <table:table-cell office:value-type="float" office:value="8.5170588873999993" table:style-name="ce31">
            <text:p>8,5</text:p>
          </table:table-cell>
          <table:table-cell office:value-type="float" office:value="8.4986143191999997" table:style-name="ce31">
            <text:p>8,5</text:p>
          </table:table-cell>
          <table:table-cell office:value-type="float" office:value="8.7544010699000001" table:style-name="ce31">
            <text:p>8,8</text:p>
          </table:table-cell>
          <table:table-cell office:value-type="float" office:value="8.7716817086999992" table:style-name="ce31">
            <text:p>8,8</text:p>
          </table:table-cell>
          <table:table-cell office:value-type="float" office:value="8.7719715282999999" table:style-name="ce31">
            <text:p>8,8</text:p>
          </table:table-cell>
          <table:table-cell office:value-type="float" office:value="8.7759949057999993" table:style-name="ce31">
            <text:p>8,8</text:p>
          </table:table-cell>
          <table:table-cell office:value-type="float" office:value="8.967721697" table:style-name="ce31">
            <text:p>9,0</text:p>
          </table:table-cell>
          <table:table-cell office:value-type="float" office:value="8.9733346037999997" table:style-name="ce31">
            <text:p>9,0</text:p>
          </table:table-cell>
          <table:table-cell office:value-type="float" office:value="5.7690917001999997" table:style-name="ce31">
            <text:p>5,8</text:p>
          </table:table-cell>
          <table:table-cell office:value-type="float" office:value="5.7578658865000003" table:style-name="ce31">
            <text:p>5,8</text:p>
          </table:table-cell>
          <table:table-cell office:value-type="float" office:value="5.9831495303000004" table:style-name="ce31">
            <text:p>6,0</text:p>
          </table:table-cell>
          <table:table-cell office:value-type="float" office:value="6.2867252379999998" table:style-name="ce31">
            <text:p>6,3</text:p>
          </table:table-cell>
          <table:table-cell office:value-type="float" office:value="6.2053058963999996" table:style-name="ce31">
            <text:p>6,2</text:p>
          </table:table-cell>
          <table:table-cell office:value-type="float" office:value="6.1118573056000001" table:style-name="ce31">
            <text:p>6,1</text:p>
          </table:table-cell>
          <table:table-cell office:value-type="float" office:value="6.1131570615999999" table:style-name="ce31">
            <text:p>6,1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2.t Készpénz és betét<text:s/></text:p>
          </table:table-cell>
          <table:table-cell office:value-type="float" office:value="3050.0795114656999" table:style-name="ce31">
            <text:p>3 050,1</text:p>
          </table:table-cell>
          <table:table-cell office:value-type="float" office:value="3130.4012198160999" table:style-name="ce31">
            <text:p>3 130,4</text:p>
          </table:table-cell>
          <table:table-cell office:value-type="float" office:value="3124.3807334548001" table:style-name="ce31">
            <text:p>3 124,4</text:p>
          </table:table-cell>
          <table:table-cell office:value-type="float" office:value="3061.5677494607999" table:style-name="ce31">
            <text:p>3 061,6</text:p>
          </table:table-cell>
          <table:table-cell office:value-type="float" office:value="3250.3126318882" table:style-name="ce31">
            <text:p>3 250,3</text:p>
          </table:table-cell>
          <table:table-cell office:value-type="float" office:value="3731.3170134546999" table:style-name="ce31">
            <text:p>3 731,3</text:p>
          </table:table-cell>
          <table:table-cell office:value-type="float" office:value="3098.9474789904002" table:style-name="ce31">
            <text:p>3 098,9</text:p>
          </table:table-cell>
          <table:table-cell office:value-type="float" office:value="3047.3957722752002" table:style-name="ce31">
            <text:p>3 047,4</text:p>
          </table:table-cell>
          <table:table-cell office:value-type="float" office:value="3240.4843871761" table:style-name="ce31">
            <text:p>3 240,5</text:p>
          </table:table-cell>
          <table:table-cell office:value-type="float" office:value="3422.7144728763001" table:style-name="ce31">
            <text:p>3 422,7</text:p>
          </table:table-cell>
          <table:table-cell office:value-type="float" office:value="3266.3780935011" table:style-name="ce31">
            <text:p>3 266,4</text:p>
          </table:table-cell>
          <table:table-cell office:value-type="float" office:value="3314.4556636634002" table:style-name="ce31">
            <text:p>3 314,5</text:p>
          </table:table-cell>
          <table:table-cell office:value-type="float" office:value="3705.9320908159998" table:style-name="ce31">
            <text:p>3 705,9</text:p>
          </table:table-cell>
          <table:table-cell office:value-type="float" office:value="4074.502069481" table:style-name="ce31">
            <text:p>4 074,5</text:p>
          </table:table-cell>
          <table:table-cell office:value-type="float" office:value="4092.2296355776002" table:style-name="ce31">
            <text:p>4 092,2</text:p>
          </table:table-cell>
          <table:table-cell office:value-type="float" office:value="3778.6012265915001" table:style-name="ce31">
            <text:p>3 778,6</text:p>
          </table:table-cell>
          <table:table-cell office:value-type="float" office:value="3634.7610758270998" table:style-name="ce31">
            <text:p>3 634,8</text:p>
          </table:table-cell>
          <table:table-cell office:value-type="float" office:value="3975.6422590359998" table:style-name="ce31">
            <text:p>3 975,6</text:p>
          </table:table-cell>
          <table:table-cell office:value-type="float" office:value="4058.2892257991002" table:style-name="ce31">
            <text:p>4 058,3</text:p>
          </table:table-cell>
          <table:table-cell office:value-type="float" office:value="3734.50029563" table:style-name="ce31">
            <text:p>3 734,5</text:p>
          </table:table-cell>
          <table:table-cell office:value-type="float" office:value="3944.7188706649999" table:style-name="ce31">
            <text:p>3 944,7</text:p>
          </table:table-cell>
          <table:table-cell office:value-type="float" office:value="3603.6903882860001" table:style-name="ce31">
            <text:p>3 603,7</text:p>
          </table:table-cell>
          <table:table-cell office:value-type="float" office:value="4172.2750487986004" table:style-name="ce31">
            <text:p>4 172,3</text:p>
          </table:table-cell>
          <table:table-cell office:value-type="float" office:value="4007.6801048872999" table:style-name="ce31">
            <text:p>4 007,7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3.t Hitelek<text:s/></text:p>
          </table:table-cell>
          <table:table-cell office:value-type="float" office:value="9553.2802684199996" table:style-name="ce31">
            <text:p>9 553,3</text:p>
          </table:table-cell>
          <table:table-cell office:value-type="float" office:value="9356.0340393230999" table:style-name="ce31">
            <text:p>9 356,0</text:p>
          </table:table-cell>
          <table:table-cell office:value-type="float" office:value="9387.1932504051001" table:style-name="ce31">
            <text:p>9 387,2</text:p>
          </table:table-cell>
          <table:table-cell office:value-type="float" office:value="8969.3464551103007" table:style-name="ce31">
            <text:p>8 969,3</text:p>
          </table:table-cell>
          <table:table-cell office:value-type="float" office:value="9051.8407923311006" table:style-name="ce31">
            <text:p>9 051,8</text:p>
          </table:table-cell>
          <table:table-cell office:value-type="float" office:value="9145.0166427004006" table:style-name="ce31">
            <text:p>9 145,0</text:p>
          </table:table-cell>
          <table:table-cell office:value-type="float" office:value="8763.1001517641998" table:style-name="ce31">
            <text:p>8 763,1</text:p>
          </table:table-cell>
          <table:table-cell office:value-type="float" office:value="8597.2860250199992" table:style-name="ce31">
            <text:p>8 597,3</text:p>
          </table:table-cell>
          <table:table-cell office:value-type="float" office:value="8601.7379670002992" table:style-name="ce31">
            <text:p>8 601,7</text:p>
          </table:table-cell>
          <table:table-cell office:value-type="float" office:value="8089.9956362935" table:style-name="ce31">
            <text:p>8 090,0</text:p>
          </table:table-cell>
          <table:table-cell office:value-type="float" office:value="7732.8296966015996" table:style-name="ce31">
            <text:p>7 732,8</text:p>
          </table:table-cell>
          <table:table-cell office:value-type="float" office:value="7753.4991208608999" table:style-name="ce31">
            <text:p>7 753,5</text:p>
          </table:table-cell>
          <table:table-cell office:value-type="float" office:value="7655.5074806951998" table:style-name="ce31">
            <text:p>7 655,5</text:p>
          </table:table-cell>
          <table:table-cell office:value-type="float" office:value="7593.1571520599" table:style-name="ce31">
            <text:p>7 593,2</text:p>
          </table:table-cell>
          <table:table-cell office:value-type="float" office:value="7293.1735226926003" table:style-name="ce31">
            <text:p>7 293,2</text:p>
          </table:table-cell>
          <table:table-cell office:value-type="float" office:value="7203.3304876047996" table:style-name="ce31">
            <text:p>7 203,3</text:p>
          </table:table-cell>
          <table:table-cell office:value-type="float" office:value="7246.6346823874001" table:style-name="ce31">
            <text:p>7 246,6</text:p>
          </table:table-cell>
          <table:table-cell office:value-type="float" office:value="7925.5187567565999" table:style-name="ce31">
            <text:p>7 925,5</text:p>
          </table:table-cell>
          <table:table-cell office:value-type="float" office:value="7701.8032064459003" table:style-name="ce31">
            <text:p>7 701,8</text:p>
          </table:table-cell>
          <table:table-cell office:value-type="float" office:value="7548.6861641633996" table:style-name="ce31">
            <text:p>7 548,7</text:p>
          </table:table-cell>
          <table:table-cell office:value-type="float" office:value="7743.1791933300001" table:style-name="ce31">
            <text:p>7 743,2</text:p>
          </table:table-cell>
          <table:table-cell office:value-type="float" office:value="7959.6493403245004" table:style-name="ce31">
            <text:p>7 959,6</text:p>
          </table:table-cell>
          <table:table-cell office:value-type="float" office:value="8274.9620093889007" table:style-name="ce31">
            <text:p>8 275,0</text:p>
          </table:table-cell>
          <table:table-cell office:value-type="float" office:value="8086.4375287024995" table:style-name="ce31">
            <text:p>8 086,4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4.t Biztosítás, nyugdíj és standardizált garanciák<text:s/></text:p>
          </table:table-cell>
          <table:table-cell office:value-type="float" office:value="14.9517431856" table:style-name="ce31">
            <text:p>15,0</text:p>
          </table:table-cell>
          <table:table-cell office:value-type="float" office:value="12.573387089500001" table:style-name="ce31">
            <text:p>12,6</text:p>
          </table:table-cell>
          <table:table-cell office:value-type="float" office:value="11.8206851563" table:style-name="ce31">
            <text:p>11,8</text:p>
          </table:table-cell>
          <table:table-cell office:value-type="float" office:value="11.903930324799999" table:style-name="ce31">
            <text:p>11,9</text:p>
          </table:table-cell>
          <table:table-cell office:value-type="float" office:value="15.862567368400001" table:style-name="ce31">
            <text:p>15,9</text:p>
          </table:table-cell>
          <table:table-cell office:value-type="float" office:value="15.528717327600001" table:style-name="ce31">
            <text:p>15,5</text:p>
          </table:table-cell>
          <table:table-cell office:value-type="float" office:value="12.288351798100001" table:style-name="ce31">
            <text:p>12,3</text:p>
          </table:table-cell>
          <table:table-cell office:value-type="float" office:value="11.3531670156" table:style-name="ce31">
            <text:p>11,4</text:p>
          </table:table-cell>
          <table:table-cell office:value-type="float" office:value="13.827039002399999" table:style-name="ce31">
            <text:p>13,8</text:p>
          </table:table-cell>
          <table:table-cell office:value-type="float" office:value="14.058251865200001" table:style-name="ce31">
            <text:p>14,1</text:p>
          </table:table-cell>
          <table:table-cell office:value-type="float" office:value="13.7248201746" table:style-name="ce31">
            <text:p>13,7</text:p>
          </table:table-cell>
          <table:table-cell office:value-type="float" office:value="14.428117826599999" table:style-name="ce31">
            <text:p>14,4</text:p>
          </table:table-cell>
          <table:table-cell office:value-type="float" office:value="16.886715600999999" table:style-name="ce31">
            <text:p>16,9</text:p>
          </table:table-cell>
          <table:table-cell office:value-type="float" office:value="16.3604448472" table:style-name="ce31">
            <text:p>16,4</text:p>
          </table:table-cell>
          <table:table-cell office:value-type="float" office:value="16.725477812600001" table:style-name="ce31">
            <text:p>16,7</text:p>
          </table:table-cell>
          <table:table-cell office:value-type="float" office:value="14.971828802799999" table:style-name="ce31">
            <text:p>15,0</text:p>
          </table:table-cell>
          <table:table-cell office:value-type="float" office:value="17.696245163299999" table:style-name="ce31">
            <text:p>17,7</text:p>
          </table:table-cell>
          <table:table-cell office:value-type="float" office:value="18.6975495768" table:style-name="ce31">
            <text:p>18,7</text:p>
          </table:table-cell>
          <table:table-cell office:value-type="float" office:value="20.920845352400001" table:style-name="ce31">
            <text:p>20,9</text:p>
          </table:table-cell>
          <table:table-cell office:value-type="float" office:value="18.3263160236" table:style-name="ce31">
            <text:p>18,3</text:p>
          </table:table-cell>
          <table:table-cell office:value-type="float" office:value="20.7619716755" table:style-name="ce31">
            <text:p>20,8</text:p>
          </table:table-cell>
          <table:table-cell office:value-type="float" office:value="22.6892380426" table:style-name="ce31">
            <text:p>22,7</text:p>
          </table:table-cell>
          <table:table-cell office:value-type="float" office:value="21.386534301800001" table:style-name="ce31">
            <text:p>21,4</text:p>
          </table:table-cell>
          <table:table-cell office:value-type="float" office:value="21.201817209000001" table:style-name="ce31">
            <text:p>21,2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5.t Kereskedelmi hitelek<text:s/></text:p>
          </table:table-cell>
          <table:table-cell office:value-type="float" office:value="1161.6927472917" table:style-name="ce31">
            <text:p>1 161,7</text:p>
          </table:table-cell>
          <table:table-cell office:value-type="float" office:value="1231.0798854021" table:style-name="ce31">
            <text:p>1 231,1</text:p>
          </table:table-cell>
          <table:table-cell office:value-type="float" office:value="1260.9999417803001" table:style-name="ce31">
            <text:p>1 261,0</text:p>
          </table:table-cell>
          <table:table-cell office:value-type="float" office:value="1172.0377107462" table:style-name="ce31">
            <text:p>1 172,0</text:p>
          </table:table-cell>
          <table:table-cell office:value-type="float" office:value="1393.0701792954001" table:style-name="ce31">
            <text:p>1 393,1</text:p>
          </table:table-cell>
          <table:table-cell office:value-type="float" office:value="1335.9613118187999" table:style-name="ce31">
            <text:p>1 336,0</text:p>
          </table:table-cell>
          <table:table-cell office:value-type="float" office:value="1244.1079423389001" table:style-name="ce31">
            <text:p>1 244,1</text:p>
          </table:table-cell>
          <table:table-cell office:value-type="float" office:value="1166.4597140445001" table:style-name="ce31">
            <text:p>1 166,5</text:p>
          </table:table-cell>
          <table:table-cell office:value-type="float" office:value="1256.1701386065999" table:style-name="ce31">
            <text:p>1 256,2</text:p>
          </table:table-cell>
          <table:table-cell office:value-type="float" office:value="1387.5786033613999" table:style-name="ce31">
            <text:p>1 387,6</text:p>
          </table:table-cell>
          <table:table-cell office:value-type="float" office:value="1284.5500108489" table:style-name="ce31">
            <text:p>1 284,6</text:p>
          </table:table-cell>
          <table:table-cell office:value-type="float" office:value="1365.0241931017999" table:style-name="ce31">
            <text:p>1 365,0</text:p>
          </table:table-cell>
          <table:table-cell office:value-type="float" office:value="1542.4651565395" table:style-name="ce31">
            <text:p>1 542,5</text:p>
          </table:table-cell>
          <table:table-cell office:value-type="float" office:value="1517.4342516544" table:style-name="ce31">
            <text:p>1 517,4</text:p>
          </table:table-cell>
          <table:table-cell office:value-type="float" office:value="1532.1732672142" table:style-name="ce31">
            <text:p>1 532,2</text:p>
          </table:table-cell>
          <table:table-cell office:value-type="float" office:value="1497.8988357497001" table:style-name="ce31">
            <text:p>1 497,9</text:p>
          </table:table-cell>
          <table:table-cell office:value-type="float" office:value="1626.6908906053" table:style-name="ce31">
            <text:p>1 626,7</text:p>
          </table:table-cell>
          <table:table-cell office:value-type="float" office:value="1854.7905444346" table:style-name="ce31">
            <text:p>1 854,8</text:p>
          </table:table-cell>
          <table:table-cell office:value-type="float" office:value="1716.0293136350999" table:style-name="ce31">
            <text:p>1 716,0</text:p>
          </table:table-cell>
          <table:table-cell office:value-type="float" office:value="1673.934828293" table:style-name="ce31">
            <text:p>1 673,9</text:p>
          </table:table-cell>
          <table:table-cell office:value-type="float" office:value="1952.2056566128001" table:style-name="ce31">
            <text:p>1 952,2</text:p>
          </table:table-cell>
          <table:table-cell office:value-type="float" office:value="1803.4649540283001" table:style-name="ce31">
            <text:p>1 803,5</text:p>
          </table:table-cell>
          <table:table-cell office:value-type="float" office:value="1821.5201056364999" table:style-name="ce31">
            <text:p>1 821,5</text:p>
          </table:table-cell>
          <table:table-cell office:value-type="float" office:value="1679.5584763536001" table:style-name="ce31">
            <text:p>1 679,6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6.t Egyéb</text:p>
          </table:table-cell>
          <table:table-cell office:value-type="float" office:value="462.95534557619999" table:style-name="ce31">
            <text:p>463,0</text:p>
          </table:table-cell>
          <table:table-cell office:value-type="float" office:value="577.84824162049995" table:style-name="ce31">
            <text:p>577,8</text:p>
          </table:table-cell>
          <table:table-cell office:value-type="float" office:value="602.06031412469997" table:style-name="ce31">
            <text:p>602,1</text:p>
          </table:table-cell>
          <table:table-cell office:value-type="float" office:value="320.76223428869997" table:style-name="ce31">
            <text:p>320,8</text:p>
          </table:table-cell>
          <table:table-cell office:value-type="float" office:value="321.3693205902" table:style-name="ce31">
            <text:p>321,4</text:p>
          </table:table-cell>
          <table:table-cell office:value-type="float" office:value="216.91349500070001" table:style-name="ce31">
            <text:p>216,9</text:p>
          </table:table-cell>
          <table:table-cell office:value-type="float" office:value="232.80875979410001" table:style-name="ce31">
            <text:p>232,8</text:p>
          </table:table-cell>
          <table:table-cell office:value-type="float" office:value="227.78792942429999" table:style-name="ce31">
            <text:p>227,8</text:p>
          </table:table-cell>
          <table:table-cell office:value-type="float" office:value="444.80867425859998" table:style-name="ce31">
            <text:p>444,8</text:p>
          </table:table-cell>
          <table:table-cell office:value-type="float" office:value="458.88504208590001" table:style-name="ce31">
            <text:p>458,9</text:p>
          </table:table-cell>
          <table:table-cell office:value-type="float" office:value="188.69965918369999" table:style-name="ce31">
            <text:p>188,7</text:p>
          </table:table-cell>
          <table:table-cell office:value-type="float" office:value="305.48858577739998" table:style-name="ce31">
            <text:p>305,5</text:p>
          </table:table-cell>
          <table:table-cell office:value-type="float" office:value="305.8304176908" table:style-name="ce31">
            <text:p>305,8</text:p>
          </table:table-cell>
          <table:table-cell office:value-type="float" office:value="264.71925924499999" table:style-name="ce31">
            <text:p>264,7</text:p>
          </table:table-cell>
          <table:table-cell office:value-type="float" office:value="128.7812847047" table:style-name="ce31">
            <text:p>128,8</text:p>
          </table:table-cell>
          <table:table-cell office:value-type="float" office:value="124.9550768212" table:style-name="ce31">
            <text:p>125,0</text:p>
          </table:table-cell>
          <table:table-cell office:value-type="float" office:value="140.31429435890001" table:style-name="ce31">
            <text:p>140,3</text:p>
          </table:table-cell>
          <table:table-cell office:value-type="float" office:value="121.87442451370001" table:style-name="ce31">
            <text:p>121,9</text:p>
          </table:table-cell>
          <table:table-cell office:value-type="float" office:value="139.59697527719999" table:style-name="ce31">
            <text:p>139,6</text:p>
          </table:table-cell>
          <table:table-cell office:value-type="float" office:value="491.46315827500001" table:style-name="ce31">
            <text:p>491,5</text:p>
          </table:table-cell>
          <table:table-cell office:value-type="float" office:value="559.66154511579998" table:style-name="ce31">
            <text:p>559,7</text:p>
          </table:table-cell>
          <table:table-cell office:value-type="float" office:value="752.28657838979996" table:style-name="ce31">
            <text:p>752,3</text:p>
          </table:table-cell>
          <table:table-cell office:value-type="float" office:value="768.34899154120001" table:style-name="ce31">
            <text:p>768,3</text:p>
          </table:table-cell>
          <table:table-cell office:value-type="float" office:value="342.53134167460001" table:style-name="ce31">
            <text:p>342,5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16">
            <text:p>3.4.7.t SDR allokáció</text:p>
          </table:table-cell>
          <table:table-cell office:value-type="float" office:value="341.82082958960001" table:style-name="ce31">
            <text:p>341,8</text:p>
          </table:table-cell>
          <table:table-cell office:value-type="float" office:value="347.63868280320003" table:style-name="ce31">
            <text:p>347,6</text:p>
          </table:table-cell>
          <table:table-cell office:value-type="float" office:value="361.36395892730002" table:style-name="ce31">
            <text:p>361,4</text:p>
          </table:table-cell>
          <table:table-cell office:value-type="float" office:value="371.99266509500001" table:style-name="ce31">
            <text:p>372,0</text:p>
          </table:table-cell>
          <table:table-cell office:value-type="float" office:value="382.48766020300002" table:style-name="ce31">
            <text:p>382,5</text:p>
          </table:table-cell>
          <table:table-cell office:value-type="float" office:value="393.24251707830001" table:style-name="ce31">
            <text:p>393,2</text:p>
          </table:table-cell>
          <table:table-cell office:value-type="float" office:value="388.52471694399998" table:style-name="ce31">
            <text:p>388,5</text:p>
          </table:table-cell>
          <table:table-cell office:value-type="float" office:value="393.99577928460002" table:style-name="ce31">
            <text:p>394,0</text:p>
          </table:table-cell>
          <table:table-cell office:value-type="float" office:value="385.64240852419999" table:style-name="ce31">
            <text:p>385,6</text:p>
          </table:table-cell>
          <table:table-cell office:value-type="float" office:value="393.31180680850002" table:style-name="ce31">
            <text:p>393,3</text:p>
          </table:table-cell>
          <table:table-cell office:value-type="float" office:value="382.9940988171" table:style-name="ce31">
            <text:p>383,0</text:p>
          </table:table-cell>
          <table:table-cell office:value-type="float" office:value="390.18772750760002" table:style-name="ce31">
            <text:p>390,2</text:p>
          </table:table-cell>
          <table:table-cell office:value-type="float" office:value="389.2291273033" table:style-name="ce31">
            <text:p>389,2</text:p>
          </table:table-cell>
          <table:table-cell office:value-type="float" office:value="373.65493527849998" table:style-name="ce31">
            <text:p>373,7</text:p>
          </table:table-cell>
          <table:table-cell office:value-type="float" office:value="369.34773724950003" table:style-name="ce31">
            <text:p>369,3</text:p>
          </table:table-cell>
          <table:table-cell office:value-type="float" office:value="364.85533526210003" table:style-name="ce31">
            <text:p>364,9</text:p>
          </table:table-cell>
          <table:table-cell office:value-type="float" office:value="367.31596727120001" table:style-name="ce31">
            <text:p>367,3</text:p>
          </table:table-cell>
          <table:table-cell office:value-type="float" office:value="393.34008344270001" table:style-name="ce31">
            <text:p>393,3</text:p>
          </table:table-cell>
          <table:table-cell office:value-type="float" office:value="387.96661740709999" table:style-name="ce31">
            <text:p>388,0</text:p>
          </table:table-cell>
          <table:table-cell office:value-type="float" office:value="386.77660194999999" table:style-name="ce31">
            <text:p>386,8</text:p>
          </table:table-cell>
          <table:table-cell office:value-type="float" office:value="394.35858262779999" table:style-name="ce31">
            <text:p>394,4</text:p>
          </table:table-cell>
          <table:table-cell office:value-type="float" office:value="392.09770846129999" table:style-name="ce31">
            <text:p>392,1</text:p>
          </table:table-cell>
          <table:table-cell office:value-type="float" office:value="414.44609665899998" table:style-name="ce31">
            <text:p>414,4</text:p>
          </table:table-cell>
          <table:table-cell office:value-type="float" office:value="404.45797428980001" table:style-name="ce31">
            <text:p>404,5</text:p>
          </table:table-cell>
          <table:table-cell table:number-columns-repeated="16359" table:style-name="ce5"/>
        </table:table-row>
        <table:table-row table:style-name="ro6">
          <table:table-cell table:style-name="ce29"/>
          <table:table-cell table:number-columns-repeated="24" table:style-name="ce14"/>
          <table:table-cell table:number-columns-repeated="16359" table:style-name="ce5"/>
        </table:table-row>
        <table:table-row table:style-name="ro7">
          <table:table-cell office:value-type="string" table:style-name="ce32">
            <text:p>Nettó követelések</text:p>
          </table:table-cell>
          <table:table-cell office:value-type="float" office:value="-28152.544165962099" table:style-name="ce33">
            <text:p>-28 152,5</text:p>
          </table:table-cell>
          <table:table-cell office:value-type="float" office:value="-28167.144363703301" table:style-name="ce33">
            <text:p>-28 167,1</text:p>
          </table:table-cell>
          <table:table-cell office:value-type="float" office:value="-26831.2538333911" table:style-name="ce33">
            <text:p>-26 831,3</text:p>
          </table:table-cell>
          <table:table-cell office:value-type="float" office:value="-26414.615292104601" table:style-name="ce33">
            <text:p>-26 414,6</text:p>
          </table:table-cell>
          <table:table-cell office:value-type="float" office:value="-27255.226221963399" table:style-name="ce33">
            <text:p>-27 255,2</text:p>
          </table:table-cell>
          <table:table-cell office:value-type="float" office:value="-27568.480201924802" table:style-name="ce33">
            <text:p>-27 568,5</text:p>
          </table:table-cell>
          <table:table-cell office:value-type="float" office:value="-27777.399362017801" table:style-name="ce33">
            <text:p>-27 777,4</text:p>
          </table:table-cell>
          <table:table-cell office:value-type="float" office:value="-23477.702514451099" table:style-name="ce33">
            <text:p>-23 477,7</text:p>
          </table:table-cell>
          <table:table-cell office:value-type="float" office:value="-24127.229571060401" table:style-name="ce33">
            <text:p>-24 127,2</text:p>
          </table:table-cell>
          <table:table-cell office:value-type="float" office:value="-23091.836150583302" table:style-name="ce33">
            <text:p>-23 091,8</text:p>
          </table:table-cell>
          <table:table-cell office:value-type="float" office:value="-24066.2265865398" table:style-name="ce33">
            <text:p>-24 066,2</text:p>
          </table:table-cell>
          <table:table-cell office:value-type="float" office:value="-24698.382271122799" table:style-name="ce33">
            <text:p>-24 698,4</text:p>
          </table:table-cell>
          <table:table-cell office:value-type="float" office:value="-24133.969193511701" table:style-name="ce33">
            <text:p>-24 134,0</text:p>
          </table:table-cell>
          <table:table-cell office:value-type="float" office:value="-23469.105645096701" table:style-name="ce33">
            <text:p>-23 469,1</text:p>
          </table:table-cell>
          <table:table-cell office:value-type="float" office:value="-23978.219989256198" table:style-name="ce33">
            <text:p>-23 978,2</text:p>
          </table:table-cell>
          <table:table-cell office:value-type="float" office:value="-23843.750283764599" table:style-name="ce33">
            <text:p>-23 843,8</text:p>
          </table:table-cell>
          <table:table-cell office:value-type="float" office:value="-23677.1059540198" table:style-name="ce33">
            <text:p>-23 677,1</text:p>
          </table:table-cell>
          <table:table-cell office:value-type="float" office:value="-22829.807285783299" table:style-name="ce33">
            <text:p>-22 829,8</text:p>
          </table:table-cell>
          <table:table-cell office:value-type="float" office:value="-23219.739135147898" table:style-name="ce33">
            <text:p>-23 219,7</text:p>
          </table:table-cell>
          <table:table-cell office:value-type="float" office:value="-23906.419974595701" table:style-name="ce33">
            <text:p>-23 906,4</text:p>
          </table:table-cell>
          <table:table-cell office:value-type="float" office:value="-24001.476618334102" table:style-name="ce33">
            <text:p>-24 001,5</text:p>
          </table:table-cell>
          <table:table-cell office:value-type="float" office:value="-23639.914930969" table:style-name="ce33">
            <text:p>-23 639,9</text:p>
          </table:table-cell>
          <table:table-cell office:value-type="float" office:value="-23926.541967564699" table:style-name="ce33">
            <text:p>-23 926,5</text:p>
          </table:table-cell>
          <table:table-cell office:value-type="float" office:value="-23983.0159640661" table:style-name="ce33">
            <text:p>-23 983,0</text:p>
          </table:table-cell>
          <table:table-cell table:number-columns-repeated="16359" table:style-name="ce12"/>
        </table:table-row>
        <table:table-row table:style-name="ro6">
          <table:table-cell table:style-name="ce34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28">
            <text:p>A nettó külföldi adósság a közvetlentőke-befektetéseken belüli adósság típusú instrumentumokkal <text:s/>(A.-B.)</text:p>
          </table:table-cell>
          <table:table-cell office:value-type="float" office:value="14679.1956428331" table:style-name="ce11">
            <text:p>14 679,2</text:p>
          </table:table-cell>
          <table:table-cell office:value-type="float" office:value="15722.7583040435" table:style-name="ce11">
            <text:p>15 722,8</text:p>
          </table:table-cell>
          <table:table-cell office:value-type="float" office:value="15161.4948456765" table:style-name="ce11">
            <text:p>15 161,5</text:p>
          </table:table-cell>
          <table:table-cell office:value-type="float" office:value="14776.910402772701" table:style-name="ce11">
            <text:p>14 776,9</text:p>
          </table:table-cell>
          <table:table-cell office:value-type="float" office:value="14776.360860599199" table:style-name="ce11">
            <text:p>14 776,4</text:p>
          </table:table-cell>
          <table:table-cell office:value-type="float" office:value="14826.503780872299" table:style-name="ce11">
            <text:p>14 826,5</text:p>
          </table:table-cell>
          <table:table-cell office:value-type="float" office:value="13642.7618860639" table:style-name="ce11">
            <text:p>13 642,8</text:p>
          </table:table-cell>
          <table:table-cell office:value-type="float" office:value="6889.1445356279" table:style-name="ce11">
            <text:p>6 889,1</text:p>
          </table:table-cell>
          <table:table-cell office:value-type="float" office:value="6795.4367064434" table:style-name="ce11">
            <text:p>6 795,4</text:p>
          </table:table-cell>
          <table:table-cell office:value-type="float" office:value="6517.9875615286001" table:style-name="ce11">
            <text:p>6 518,0</text:p>
          </table:table-cell>
          <table:table-cell office:value-type="float" office:value="5860.4169823648999" table:style-name="ce11">
            <text:p>5 860,4</text:p>
          </table:table-cell>
          <table:table-cell office:value-type="float" office:value="8362.0057953791002" table:style-name="ce11">
            <text:p>8 362,0</text:p>
          </table:table-cell>
          <table:table-cell office:value-type="float" office:value="8191.7130163046004" table:style-name="ce11">
            <text:p>8 191,7</text:p>
          </table:table-cell>
          <table:table-cell office:value-type="float" office:value="7747.6215399753" table:style-name="ce11">
            <text:p>7 747,6</text:p>
          </table:table-cell>
          <table:table-cell office:value-type="float" office:value="6745.9215418465001" table:style-name="ce11">
            <text:p>6 745,9</text:p>
          </table:table-cell>
          <table:table-cell office:value-type="float" office:value="5043.1235677004997" table:style-name="ce11">
            <text:p>5 043,1</text:p>
          </table:table-cell>
          <table:table-cell office:value-type="float" office:value="4673.9270253504001" table:style-name="ce11">
            <text:p>4 673,9</text:p>
          </table:table-cell>
          <table:table-cell office:value-type="float" office:value="4419.0951145620002" table:style-name="ce11">
            <text:p>4 419,1</text:p>
          </table:table-cell>
          <table:table-cell office:value-type="float" office:value="4068.0660615563002" table:style-name="ce11">
            <text:p>4 068,1</text:p>
          </table:table-cell>
          <table:table-cell office:value-type="float" office:value="3928.1982155531" table:style-name="ce11">
            <text:p>3 928,2</text:p>
          </table:table-cell>
          <table:table-cell office:value-type="float" office:value="4065.6454575112002" table:style-name="ce11">
            <text:p>4 065,6</text:p>
          </table:table-cell>
          <table:table-cell office:value-type="float" office:value="4431.8353710719002" table:style-name="ce11">
            <text:p>4 431,8</text:p>
          </table:table-cell>
          <table:table-cell office:value-type="float" office:value="3834.8246183117999" table:style-name="ce11">
            <text:p>3 834,8</text:p>
          </table:table-cell>
          <table:table-cell office:value-type="float" office:value="3388.5160393368001" table:style-name="ce11">
            <text:p>3 388,5</text:p>
          </table:table-cell>
          <table:table-cell table:number-columns-repeated="16359" table:style-name="ce12"/>
        </table:table-row>
        <table:table-row table:style-name="ro6">
          <table:table-cell table:style-name="ce35"/>
          <table:table-cell table:number-columns-repeated="24" table:style-name="ce14"/>
          <table:table-cell table:number-columns-repeated="16359" table:style-name="ce5"/>
        </table:table-row>
        <table:table-row table:style-name="ro6">
          <table:table-cell office:value-type="string" table:style-name="ce36">
            <text:p>A. Nem-rezidensek adósságában megtestesülő követelések</text:p>
          </table:table-cell>
          <table:table-cell office:value-type="float" office:value="22747.998395794701" table:style-name="ce14">
            <text:p>22 748,0</text:p>
          </table:table-cell>
          <table:table-cell office:value-type="float" office:value="22630.499165871701" table:style-name="ce14">
            <text:p>22 630,5</text:p>
          </table:table-cell>
          <table:table-cell office:value-type="float" office:value="22802.174894041898" table:style-name="ce14">
            <text:p>22 802,2</text:p>
          </table:table-cell>
          <table:table-cell office:value-type="float" office:value="23314.826280944799" table:style-name="ce14">
            <text:p>23 314,8</text:p>
          </table:table-cell>
          <table:table-cell office:value-type="float" office:value="23977.707829028601" table:style-name="ce14">
            <text:p>23 977,7</text:p>
          </table:table-cell>
          <table:table-cell office:value-type="float" office:value="24736.3126526212" table:style-name="ce14">
            <text:p>24 736,3</text:p>
          </table:table-cell>
          <table:table-cell office:value-type="float" office:value="23776.846795353798" table:style-name="ce14">
            <text:p>23 776,8</text:p>
          </table:table-cell>
          <table:table-cell office:value-type="float" office:value="30478.129418363002" table:style-name="ce14">
            <text:p>30 478,1</text:p>
          </table:table-cell>
          <table:table-cell office:value-type="float" office:value="29956.565562928601" table:style-name="ce14">
            <text:p>29 956,6</text:p>
          </table:table-cell>
          <table:table-cell office:value-type="float" office:value="30649.0103754093" table:style-name="ce14">
            <text:p>30 649,0</text:p>
          </table:table-cell>
          <table:table-cell office:value-type="float" office:value="28755.862399440401" table:style-name="ce14">
            <text:p>28 755,9</text:p>
          </table:table-cell>
          <table:table-cell office:value-type="float" office:value="26142.469911136999" table:style-name="ce14">
            <text:p>26 142,5</text:p>
          </table:table-cell>
          <table:table-cell office:value-type="float" office:value="26649.853503417398" table:style-name="ce14">
            <text:p>26 649,9</text:p>
          </table:table-cell>
          <table:table-cell office:value-type="float" office:value="26756.315990065101" table:style-name="ce14">
            <text:p>26 756,3</text:p>
          </table:table-cell>
          <table:table-cell office:value-type="float" office:value="27070.173981330601" table:style-name="ce14">
            <text:p>27 070,2</text:p>
          </table:table-cell>
          <table:table-cell office:value-type="float" office:value="27707.619203484301" table:style-name="ce14">
            <text:p>27 707,6</text:p>
          </table:table-cell>
          <table:table-cell office:value-type="float" office:value="28205.5538598413" table:style-name="ce14">
            <text:p>28 205,6</text:p>
          </table:table-cell>
          <table:table-cell office:value-type="float" office:value="30590.401192306701" table:style-name="ce14">
            <text:p>30 590,4</text:p>
          </table:table-cell>
          <table:table-cell office:value-type="float" office:value="30288.6520978925" table:style-name="ce14">
            <text:p>30 288,7</text:p>
          </table:table-cell>
          <table:table-cell office:value-type="float" office:value="30786.948841157398" table:style-name="ce14">
            <text:p>30 786,9</text:p>
          </table:table-cell>
          <table:table-cell office:value-type="float" office:value="31835.481883095399" table:style-name="ce14">
            <text:p>31 835,5</text:p>
          </table:table-cell>
          <table:table-cell office:value-type="float" office:value="32183.163160772001" table:style-name="ce14">
            <text:p>32 183,2</text:p>
          </table:table-cell>
          <table:table-cell office:value-type="float" office:value="33085.899823354397" table:style-name="ce14">
            <text:p>33 085,9</text:p>
          </table:table-cell>
          <table:table-cell office:value-type="float" office:value="31558.686217911199" table:style-name="ce14">
            <text:p>31 558,7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37">
            <text:p><text:s text:c="16"/>( 3.1.2.k + 3.2.2.k + (3.4.k-3.4.1.k)+ (3.5.k-3.5.1.1.k.-3.5.5.1.k.))</text:p>
          </table:table-cell>
          <table:table-cell table:number-columns-repeated="24" table:style-name="ce14"/>
          <table:table-cell table:number-columns-repeated="16359" table:style-name="ce5"/>
        </table:table-row>
        <table:table-row table:style-name="ro6">
          <table:table-cell office:value-type="string" table:style-name="ce38">
            <text:p>B. Rezidensek adósságaként megtestesülő tartozások</text:p>
          </table:table-cell>
          <table:table-cell office:value-type="float" office:value="37427.194038627698" table:style-name="ce14">
            <text:p>37 427,2</text:p>
          </table:table-cell>
          <table:table-cell office:value-type="float" office:value="38353.257469915203" table:style-name="ce14">
            <text:p>38 353,3</text:p>
          </table:table-cell>
          <table:table-cell office:value-type="float" office:value="37963.669739718403" table:style-name="ce14">
            <text:p>37 963,7</text:p>
          </table:table-cell>
          <table:table-cell office:value-type="float" office:value="38091.736683717398" table:style-name="ce14">
            <text:p>38 091,7</text:p>
          </table:table-cell>
          <table:table-cell office:value-type="float" office:value="38754.0686896279" table:style-name="ce14">
            <text:p>38 754,1</text:p>
          </table:table-cell>
          <table:table-cell office:value-type="float" office:value="39562.816433493397" table:style-name="ce14">
            <text:p>39 562,8</text:p>
          </table:table-cell>
          <table:table-cell office:value-type="float" office:value="37419.608681417703" table:style-name="ce14">
            <text:p>37 419,6</text:p>
          </table:table-cell>
          <table:table-cell office:value-type="float" office:value="37367.2739539908" table:style-name="ce14">
            <text:p>37 367,3</text:p>
          </table:table-cell>
          <table:table-cell office:value-type="float" office:value="36752.002269372002" table:style-name="ce14">
            <text:p>36 752,0</text:p>
          </table:table-cell>
          <table:table-cell office:value-type="float" office:value="37166.9979369379" table:style-name="ce14">
            <text:p>37 167,0</text:p>
          </table:table-cell>
          <table:table-cell office:value-type="float" office:value="34616.279381805303" table:style-name="ce14">
            <text:p>34 616,3</text:p>
          </table:table-cell>
          <table:table-cell office:value-type="float" office:value="34504.475706516198" table:style-name="ce14">
            <text:p>34 504,5</text:p>
          </table:table-cell>
          <table:table-cell office:value-type="float" office:value="34841.566519722001" table:style-name="ce14">
            <text:p>34 841,6</text:p>
          </table:table-cell>
          <table:table-cell office:value-type="float" office:value="34503.937530040399" table:style-name="ce14">
            <text:p>34 503,9</text:p>
          </table:table-cell>
          <table:table-cell office:value-type="float" office:value="33816.095523176999" table:style-name="ce14">
            <text:p>33 816,1</text:p>
          </table:table-cell>
          <table:table-cell office:value-type="float" office:value="32750.742771184799" table:style-name="ce14">
            <text:p>32 750,7</text:p>
          </table:table-cell>
          <table:table-cell office:value-type="float" office:value="32879.480885191697" table:style-name="ce14">
            <text:p>32 879,5</text:p>
          </table:table-cell>
          <table:table-cell office:value-type="float" office:value="35009.496306868699" table:style-name="ce14">
            <text:p>35 009,5</text:p>
          </table:table-cell>
          <table:table-cell office:value-type="float" office:value="34356.718159448901" table:style-name="ce14">
            <text:p>34 356,7</text:p>
          </table:table-cell>
          <table:table-cell office:value-type="float" office:value="34715.147056710499" table:style-name="ce14">
            <text:p>34 715,1</text:p>
          </table:table-cell>
          <table:table-cell office:value-type="float" office:value="35901.127340606603" table:style-name="ce14">
            <text:p>35 901,1</text:p>
          </table:table-cell>
          <table:table-cell office:value-type="float" office:value="36614.998531843899" table:style-name="ce14">
            <text:p>36 615,0</text:p>
          </table:table-cell>
          <table:table-cell office:value-type="float" office:value="36920.7244416662" table:style-name="ce14">
            <text:p>36 920,7</text:p>
          </table:table-cell>
          <table:table-cell office:value-type="float" office:value="34947.202257247998" table:style-name="ce14">
            <text:p>34 947,2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37">
            <text:p><text:s text:c="16"/>(3.1.2.t + 3.2.2.t + (3.4.t-3.4.1.t))</text:p>
          </table:table-cell>
          <table:table-cell table:number-columns-repeated="24" table:style-name="ce14"/>
          <table:table-cell table:number-columns-repeated="16359" table:style-name="ce5"/>
        </table:table-row>
        <table:table-row table:number-rows-repeated="2" table:style-name="ro6">
          <table:table-cell table:style-name="ce39"/>
          <table:table-cell table:number-columns-repeated="24" table:style-name="ce14"/>
          <table:table-cell table:number-columns-repeated="16359" table:style-name="ce5"/>
        </table:table-row>
        <table:table-row table:style-name="ro4">
          <table:table-cell office:value-type="string" table:style-name="ce40">
            <text:p>A nettó külföldi adósság a közvetlentőke-befektetéseken belüli adósság típusú instrumentumok nélkül (C.-D.)</text:p>
          </table:table-cell>
          <table:table-cell office:value-type="float" office:value="11163.489266214499" table:style-name="ce11">
            <text:p>11 163,5</text:p>
          </table:table-cell>
          <table:table-cell office:value-type="float" office:value="11882.3070749985" table:style-name="ce11">
            <text:p>11 882,3</text:p>
          </table:table-cell>
          <table:table-cell office:value-type="float" office:value="11432.4502450576" table:style-name="ce11">
            <text:p>11 432,5</text:p>
          </table:table-cell>
          <table:table-cell office:value-type="float" office:value="10859.5678618982" table:style-name="ce11">
            <text:p>10 859,6</text:p>
          </table:table-cell>
          <table:table-cell office:value-type="float" office:value="11141.343955325699" table:style-name="ce11">
            <text:p>11 141,3</text:p>
          </table:table-cell>
          <table:table-cell office:value-type="float" office:value="10567.258152423899" table:style-name="ce11">
            <text:p>10 567,3</text:p>
          </table:table-cell>
          <table:table-cell office:value-type="float" office:value="9764.4619943873004" table:style-name="ce11">
            <text:p>9 764,5</text:p>
          </table:table-cell>
          <table:table-cell office:value-type="float" office:value="8542.7278274682994" table:style-name="ce11">
            <text:p>8 542,7</text:p>
          </table:table-cell>
          <table:table-cell office:value-type="float" office:value="8411.8178131584991" table:style-name="ce11">
            <text:p>8 411,8</text:p>
          </table:table-cell>
          <table:table-cell office:value-type="float" office:value="7872.7765710555996" table:style-name="ce11">
            <text:p>7 872,8</text:p>
          </table:table-cell>
          <table:table-cell office:value-type="float" office:value="7184.9296480209996" table:style-name="ce11">
            <text:p>7 184,9</text:p>
          </table:table-cell>
          <table:table-cell office:value-type="float" office:value="6804.3977772982998" table:style-name="ce11">
            <text:p>6 804,4</text:p>
          </table:table-cell>
          <table:table-cell office:value-type="float" office:value="6644.2377492959004" table:style-name="ce11">
            <text:p>6 644,2</text:p>
          </table:table-cell>
          <table:table-cell office:value-type="float" office:value="6134.4304692537999" table:style-name="ce11">
            <text:p>6 134,4</text:p>
          </table:table-cell>
          <table:table-cell office:value-type="float" office:value="5849.2303353908001" table:style-name="ce11">
            <text:p>5 849,2</text:p>
          </table:table-cell>
          <table:table-cell office:value-type="float" office:value="5335.0767920249" table:style-name="ce11">
            <text:p>5 335,1</text:p>
          </table:table-cell>
          <table:table-cell office:value-type="float" office:value="4657.6766654554003" table:style-name="ce11">
            <text:p>4 657,7</text:p>
          </table:table-cell>
          <table:table-cell office:value-type="float" office:value="4279.1226800771001" table:style-name="ce11">
            <text:p>4 279,1</text:p>
          </table:table-cell>
          <table:table-cell office:value-type="float" office:value="3921.8693197060002" table:style-name="ce11">
            <text:p>3 921,9</text:p>
          </table:table-cell>
          <table:table-cell office:value-type="float" office:value="3828.7562474194001" table:style-name="ce11">
            <text:p>3 828,8</text:p>
          </table:table-cell>
          <table:table-cell office:value-type="float" office:value="3886.47582607" table:style-name="ce11">
            <text:p>3 886,5</text:p>
          </table:table-cell>
          <table:table-cell office:value-type="float" office:value="4026.7512745276999" table:style-name="ce11">
            <text:p>4 026,8</text:p>
          </table:table-cell>
          <table:table-cell office:value-type="float" office:value="4150.7792638204" table:style-name="ce11">
            <text:p>4 150,8</text:p>
          </table:table-cell>
          <table:table-cell office:value-type="float" office:value="3854.8877791075001" table:style-name="ce11">
            <text:p>3 854,9</text:p>
          </table:table-cell>
          <table:table-cell table:number-columns-repeated="16359" table:style-name="ce12"/>
        </table:table-row>
        <table:table-row table:style-name="ro6">
          <table:table-cell table:style-name="ce41"/>
          <table:table-cell table:number-columns-repeated="24" table:style-name="ce14"/>
          <table:table-cell table:number-columns-repeated="16359" table:style-name="ce5"/>
        </table:table-row>
        <table:table-row table:style-name="ro6">
          <table:table-cell office:value-type="string" table:style-name="ce42">
            <text:p>C. Nem-rezidensek adósságában megtestesülő követelések</text:p>
          </table:table-cell>
          <table:table-cell office:value-type="float" office:value="16549.1169542465" table:style-name="ce14">
            <text:p>16 549,1</text:p>
          </table:table-cell>
          <table:table-cell office:value-type="float" office:value="16348.806102460399" table:style-name="ce14">
            <text:p>16 348,8</text:p>
          </table:table-cell>
          <table:table-cell office:value-type="float" office:value="16368.6108235311" table:style-name="ce14">
            <text:p>16 368,6</text:p>
          </table:table-cell>
          <table:table-cell office:value-type="float" office:value="16726.891602480198" table:style-name="ce14">
            <text:p>16 726,9</text:p>
          </table:table-cell>
          <table:table-cell office:value-type="float" office:value="17003.9377916597" table:style-name="ce14">
            <text:p>17 003,9</text:p>
          </table:table-cell>
          <table:table-cell office:value-type="float" office:value="17446.292510541502" table:style-name="ce14">
            <text:p>17 446,3</text:p>
          </table:table-cell>
          <table:table-cell office:value-type="float" office:value="16784.019682869799" table:style-name="ce14">
            <text:p>16 784,0</text:p>
          </table:table-cell>
          <table:table-cell office:value-type="float" office:value="17236.929489965401" table:style-name="ce14">
            <text:p>17 236,9</text:p>
          </table:table-cell>
          <table:table-cell office:value-type="float" office:value="17099.405726221001" table:style-name="ce14">
            <text:p>17 099,4</text:p>
          </table:table-cell>
          <table:table-cell office:value-type="float" office:value="17451.459290389099" table:style-name="ce14">
            <text:p>17 451,5</text:p>
          </table:table-cell>
          <table:table-cell office:value-type="float" office:value="17121.6491220239" table:style-name="ce14">
            <text:p>17 121,6</text:p>
          </table:table-cell>
          <table:table-cell office:value-type="float" office:value="17593.675628079101" table:style-name="ce14">
            <text:p>17 593,7</text:p>
          </table:table-cell>
          <table:table-cell office:value-type="float" office:value="18075.634288763002" table:style-name="ce14">
            <text:p>18 075,6</text:p>
          </table:table-cell>
          <table:table-cell office:value-type="float" office:value="18211.605241289901" table:style-name="ce14">
            <text:p>18 211,6</text:p>
          </table:table-cell>
          <table:table-cell office:value-type="float" office:value="18116.796563084001" table:style-name="ce14">
            <text:p>18 116,8</text:p>
          </table:table-cell>
          <table:table-cell office:value-type="float" office:value="17960.252028180799" table:style-name="ce14">
            <text:p>17 960,3</text:p>
          </table:table-cell>
          <table:table-cell office:value-type="float" office:value="18517.528208068899" table:style-name="ce14">
            <text:p>18 517,5</text:p>
          </table:table-cell>
          <table:table-cell office:value-type="float" office:value="19860.2784531336" table:style-name="ce14">
            <text:p>19 860,3</text:p>
          </table:table-cell>
          <table:table-cell office:value-type="float" office:value="20020.303230381702" table:style-name="ce14">
            <text:p>20 020,3</text:p>
          </table:table-cell>
          <table:table-cell office:value-type="float" office:value="20238.9077871234" table:style-name="ce14">
            <text:p>20 238,9</text:p>
          </table:table-cell>
          <table:table-cell office:value-type="float" office:value="20868.744429818002" table:style-name="ce14">
            <text:p>20 868,7</text:p>
          </table:table-cell>
          <table:table-cell office:value-type="float" office:value="20923.9263949946" table:style-name="ce14">
            <text:p>20 923,9</text:p>
          </table:table-cell>
          <table:table-cell office:value-type="float" office:value="22243.028972333701" table:style-name="ce14">
            <text:p>22 243,0</text:p>
          </table:table-cell>
          <table:table-cell office:value-type="float" office:value="21103.667877544802" table:style-name="ce14">
            <text:p>21 103,7</text:p>
          </table:table-cell>
          <table:table-cell table:number-columns-repeated="16359" table:style-name="ce5"/>
        </table:table-row>
        <table:table-row table:style-name="ro6">
          <table:table-cell office:value-type="string" table:style-name="ce37">
            <text:p><text:s text:c="16"/>( <text:s/>3.2.2.k + (3.4.k-3.4.1.k)+ (3.5.k-3.5.1.1.k.-3.5.5.1.k.))</text:p>
          </table:table-cell>
          <table:table-cell table:number-columns-repeated="24" table:style-name="ce14"/>
          <table:table-cell table:number-columns-repeated="16359" table:style-name="ce5"/>
        </table:table-row>
        <table:table-row table:style-name="ro6">
          <table:table-cell office:value-type="string" table:style-name="ce29">
            <text:p>D. Rezidensek adósságaként megtestesülő tartozások</text:p>
          </table:table-cell>
          <table:table-cell office:value-type="float" office:value="27712.606220460999" table:style-name="ce14">
            <text:p>27 712,6</text:p>
          </table:table-cell>
          <table:table-cell office:value-type="float" office:value="28231.113177458999" table:style-name="ce14">
            <text:p>28 231,1</text:p>
          </table:table-cell>
          <table:table-cell office:value-type="float" office:value="27801.0610685887" table:style-name="ce14">
            <text:p>27 801,1</text:p>
          </table:table-cell>
          <table:table-cell office:value-type="float" office:value="27586.4594643784" table:style-name="ce14">
            <text:p>27 586,5</text:p>
          </table:table-cell>
          <table:table-cell office:value-type="float" office:value="28145.281746985402" table:style-name="ce14">
            <text:p>28 145,3</text:p>
          </table:table-cell>
          <table:table-cell office:value-type="float" office:value="28013.550662965401" table:style-name="ce14">
            <text:p>28 013,6</text:p>
          </table:table-cell>
          <table:table-cell office:value-type="float" office:value="26548.481677257001" table:style-name="ce14">
            <text:p>26 548,5</text:p>
          </table:table-cell>
          <table:table-cell office:value-type="float" office:value="25779.657317433801" table:style-name="ce14">
            <text:p>25 779,7</text:p>
          </table:table-cell>
          <table:table-cell office:value-type="float" office:value="25511.2235393796" table:style-name="ce14">
            <text:p>25 511,2</text:p>
          </table:table-cell>
          <table:table-cell office:value-type="float" office:value="25324.2358614447" table:style-name="ce14">
            <text:p>25 324,2</text:p>
          </table:table-cell>
          <table:table-cell office:value-type="float" office:value="24306.578770044998" table:style-name="ce14">
            <text:p>24 306,6</text:p>
          </table:table-cell>
          <table:table-cell office:value-type="float" office:value="24398.073405377399" table:style-name="ce14">
            <text:p>24 398,1</text:p>
          </table:table-cell>
          <table:table-cell office:value-type="float" office:value="24719.8720380589" table:style-name="ce14">
            <text:p>24 719,9</text:p>
          </table:table-cell>
          <table:table-cell office:value-type="float" office:value="24346.035710543802" table:style-name="ce14">
            <text:p>24 346,0</text:p>
          </table:table-cell>
          <table:table-cell office:value-type="float" office:value="23966.0268984748" table:style-name="ce14">
            <text:p>23 966,0</text:p>
          </table:table-cell>
          <table:table-cell office:value-type="float" office:value="23295.328820205701" table:style-name="ce14">
            <text:p>23 295,3</text:p>
          </table:table-cell>
          <table:table-cell office:value-type="float" office:value="23175.204873524301" table:style-name="ce14">
            <text:p>23 175,2</text:p>
          </table:table-cell>
          <table:table-cell office:value-type="float" office:value="24139.401133210598" table:style-name="ce14">
            <text:p>24 139,4</text:p>
          </table:table-cell>
          <table:table-cell office:value-type="float" office:value="23942.172550087798" table:style-name="ce14">
            <text:p>23 942,2</text:p>
          </table:table-cell>
          <table:table-cell office:value-type="float" office:value="24067.664034542799" table:style-name="ce14">
            <text:p>24 067,7</text:p>
          </table:table-cell>
          <table:table-cell office:value-type="float" office:value="24755.220255888002" table:style-name="ce14">
            <text:p>24 755,2</text:p>
          </table:table-cell>
          <table:table-cell office:value-type="float" office:value="24950.677669522302" table:style-name="ce14">
            <text:p>24 950,7</text:p>
          </table:table-cell>
          <table:table-cell office:value-type="float" office:value="26393.808236154098" table:style-name="ce14">
            <text:p>26 393,8</text:p>
          </table:table-cell>
          <table:table-cell office:value-type="float" office:value="24958.555656652399" table:style-name="ce14">
            <text:p>24 958,6</text:p>
          </table:table-cell>
          <table:table-cell table:number-columns-repeated="16359" table:style-name="ce5"/>
        </table:table-row>
        <table:table-row table:style-name="ro2">
          <table:table-cell office:value-type="string" table:style-name="ce43">
            <text:p><text:s text:c="16"/>( 3.2.2.t + (3.4.t-3.4.1.t))</text:p>
          </table:table-cell>
          <table:table-cell table:number-columns-repeated="24" table:style-name="ce44"/>
          <table:table-cell table:number-columns-repeated="16359" table:style-name="ce5"/>
        </table:table-row>
        <table:table-row table:style-name="ro6">
          <table:table-cell table:style-name="ce45"/>
          <table:table-cell table:number-columns-repeated="16383" table:style-name="ce5"/>
        </table:table-row>
        <table:table-row table:style-name="ro6">
          <table:table-cell office:value-type="string" table:style-name="ce46">
            <text:p>Forrás: MNB, Statisztikai Igazgatóság</text:p>
          </table:table-cell>
          <table:table-cell table:number-columns-repeated="16383" table:style-name="ce5"/>
        </table:table-row>
        <table:table-row table:style-name="ro4">
          <table:table-cell table:number-columns-repeated="16384"/>
        </table:table-row>
        <table:table-row table:style-name="ro8">
          <table:table-cell office:value-type="string" table:style-name="ce47">
            <text:p>Az idősoros táblában szereplő, BPM4 alapján összeállított 1990-1994-es, csak konvertibilis devizákat tartalmazó fizetésimérleg- és állományi adatok egyszerű átforgatásssal kerültek be a táblába, nem feleltethetők meg tökéletesen a BPM6 szerinti kategóriáknak. Változatlan formában és tartalommal ezek az adatok továbbra is elérhetők az alábbi oldalon:</text:p>
          </table:table-cell>
          <table:table-cell table:number-columns-repeated="16383" table:style-name="ce5"/>
        </table:table-row>
        <table:table-row table:style-name="ro6">
          <table:table-cell office:value-type="string" table:style-name="ce48">
            <text:p><text:a xlink:href="http://www.mnb.hu/Statisztika/statisztikai-adatok-informaciok/adatok-idosorok/vii-kulkereskedelem/fizetesi-merleg-klfolddel-szembeni-allomanyok/bpm5-modszertan-szerinti-adatok-2013-ig-archiv">Archív adatok.</text:a></text:p>
          </table:table-cell>
          <table:table-cell table:number-columns-repeated="16383" table:style-name="ce5"/>
        </table:table-row>
        <table:table-row table:number-rows-repeated="3" table:style-name="ro4">
          <table:table-cell table:number-columns-repeated="16384"/>
        </table:table-row>
        <table:table-row table:style-name="ro9">
          <table:table-cell table:number-columns-repeated="16384" table:style-name="ce46"/>
        </table:table-row>
        <table:table-row table:number-rows-repeated="3" table:style-name="ro4">
          <table:table-cell table:number-columns-repeated="16384"/>
        </table:table-row>
        <table:table-row table:style-name="ro9">
          <table:table-cell table:style-name="ce5"/>
          <table:table-cell table:number-columns-repeated="101" table:style-name="ce46"/>
          <table:table-cell table:number-columns-repeated="16282" table:style-name="ce5"/>
        </table:table-row>
        <table:table-row table:style-name="ro9">
          <table:table-cell table:style-name="ce5"/>
          <table:table-cell table:number-columns-repeated="101" table:style-name="ce49"/>
          <table:table-cell table:number-columns-repeated="16282" table:style-name="ce5"/>
        </table:table-row>
        <table:table-row table:number-rows-repeated="18" table:style-name="ro9">
          <table:table-cell table:style-name="ce5"/>
          <table:table-cell table:number-columns-repeated="101" table:style-name="ce50"/>
          <table:table-cell table:number-columns-repeated="16282" table:style-name="ce5"/>
        </table:table-row>
        <table:table-row table:style-name="ro9">
          <table:table-cell table:style-name="ce5"/>
          <table:table-cell table:number-columns-repeated="101" table:style-name="ce49"/>
          <table:table-cell table:number-columns-repeated="16282" table:style-name="ce5"/>
        </table:table-row>
        <table:table-row table:number-rows-repeated="15" table:style-name="ro9">
          <table:table-cell table:style-name="ce5"/>
          <table:table-cell table:number-columns-repeated="101" table:style-name="ce50"/>
          <table:table-cell table:number-columns-repeated="16282" table:style-name="ce5"/>
        </table:table-row>
        <table:table-row table:style-name="ro9">
          <table:table-cell table:style-name="ce5"/>
          <table:table-cell table:number-columns-repeated="101" table:style-name="ce49"/>
          <table:table-cell table:number-columns-repeated="16282" table:style-name="ce5"/>
        </table:table-row>
        <table:table-row table:style-name="ro9">
          <table:table-cell table:style-name="ce5"/>
          <table:table-cell table:number-columns-repeated="101" table:style-name="ce50"/>
          <table:table-cell table:number-columns-repeated="16282" table:style-name="ce5"/>
        </table:table-row>
        <table:table-row table:style-name="ro9">
          <table:table-cell table:style-name="ce5"/>
          <table:table-cell table:number-columns-repeated="101" table:style-name="ce49"/>
          <table:table-cell table:number-columns-repeated="16282" table:style-name="ce5"/>
        </table:table-row>
        <table:table-row table:number-rows-repeated="4" table:style-name="ro9">
          <table:table-cell table:style-name="ce5"/>
          <table:table-cell table:number-columns-repeated="101" table:style-name="ce50"/>
          <table:table-cell table:number-columns-repeated="16282" table:style-name="ce5"/>
        </table:table-row>
        <table:table-row table:number-rows-repeated="2" table:style-name="ro9">
          <table:table-cell table:style-name="ce5"/>
          <table:table-cell table:number-columns-repeated="101" table:style-name="ce46"/>
          <table:table-cell table:number-columns-repeated="16282" table:style-name="ce5"/>
        </table:table-row>
        <table:table-row table:style-name="ro10">
          <table:table-cell table:style-name="ce5"/>
          <table:table-cell table:number-columns-repeated="101" table:style-name="ce46"/>
          <table:table-cell table:number-columns-repeated="16282" table:style-name="ce5"/>
        </table:table-row>
        <table:table-row table:number-rows-repeated="6" table:style-name="ro4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" table:style-name="ro4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10484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fmuq2005_hu_40_1_41_" style:display-name="Normal_fmuq2005_hu(1)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User</meta:initial-creator>
    <dc:creator>User</dc:creator>
    <meta:creation-date>2020-10-25T19:47:54Z</meta:creation-date>
    <dc:date>2020-10-25T19:48:36Z</dc:date>
  </office:meta>
</office:document-meta>
</file>